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1.4602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3898in"/>
    </style:style>
    <style:style style:name="co16" style:family="table-column">
      <style:table-column-properties fo:break-before="auto" style:column-width="1.561in"/>
    </style:style>
    <style:style style:name="co17" style:family="table-column">
      <style:table-column-properties fo:break-before="auto" style:column-width="0.6925in"/>
    </style:style>
    <style:style style:name="co18" style:family="table-column">
      <style:table-column-properties fo:break-before="auto" style:column-width="1.1744in"/>
    </style:style>
    <style:style style:name="co19" style:family="table-column">
      <style:table-column-properties fo:break-before="auto" style:column-width="0.6563in"/>
    </style:style>
    <style:style style:name="co20" style:family="table-column">
      <style:table-column-properties fo:break-before="auto" style:column-width="1.0472in"/>
    </style:style>
    <style:style style:name="co21" style:family="table-column">
      <style:table-column-properties fo:break-before="auto" style:column-width="1.2311in"/>
    </style:style>
    <style:style style:name="co22" style:family="table-column">
      <style:table-column-properties fo:break-before="auto" style:column-width="1.1043in"/>
    </style:style>
    <style:style style:name="co23" style:family="table-column">
      <style:table-column-properties fo:break-before="auto" style:column-width="1.6791in"/>
    </style:style>
    <style:style style:name="co24" style:family="table-column">
      <style:table-column-properties fo:break-before="auto" style:column-width="1.7984in"/>
    </style:style>
    <style:style style:name="co25" style:family="table-column">
      <style:table-column-properties fo:break-before="auto" style:column-width="0.6854in"/>
    </style:style>
    <style:style style:name="co26" style:family="table-column">
      <style:table-column-properties fo:break-before="auto" style:column-width="1.2484in"/>
    </style:style>
    <style:style style:name="co27" style:family="table-column">
      <style:table-column-properties fo:break-before="auto" style:column-width="1.148in"/>
    </style:style>
    <style:style style:name="co28" style:family="table-column">
      <style:table-column-properties fo:break-before="auto" style:column-width="2.2563in"/>
    </style:style>
    <style:style style:name="co29" style:family="table-column">
      <style:table-column-properties fo:break-before="auto" style:column-width="1.4299in"/>
    </style:style>
    <style:style style:name="co30" style:family="table-column">
      <style:table-column-properties fo:break-before="auto" style:column-width="1.7827in"/>
    </style:style>
    <style:style style:name="co31" style:family="table-column">
      <style:table-column-properties fo:break-before="auto" style:column-width="1.5409in"/>
    </style:style>
    <style:style style:name="co32" style:family="table-column">
      <style:table-column-properties fo:break-before="auto" style:column-width="2.1654in"/>
    </style:style>
    <style:style style:name="co33" style:family="table-column">
      <style:table-column-properties fo:break-before="auto" style:column-width="1.8736in"/>
    </style:style>
    <style:style style:name="co34" style:family="table-column">
      <style:table-column-properties fo:break-before="auto" style:column-width="1.2083in"/>
    </style:style>
    <style:style style:name="co35" style:family="table-column">
      <style:table-column-properties fo:break-before="auto" style:column-width="0.8909in"/>
    </style:style>
    <style:style style:name="co36" style:family="table-column">
      <style:table-column-properties fo:break-before="auto" style:column-width="2.6736in"/>
    </style:style>
    <style:style style:name="co37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2.9846in" fo:break-before="auto" style:use-optimal-row-height="true"/>
    </style:style>
    <style:style style:name="ro11" style:family="table-row">
      <style:table-row-properties style:row-height="0.1965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3102in" fo:break-before="auto" style:use-optimal-row-height="true"/>
    </style:style>
    <style:style style:name="ro15" style:family="table-row">
      <style:table-row-properties style:row-height="2.6634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1.7307in" fo:break-before="auto" style:use-optimal-row-height="true"/>
    </style:style>
    <style:style style:name="ro18" style:family="table-row">
      <style:table-row-properties style:row-height="1.2638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5.4618in" fo:break-before="auto" style:use-optimal-row-height="true"/>
    </style:style>
    <style:style style:name="ro21" style:family="table-row">
      <style:table-row-properties style:row-height="0.9535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2484in" fo:break-before="auto" style:use-optimal-row-height="false"/>
    </style:style>
    <style:style style:name="ro27" style:family="table-row">
      <style:table-row-properties style:row-height="0.4972in" fo:break-before="auto" style:use-optimal-row-height="false"/>
    </style:style>
    <style:style style:name="ro28" style:family="table-row">
      <style:table-row-properties style:row-height="0.6008in" fo:break-before="auto" style:use-optimal-row-height="true"/>
    </style:style>
    <style:style style:name="ro29" style:family="table-row">
      <style:table-row-properties style:row-height="0.5492in" fo:break-before="auto" style:use-optimal-row-height="false"/>
    </style:style>
    <style:style style:name="ro30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0" fo:background-color="#ffff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wrap-option="wrap" style:vertical-align="middle"/>
      <style:text-properties style:font-name="Arial" fo:font-size="10pt"/>
    </style:style>
    <style:style style:name="ce54" style:family="table-cell" style:parent-style-name="Default">
      <style:table-cell-properties style:vertical-align="middle"/>
      <style:text-properties style:font-name="Arial" fo:font-size="10pt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62" style:family="table-cell" style:parent-style-name="Default">
      <style:table-cell-properties fo:wrap-option="wrap"/>
      <style:text-properties style:font-name="Arial"/>
    </style:style>
    <style:style style:name="ce63" style:family="table-cell" style:parent-style-name="Default">
      <style:table-cell-properties fo:background-color="transparent" fo:wrap-option="wrap"/>
      <style:text-properties style:font-name="Arial"/>
    </style:style>
    <style:style style:name="ce64" style:family="table-cell" style:parent-style-name="Default">
      <style:table-cell-properties fo:background-color="transparent" fo:wrap-option="wrap"/>
    </style:style>
    <style:style style:name="ce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69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ext-properties fo:font-size="9pt"/>
    </style:style>
    <style:style style:name="ce7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9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8" style:family="table-cell" style:parent-style-name="Default">
      <style:text-properties style:font-name="Arial" fo:font-size="10pt"/>
    </style:style>
    <style:style style:name="ce99" style:family="table-cell" style:parent-style-name="Default">
      <style:table-cell-properties style:vertical-align="top"/>
      <style:text-properties style:font-name="Arial" fo:font-size="10pt"/>
    </style:style>
    <style:style style:name="ce10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ext-properties style:font-name="Arial" fo:font-size="9pt"/>
    </style:style>
    <style:style style:name="ce10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3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3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60" style:family="table-cell" style:parent-style-name="Default">
      <style:text-properties fo:color="#ff0000" fo:font-size="9pt"/>
    </style:style>
    <style:style style:name="ce161" style:family="table-cell" style:parent-style-name="Default">
      <style:text-properties style:use-window-font-color="true" fo:font-size="9pt"/>
    </style:style>
    <style:style style:name="ce162" style:family="table-cell" style:parent-style-name="Default">
      <style:table-cell-properties fo:border="0.0008in solid #000000"/>
      <style:text-properties style:use-window-font-color="true" fo:font-size="9pt"/>
    </style:style>
    <style:style style:name="ce163" style:family="table-cell" style:parent-style-name="Default">
      <style:table-cell-properties fo:border="0.0008in solid #000000"/>
      <style:text-properties fo:font-size="9pt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7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Default">
      <style:table-cell-properties fo:background-color="transparent"/>
      <style:text-properties fo:color="#ff0000" fo:font-size="9pt"/>
    </style:style>
    <style:style style:name="ce172" style:family="table-cell" style:parent-style-name="Default">
      <style:table-cell-properties style:vertical-align="top"/>
    </style:style>
    <style:style style:name="ce17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7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8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3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8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191" style:family="table-cell" style:parent-style-name="Default">
      <style:table-cell-properties fo:background-color="#000080"/>
      <style:text-properties fo:color="#ffffff" fo:font-size="12pt" fo:font-weight="bold"/>
    </style:style>
    <style:style style:name="ce19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4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96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9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9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normal" style:font-weight-asian="normal" style:font-weight-complex="normal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Liberation Serif" style:font-name-asian="DejaVu Sans" style:font-name-complex="DejaVu Sans"/>
    </style:style>
    <style:style style:name="T3" style:family="text">
      <style:text-properties style:font-name="Arial1" style:font-name-asian="ＭＳ Ｐゴシック" style:font-size-asian="8pt" style:font-name-complex="Arial1" style:font-size-complex="8pt"/>
    </style:style>
    <style:style style:name="T4" style:family="text">
      <style:text-properties style:font-name="Arial" fo:language="en" fo:country="US" style:font-name-asian="Tahoma1" style:font-name-complex="Tahoma2" style:font-size-complex="11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DMS 2.5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30]" office:value-type="float" office:value="33">
            <text:p>33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Split AIO into products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1/Oct/10</text:p>
          </table:table-cell>
          <table:table-cell table:style-name="ce21"/>
          <table:table-cell table:style-name="ce26" office:value-type="string">
            <text:p>CCP-342</text:p>
            <text:p>CCP-419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4"/>
          <table:table-cell table:style-name="ce11"/>
          <table:table-cell table:style-name="ce21"/>
          <table:table-cell table:style-name="ce27" office:value-type="string">
            <text:p>CCP-523</text:p>
            <text:p><text:span text:style-name="T2">CCP-508</text:span></text:p>
            <text:p><text:span text:style-name="T2">CCP-532</text:span>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9">
          <table:table-cell table:style-name="ce4"/>
          <table:table-cell table:style-name="ce11" office:value-type="string">
            <text:p>1/Nov/10</text:p>
          </table:table-cell>
          <table:table-cell table:style-name="ce21"/>
          <table:table-cell table:style-name="ce27" office:value-type="string">
            <text:p>ECM-5489</text:p>
            <text:p><text:span text:style-name="T2">ECM-5486</text:span></text:p>
            <text:p><text:span text:style-name="T2">CCP-619</text:span></text:p>
            <text:p><text:span text:style-name="T2">CCP-521</text:span></text:p>
            <text:p><text:span text:style-name="T2">CCP-553</text:span></text:p>
            <text:p><text:span text:style-name="T2">ECM-5499</text:span></text:p>
            <text:p><text:span text:style-name="T2">CCP-546</text:span>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0">
          <table:table-cell table:style-name="ce3"/>
          <table:table-cell table:style-name="ce11"/>
          <table:table-cell table:style-name="ce21"/>
          <table:table-cell table:style-name="ce28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3">- ECM-5446</text:span></text:p>
            <text:p><text:span text:style-name="T3">- ECM-5185</text:span></text:p>
          </table:table-cell>
          <table:table-cell table:style-name="ce29"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 table:number-columns-repeated="2"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7" table:number-columns-repeated="2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3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7"/>
          <table:table-cell table:style-name="ce38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8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9" table:number-columns-repeated="2"/>
          <table:table-cell table:style-name="ce45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row table:style-name="ro7">
          <table:table-cell table:style-name="ce46" office:value-type="string" table:number-columns-spanned="2" table:number-rows-spanned="1">
            <text:p>Check List</text:p>
            <text:p>Based on Product built version: DMS 2.5.x</text:p>
          </table:table-cell>
          <table:covered-table-cell table:style-name="ce46"/>
          <table:table-cell table:style-name="ce58" office:value-type="string" table:number-columns-spanned="1" table:number-rows-spanned="2">
            <text:p>BugID</text:p>
          </table:table-cell>
          <table:table-cell table:style-name="ce58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covered-table-cell table:style-name="ce58" office:value-type="string">
            <text:p>Priority</text:p>
          </table:covered-table-cell>
          <table:covered-table-cell table:style-name="ce58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1</text:p>
          </table:table-cell>
          <table:covered-table-cell table:style-name="ce55"/>
          <table:covered-table-cell table:style-name="ce55"/>
          <table:covered-table-cell table:style-name="ce55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8" office:value-type="string">
            <text:p>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59" office:value-type="string">
            <text:p>ECM-4483</text:p>
          </table:table-cell>
          <table:table-cell table:style-name="ce59" office:value-type="string">
            <text:p>High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5</text:p>
          </table:table-cell>
          <table:covered-table-cell table:style-name="ce46"/>
          <table:covered-table-cell table:style-name="ce58"/>
          <table:covered-table-cell table:style-name="ce58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name using simple search in Site Explorer</text:p>
          </table:table-cell>
          <table:table-cell table:style-name="ce59" office:value-type="string">
            <text:p>ECM-5331 </text:p>
          </table:table-cell>
          <table:table-cell table:style-name="ce59" office:value-type="string">
            <text:p>High </text:p>
          </table:table-cell>
          <table:table-cell table:style-name="ce55"/>
          <table:table-cell table:style-name="ce62" table:number-columns-repeated="251"/>
          <table:table-cell table:style-name="ce55" table:number-columns-repeated="768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content using simple search in Site Explorer</text:p>
          </table:table-cell>
          <table:table-cell table:style-name="ce59" office:value-type="string">
            <text:p>ECM-5331 </text:p>
          </table:table-cell>
          <table:table-cell table:style-name="ce59" office:value-type="string">
            <text:p>High </text:p>
          </table:table-cell>
          <table:table-cell table:number-columns-repeated="2"/>
          <table:table-cell table:style-name="ce62" table:number-columns-repeated="250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31</text:p>
          </table:table-cell>
          <table:table-cell table:style-name="ce56" office:value-type="string">
            <text:p>Check deleting taxonomy tree from Site Explorer</text:p>
          </table:table-cell>
          <table:table-cell table:style-name="ce59" office:value-type="string">
            <text:p>ECM-5409 </text:p>
          </table:table-cell>
          <table:table-cell table:style-name="ce59" office:value-type="string">
            <text:p>High </text:p>
          </table:table-cell>
          <table:table-cell table:style-name="ce55"/>
          <table:table-cell table:style-name="ce62" table:number-columns-repeated="251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if The day of the month in the calendar pop-up is translated to French</text:p>
          </table:table-cell>
          <table:table-cell table:style-name="ce60" office:value-type="string">
            <text:p>ECM-5382</text:p>
          </table:table-cell>
          <table:table-cell table:style-name="ce59" office:value-type="string">
            <text:p>High </text:p>
          </table:table-cell>
          <table:table-cell table:style-name="ce55"/>
          <table:table-cell table:style-name="ce62" table:number-columns-repeated="251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60" office:value-type="string">
            <text:p>WF-85</text:p>
          </table:table-cell>
          <table:table-cell table:style-name="ce61" office:value-type="string">
            <text:p>High </text:p>
          </table:table-cell>
          <table:table-cell table:number-columns-repeated="2"/>
          <table:table-cell table:style-name="ce62" table:number-columns-repeated="250"/>
          <table:table-cell table:style-name="ce55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6</text:p>
          </table:table-cell>
          <table:covered-table-cell table:style-name="ce53"/>
          <table:covered-table-cell table:style-name="ce53"/>
          <table:covered-table-cell table:style-name="ce62"/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51" office:value-type="string">
            <text:p>REG_DMS_CCP-401</text:p>
          </table:table-cell>
          <table:table-cell table:style-name="ce57" office:value-type="string">
            <text:p>Check double click on node in IE7</text:p>
          </table:table-cell>
          <table:table-cell table:style-name="ce53" office:value-type="string">
            <text:p>ECM-5450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1</text:p>
          </table:table-cell>
          <table:table-cell table:style-name="ce53" office:value-type="string">
            <text:p>Check view metadata</text:p>
          </table:table-cell>
          <table:table-cell table:style-name="ce27" office:value-type="string">
            <text:p>ECM-5457</text:p>
          </table:table-cell>
          <table:table-cell table:style-name="ce62" office:value-type="string">
            <text:p>Low 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27" office:value-type="string">
            <text:p>ECM-4238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3</text:p>
          </table:table-cell>
          <table:table-cell table:style-name="ce53" office:value-type="string">
            <text:p>Check changing permission on document</text:p>
          </table:table-cell>
          <table:table-cell table:style-name="ce27" office:value-type="string">
            <text:p>ECM-5461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81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27" office:value-type="string">
            <text:p>ECM-5478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27" office:value-type="string">
            <text:p>ECM-5480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03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/>
          <table:table-cell table:style-name="ce62" office:value-type="string">
            <text:p>Low 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49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3" office:value-type="string">
            <text:p>ECM-5471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8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8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5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57" office:value-type="string">
            <text:p>WF-89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7</text:p>
          </table:table-cell>
          <table:covered-table-cell table:style-name="ce53"/>
          <table:covered-table-cell table:style-name="ce57"/>
          <table:covered-table-cell table:style-name="ce62"/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52" office:value-type="string">
            <text:p>REG_DMS_CCP-342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</table:table-cell>
          <table:table-cell table:style-name="ce63" office:value-type="string">
            <text:p>Low </text:p>
          </table:table-cell>
          <table:table-cell table:style-name="ce63" table:number-columns-repeated="252"/>
          <table:table-cell table:style-name="ce64" table:number-columns-repeated="768"/>
        </table:table-row>
        <table:table-row table:style-name="ro11">
          <table:table-cell table:style-name="ce27" office:value-type="string">
            <text:p>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27" office:value-type="string">
            <text:p>ECM-5476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Modified date</text:p>
          </table:table-cell>
          <table:table-cell table:style-name="ce27" office:value-type="string">
            <text:p>ECM-5485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Created date</text:p>
          </table:table-cell>
          <table:table-cell table:style-name="ce27" office:value-type="string">
            <text:p>ECM-5485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32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27" office:value-type="string">
            <text:p>ECM-5519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27" office:value-type="string">
            <text:p>ECM-5489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27" office:value-type="string">
            <text:p>ECM-5489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27" office:value-type="string">
            <text:p>ECM-5486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27" office:value-type="string">
            <text:p>ECM-5526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27" office:value-type="string">
            <text:p>ECM-5526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1</text:p>
          </table:table-cell>
          <table:table-cell table:style-name="ce57" office:value-type="string">
            <text:p>Check using List View in Sites Explorer</text:p>
          </table:table-cell>
          <table:table-cell table:style-name="ce27" office:value-type="string">
            <text:p>ECM-5475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53</text:p>
          </table:table-cell>
          <table:table-cell table:style-name="ce57" office:value-type="string">
            <text:p>Check showing iterator in IE</text:p>
          </table:table-cell>
          <table:table-cell table:style-name="ce27" office:value-type="string">
            <text:p>ECM-5502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7">
          <table:table-cell table:style-name="ce27" office:value-type="string">
            <text:p>REG_DMS_CCP-55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46</text:p>
          </table:table-cell>
          <table:table-cell table:style-name="ce57" office:value-type="string">
            <text:p>Check if tag name can be 30 characters length</text:p>
          </table:table-cell>
          <table:table-cell table:style-name="ce27" office:value-type="string">
            <text:p>ECM-5517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46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27" office:value-type="string">
            <text:p>ECM-5517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">
          <table:table-cell table:style-name="ce53" table:number-columns-repeated="3"/>
          <table:table-cell table:style-name="ce62" table:number-columns-repeated="253"/>
          <table:table-cell table:style-name="ce55" table:number-columns-repeated="768"/>
        </table:table-row>
        <table:table-row table:style-name="ro1">
          <table:table-cell table:style-name="ce53" table:number-columns-repeated="3"/>
          <table:table-cell table:style-name="ce62" table:number-columns-repeated="253"/>
          <table:table-cell table:style-name="ce55" table:number-columns-repeated="768"/>
        </table:table-row>
        <table:table-row table:style-name="ro1">
          <table:table-cell table:style-name="ce53" table:number-columns-repeated="3"/>
          <table:table-cell table:style-name="ce62" table:number-columns-repeated="253"/>
          <table:table-cell table:style-name="ce55" table:number-columns-repeated="768"/>
        </table:table-row>
        <table:table-row table:style-name="ro1">
          <table:table-cell table:style-name="ce53" table:number-columns-repeated="3"/>
          <table:table-cell table:style-name="ce62" table:number-columns-repeated="253"/>
          <table:table-cell table:style-name="ce55" table:number-columns-repeated="768"/>
        </table:table-row>
        <table:table-row table:style-name="ro1">
          <table:table-cell table:style-name="ce53" table:number-columns-repeated="3"/>
          <table:table-cell table:style-name="ce62" table:number-columns-repeated="253"/>
          <table:table-cell table:style-name="ce55" table:number-columns-repeated="768"/>
        </table:table-row>
        <table:table-row table:style-name="ro1">
          <table:table-cell table:style-name="ce53" table:number-columns-repeated="3"/>
          <table:table-cell table:style-name="ce62" table:number-columns-repeated="253"/>
          <table:table-cell table:style-name="ce55" table:number-columns-repeated="768"/>
        </table:table-row>
        <table:table-row table:style-name="ro1">
          <table:table-cell table:style-name="ce53" table:number-columns-repeated="3"/>
          <table:table-cell table:style-name="ce62" table:number-columns-repeated="253"/>
          <table:table-cell table:style-name="ce55" table:number-columns-repeated="768"/>
        </table:table-row>
        <table:table-row table:style-name="ro1">
          <table:table-cell table:style-name="ce53" table:number-columns-repeated="3"/>
          <table:table-cell table:style-name="ce62" table:number-columns-repeated="253"/>
          <table:table-cell table:style-name="ce55" table:number-columns-repeated="768"/>
        </table:table-row>
        <table:table-row table:style-name="ro1">
          <table:table-cell table:style-name="ce53" table:number-columns-repeated="3"/>
          <table:table-cell table:style-name="ce62" table:number-columns-repeated="253"/>
          <table:table-cell table:style-name="ce55" table:number-columns-repeated="768"/>
        </table:table-row>
        <table:table-row table:style-name="ro1">
          <table:table-cell table:style-name="ce53" table:number-columns-repeated="3"/>
          <table:table-cell table:style-name="ce62" table:number-columns-repeated="253"/>
          <table:table-cell table:style-name="ce55" table:number-columns-repeated="768"/>
        </table:table-row>
        <table:table-row table:style-name="ro1">
          <table:table-cell table:style-name="ce54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4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4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4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4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4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4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4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4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4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4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1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row table:style-name="ro12">
          <table:table-cell/>
          <table:table-cell table:style-name="ce69" office:value-type="string">
            <text:p>TEST CASES</text:p>
          </table:table-cell>
          <table:table-cell table:style-name="ce73"/>
          <table:table-cell table:style-name="ce79" table:number-columns-repeated="2"/>
          <table:table-cell/>
          <table:table-cell table:style-name="ce79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f:=COUNTIF([.L$7:.L$988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2"/>
        </table:table-row>
        <table:table-row table:style-name="ro12">
          <table:table-cell/>
          <table:table-cell table:style-name="ce70"/>
          <table:table-cell table:style-name="ce74"/>
          <table:table-cell table:style-name="ce79" table:number-columns-repeated="2"/>
          <table:table-cell/>
          <table:table-cell table:style-name="ce79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f:=COUNTIF([.L$7:.L$988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2"/>
        </table:table-row>
        <table:table-row table:style-name="ro13">
          <table:table-cell/>
          <table:table-cell table:style-name="ce71" office:value-type="string">
            <text:p>Function List:</text:p>
          </table:table-cell>
          <table:table-cell table:style-name="ce75" office:value-type="string" table:number-columns-spanned="3" table:number-rows-spanned="1">
            <text:p>Bugs on DMS 2.5.x for regression test</text:p>
          </table:table-cell>
          <table:covered-table-cell table:style-name="ce80"/>
          <table:covered-table-cell table:style-name="ce76"/>
          <table:table-cell/>
          <table:table-cell table:style-name="ce84"/>
          <table:table-cell table:style-name="ce85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f:=COUNTIF([.L$7:.L$988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2"/>
        </table:table-row>
        <table:table-row table:style-name="ro14">
          <table:table-cell/>
          <table:table-cell table:style-name="ce71" office:value-type="string">
            <text:p>Total Main Cases:</text:p>
          </table:table-cell>
          <table:table-cell table:style-name="ce76" table:formula="of:=MAX([.A7:.A971])" office:value-type="float" office:value="1" table:number-columns-spanned="3" table:number-rows-spanned="1">
            <text:p>1</text:p>
          </table:table-cell>
          <table:covered-table-cell table:style-name="ce80"/>
          <table:covered-table-cell table:style-name="ce76"/>
          <table:table-cell/>
          <table:table-cell table:style-name="ce84"/>
          <table:table-cell table:style-name="ce85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f:=COUNTIF([.L$7:.L$988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2"/>
        </table:table-row>
        <table:table-row table:style-name="ro12">
          <table:table-cell/>
          <table:table-cell table:style-name="ce72"/>
          <table:table-cell table:style-name="ce77"/>
          <table:table-cell table:style-name="ce81" table:number-columns-repeated="5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f:=COUNTIF([.L$7:.L$988];[.$L5])" office:value-type="float" office:value="0">
            <text:p>0</text:p>
          </table:table-cell>
          <table:table-cell table:style-name="ce91" table:number-columns-repeated="2"/>
          <table:table-cell table:style-name="ce77" table:number-columns-repeated="219"/>
          <table:table-cell table:number-columns-repeated="22"/>
        </table:table-row>
        <table:table-row table:style-name="ro14">
          <table:table-cell table:style-name="ce65" office:value-type="string">
            <text:p>Case No</text:p>
          </table:table-cell>
          <table:table-cell table:style-name="ce65" office:value-type="string">
            <text:p>Related function</text:p>
          </table:table-cell>
          <table:table-cell table:style-name="ce65" office:value-type="string">
            <text:p>Case ID</text:p>
          </table:table-cell>
          <table:table-cell table:style-name="ce65" office:value-type="string">
            <text:p>Path</text:p>
          </table:table-cell>
          <table:table-cell table:style-name="ce65" office:value-type="string">
            <text:p>Case Description</text:p>
          </table:table-cell>
          <table:table-cell table:style-name="ce65" office:value-type="string">
            <text:p>Step Description</text:p>
          </table:table-cell>
          <table:table-cell table:style-name="ce65" office:value-type="string">
            <text:p>Steps to produce</text:p>
          </table:table-cell>
          <table:table-cell table:style-name="ce65" office:value-type="string">
            <text:p>Expected Output</text:p>
          </table:table-cell>
          <table:table-cell table:style-name="ce65" office:value-type="string">
            <text:p>Priority</text:p>
          </table:table-cell>
          <table:table-cell table:style-name="ce65" office:value-type="string">
            <text:p>Link</text:p>
          </table:table-cell>
          <table:table-cell table:style-name="ce65" office:value-type="string">
            <text:p>Bug description</text:p>
          </table:table-cell>
          <table:table-cell table:style-name="ce65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/>
        </table:table-row>
        <table:table-row table:style-name="ro15">
          <table:table-cell table:style-name="ce66" office:value-type="float" office:value="1">
            <text:p>1.00</text:p>
          </table:table-cell>
          <table:table-cell table:style-name="ce27" office:value-type="string">
            <text:p>REG_DMS_CCP-113</text:p>
          </table:table-cell>
          <table:table-cell table:style-name="ce78" office:value-type="float" office:value="1">
            <text:p>1.00</text:p>
          </table:table-cell>
          <table:table-cell table:style-name="ce82" table:formula="of:=CONCATENATE(&quot;DMS&quot;;&quot;/&quot;;[.B7])" office:value-type="string" office:string-value="DMS/REG_DMS_CCP-113">
            <text:p>DMS/REG_DMS_CCP-113</text:p>
          </table:table-cell>
          <table:table-cell table:style-name="ce83" office:value-type="string">
            <text:p>Problem with the import of the version history for a node type nt: file</text:p>
          </table:table-cell>
          <table:table-cell table:style-name="ce68" office:value-type="string">
            <text:p>Step 1: Add Admin view </text:p>
          </table:table-cell>
          <table:table-cell table:style-name="ce68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86" office:value-type="string">
            <text:p>Edit drive successfully</text:p>
          </table:table-cell>
          <table:table-cell table:style-name="ce68" office:value-type="string">
            <text:p>High</text:p>
          </table:table-cell>
          <table:table-cell table:style-name="ce86" office:value-type="string">
            <text:p>ECM-4483</text:p>
          </table:table-cell>
          <table:table-cell table:style-name="ce68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6">
          <table:table-cell table:style-name="ce66"/>
          <table:table-cell table:style-name="ce27" office:value-type="string">
            <text:p>REG_DMS_CCP-113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57" table:formula="of:=CONCATENATE(&quot;DMS&quot;;&quot;/&quot;;[.B8])" office:value-type="string" office:string-value="DMS/REG_DMS_CCP-113">
            <text:p>DMS/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8" office:value-type="string">
            <text:p>Step 2: Create nt:file</text:p>
          </table:table-cell>
          <table:table-cell table:style-name="ce68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86" office:value-type="string">
            <text:p>File is created</text:p>
          </table:table-cell>
          <table:table-cell table:style-name="ce68" office:value-type="string">
            <text:p>High</text:p>
          </table:table-cell>
          <table:table-cell table:style-name="ce86" office:value-type="string">
            <text:p>ECM-4483</text:p>
          </table:table-cell>
          <table:table-cell table:style-name="ce68"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7">
          <table:table-cell table:style-name="ce67" table:formula="of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DMS_CCP-113</text:p>
          </table:table-cell>
          <table:table-cell table:style-name="ce78" table:formula="of:=IF(VALUE(MID([.F9];6;FIND(&quot;:&quot;;[.F9];1)-FIND(&quot; &quot;;[.F9];1)-1))&gt;VALUE(MID([.F7];6;FIND(&quot;:&quot;;[.F7];1)-FIND(&quot; &quot;;[.F7];1)-1));[.C7];[.C7]+1)" office:value-type="float" office:value="1">
            <text:p>1.00</text:p>
          </table:table-cell>
          <table:table-cell table:style-name="ce57" table:formula="of:=CONCATENATE(&quot;DMS&quot;;&quot;/&quot;;[.B9])" office:value-type="string" office:string-value="DMS/REG_DMS_CCP-113">
            <text:p>DMS/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8" office:value-type="string">
            <text:p>Step 3: Add version for added document</text:p>
          </table:table-cell>
          <table:table-cell table:style-name="ce68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68" office:value-type="string">
            <text:p>There's Version 1 as based version</text:p>
          </table:table-cell>
          <table:table-cell table:style-name="ce68" office:value-type="string">
            <text:p>High</text:p>
          </table:table-cell>
          <table:table-cell table:style-name="ce86" office:value-type="string">
            <text:p>ECM-4483</text:p>
          </table:table-cell>
          <table:table-cell/>
          <table:table-cell table:style-name="ce93"/>
          <table:table-cell table:number-columns-repeated="244"/>
        </table:table-row>
        <table:table-row table:style-name="ro18">
          <table:table-cell table:style-name="ce6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DMS_CCP-113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57" table:formula="of:=CONCATENATE(&quot;DMS&quot;;&quot;/&quot;;[.B10])" office:value-type="string" office:string-value="DMS/REG_DMS_CCP-113">
            <text:p>DMS/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8" office:value-type="string">
            <text:p>Step 4: Export node</text:p>
          </table:table-cell>
          <table:table-cell table:style-name="ce68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68" office:value-type="string">
            <text:p>Export action is done, 2 files are exported</text:p>
          </table:table-cell>
          <table:table-cell table:style-name="ce68" office:value-type="string">
            <text:p>High</text:p>
          </table:table-cell>
          <table:table-cell table:style-name="ce86" office:value-type="string">
            <text:p>ECM-4483</text:p>
          </table:table-cell>
          <table:table-cell/>
          <table:table-cell table:style-name="ce93"/>
          <table:table-cell table:number-columns-repeated="244"/>
        </table:table-row>
        <table:table-row table:style-name="ro19">
          <table:table-cell table:style-name="ce6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DMS_CCP-113</text:p>
          </table:table-cell>
          <table:table-cell table:style-name="ce7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57" table:formula="of:=CONCATENATE(&quot;DMS&quot;;&quot;/&quot;;[.B11])" office:value-type="string" office:string-value="DMS/REG_DMS_CCP-113">
            <text:p>DMS/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8" office:value-type="string">
            <text:p>Step 5: Delete node</text:p>
          </table:table-cell>
          <table:table-cell table:style-name="ce68" office:value-type="string">
            <text:p>Delete added nt:File</text:p>
          </table:table-cell>
          <table:table-cell table:style-name="ce68" office:value-type="string">
            <text:p>Node is deleted</text:p>
          </table:table-cell>
          <table:table-cell table:style-name="ce68" office:value-type="string">
            <text:p>High</text:p>
          </table:table-cell>
          <table:table-cell table:style-name="ce86" office:value-type="string">
            <text:p>ECM-4483</text:p>
          </table:table-cell>
          <table:table-cell/>
          <table:table-cell table:style-name="ce93"/>
          <table:table-cell table:number-columns-repeated="244"/>
        </table:table-row>
        <table:table-row table:style-name="ro18">
          <table:table-cell table:style-name="ce6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DMS_CCP-113</text:p>
          </table:table-cell>
          <table:table-cell table:style-name="ce7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57" table:formula="of:=CONCATENATE(&quot;DMS&quot;;&quot;/&quot;;[.B12])" office:value-type="string" office:string-value="DMS/REG_DMS_CCP-113">
            <text:p>DMS/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8" office:value-type="string">
            <text:p>Step 6: Import node</text:p>
          </table:table-cell>
          <table:table-cell table:style-name="ce68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68" office:value-type="string">
            <text:p>Import node successfully with its version</text:p>
          </table:table-cell>
          <table:table-cell table:style-name="ce68" office:value-type="string">
            <text:p>High</text:p>
          </table:table-cell>
          <table:table-cell table:style-name="ce86" office:value-type="string">
            <text:p>ECM-4483</text:p>
          </table:table-cell>
          <table:table-cell/>
          <table:table-cell table:style-name="ce93"/>
          <table:table-cell table:number-columns-repeated="244"/>
        </table:table-row>
        <table:table-row table:style-name="ro1">
          <table:table-cell table:style-name="ce68" table:number-columns-repeated="9"/>
          <table:table-cell table:style-name="ce86"/>
          <table:table-cell table:number-columns-repeated="246"/>
        </table:table-row>
        <table:table-row table:style-name="ro1">
          <table:table-cell table:style-name="ce68" table:number-columns-repeated="9"/>
          <table:table-cell table:style-name="ce86"/>
          <table:table-cell table:number-columns-repeated="246"/>
        </table:table-row>
        <table:table-row table:style-name="ro1">
          <table:table-cell table:style-name="ce68" table:number-columns-repeated="9"/>
          <table:table-cell table:style-name="ce86"/>
          <table:table-cell table:number-columns-repeated="246"/>
        </table:table-row>
        <table:table-row table:style-name="ro1">
          <table:table-cell table:style-name="ce68" table:number-columns-repeated="9"/>
          <table:table-cell table:style-name="ce86"/>
          <table:table-cell table:number-columns-repeated="246"/>
        </table:table-row>
        <table:table-row table:style-name="ro1">
          <table:table-cell table:style-name="ce68" table:number-columns-repeated="9"/>
          <table:table-cell table:style-name="ce86"/>
          <table:table-cell table:number-columns-repeated="246"/>
        </table:table-row>
        <table:table-row table:style-name="ro1">
          <table:table-cell table:style-name="ce68" table:number-columns-repeated="9"/>
          <table:table-cell table:style-name="ce86"/>
          <table:table-cell table:number-columns-repeated="246"/>
        </table:table-row>
        <table:table-row table:style-name="ro1">
          <table:table-cell table:style-name="ce68" table:number-columns-repeated="9"/>
          <table:table-cell table:style-name="ce86"/>
          <table:table-cell table:number-columns-repeated="246"/>
        </table:table-row>
        <table:table-row table:style-name="ro1">
          <table:table-cell table:style-name="ce68" table:number-columns-repeated="9"/>
          <table:table-cell table:style-name="ce86"/>
          <table:table-cell table:number-columns-repeated="246"/>
        </table:table-row>
        <table:table-row table:style-name="ro1">
          <table:table-cell table:style-name="ce68" table:number-columns-repeated="9"/>
          <table:table-cell table:style-name="ce86"/>
          <table:table-cell table:number-columns-repeated="246"/>
        </table:table-row>
        <table:table-row table:style-name="ro1">
          <table:table-cell table:style-name="ce68" table:number-columns-repeated="9"/>
          <table:table-cell table:style-name="ce86"/>
          <table:table-cell table:number-columns-repeated="246"/>
        </table:table-row>
        <table:table-row table:style-name="ro1">
          <table:table-cell table:style-name="ce68" table:number-columns-repeated="9"/>
          <table:table-cell table:style-name="ce86"/>
          <table:table-cell table:number-columns-repeated="246"/>
        </table:table-row>
        <table:table-row table:style-name="ro1">
          <table:table-cell table:style-name="ce68" table:number-columns-repeated="9"/>
          <table:table-cell table:style-name="ce86"/>
          <table:table-cell table:number-columns-repeated="246"/>
        </table:table-row>
        <table:table-row table:style-name="ro1">
          <table:table-cell table:style-name="ce68" table:number-columns-repeated="9"/>
          <table:table-cell table:style-name="ce86"/>
          <table:table-cell table:number-columns-repeated="246"/>
        </table:table-row>
        <table:table-row table:style-name="ro1">
          <table:table-cell table:style-name="ce68" table:number-columns-repeated="9"/>
          <table:table-cell table:style-name="ce86"/>
          <table:table-cell table:number-columns-repeated="246"/>
        </table:table-row>
        <table:table-row table:style-name="ro1">
          <table:table-cell table:style-name="ce68" table:number-columns-repeated="9"/>
          <table:table-cell table:style-name="ce86"/>
          <table:table-cell table:number-columns-repeated="246"/>
        </table:table-row>
        <table:table-row table:style-name="ro1">
          <table:table-cell table:style-name="ce68" table:number-columns-repeated="9"/>
          <table:table-cell table:style-name="ce86"/>
          <table:table-cell table:number-columns-repeated="246"/>
        </table:table-row>
        <table:table-row table:style-name="ro1">
          <table:table-cell table:style-name="ce68" table:number-columns-repeated="9"/>
          <table:table-cell table:style-name="ce86"/>
          <table:table-cell table:number-columns-repeated="246"/>
        </table:table-row>
        <table:table-row table:style-name="ro1">
          <table:table-cell table:style-name="ce68" table:number-columns-repeated="9"/>
          <table:table-cell table:style-name="ce86"/>
          <table:table-cell table:number-columns-repeated="246"/>
        </table:table-row>
        <table:table-row table:style-name="ro1">
          <table:table-cell table:number-columns-repeated="8"/>
          <table:table-cell table:style-name="ce68"/>
          <table:table-cell table:style-name="ce86"/>
          <table:table-cell table:number-columns-repeated="246"/>
        </table:table-row>
        <table:table-row table:style-name="ro1">
          <table:table-cell table:number-columns-repeated="8"/>
          <table:table-cell table:style-name="ce68"/>
          <table:table-cell table:style-name="ce86"/>
          <table:table-cell table:number-columns-repeated="246"/>
        </table:table-row>
        <table:table-row table:style-name="ro1">
          <table:table-cell table:number-columns-repeated="8"/>
          <table:table-cell table:style-name="ce68"/>
          <table:table-cell table:style-name="ce86"/>
          <table:table-cell table:number-columns-repeated="246"/>
        </table:table-row>
        <table:table-row table:style-name="ro1">
          <table:table-cell table:number-columns-repeated="8"/>
          <table:table-cell table:style-name="ce68"/>
          <table:table-cell table:style-name="ce86"/>
          <table:table-cell table:number-columns-repeated="246"/>
        </table:table-row>
        <table:table-row table:style-name="ro1">
          <table:table-cell table:number-columns-repeated="8"/>
          <table:table-cell table:style-name="ce68"/>
          <table:table-cell table:style-name="ce86"/>
          <table:table-cell table:number-columns-repeated="246"/>
        </table:table-row>
        <table:table-row table:style-name="ro1">
          <table:table-cell table:number-columns-repeated="8"/>
          <table:table-cell table:style-name="ce68"/>
          <table:table-cell table:style-name="ce86"/>
          <table:table-cell table:number-columns-repeated="246"/>
        </table:table-row>
        <table:table-row table:style-name="ro1">
          <table:table-cell table:number-columns-repeated="8"/>
          <table:table-cell table:style-name="ce68"/>
          <table:table-cell table:style-name="ce86"/>
          <table:table-cell table:number-columns-repeated="246"/>
        </table:table-row>
        <table:table-row table:style-name="ro1">
          <table:table-cell table:number-columns-repeated="8"/>
          <table:table-cell table:style-name="ce68"/>
          <table:table-cell table:style-name="ce86"/>
          <table:table-cell table:number-columns-repeated="246"/>
        </table:table-row>
        <table:table-row table:style-name="ro1">
          <table:table-cell table:number-columns-repeated="8"/>
          <table:table-cell table:style-name="ce68"/>
          <table:table-cell table:style-name="ce86"/>
          <table:table-cell table:number-columns-repeated="246"/>
        </table:table-row>
        <table:table-row table:style-name="ro1">
          <table:table-cell table:number-columns-repeated="8"/>
          <table:table-cell table:style-name="ce68"/>
          <table:table-cell table:style-name="ce86"/>
          <table:table-cell table:number-columns-repeated="246"/>
        </table:table-row>
        <table:table-row table:style-name="ro1">
          <table:table-cell table:number-columns-repeated="8"/>
          <table:table-cell table:style-name="ce68"/>
          <table:table-cell table:style-name="ce86"/>
          <table:table-cell table:number-columns-repeated="246"/>
        </table:table-row>
        <table:table-row table:style-name="ro1">
          <table:table-cell table:number-columns-repeated="8"/>
          <table:table-cell table:style-name="ce68"/>
          <table:table-cell table:style-name="ce86"/>
          <table:table-cell table:number-columns-repeated="246"/>
        </table:table-row>
        <table:table-row table:style-name="ro1">
          <table:table-cell table:number-columns-repeated="8"/>
          <table:table-cell table:style-name="ce68"/>
          <table:table-cell table:style-name="ce86"/>
          <table:table-cell table:number-columns-repeated="246"/>
        </table:table-row>
        <table:table-row table:style-name="ro1">
          <table:table-cell table:number-columns-repeated="8"/>
          <table:table-cell table:style-name="ce68"/>
          <table:table-cell table:style-name="ce86"/>
          <table:table-cell table:number-columns-repeated="246"/>
        </table:table-row>
        <table:table-row table:style-name="ro1">
          <table:table-cell table:number-columns-repeated="8"/>
          <table:table-cell table:style-name="ce68"/>
          <table:table-cell table:style-name="ce86"/>
          <table:table-cell table:number-columns-repeated="246"/>
        </table:table-row>
        <table:table-row table:style-name="ro1">
          <table:table-cell table:number-columns-repeated="8"/>
          <table:table-cell table:style-name="ce68"/>
          <table:table-cell table:style-name="ce86"/>
          <table:table-cell table:number-columns-repeated="246"/>
        </table:table-row>
        <table:table-row table:style-name="ro1">
          <table:table-cell table:number-columns-repeated="8"/>
          <table:table-cell table:style-name="ce68"/>
          <table:table-cell table:style-name="ce86"/>
          <table:table-cell table:number-columns-repeated="246"/>
        </table:table-row>
        <table:table-row table:style-name="ro1">
          <table:table-cell table:number-columns-repeated="8"/>
          <table:table-cell table:style-name="ce68"/>
          <table:table-cell table:style-name="ce86"/>
          <table:table-cell table:number-columns-repeated="246"/>
        </table:table-row>
        <table:table-row table:style-name="ro1">
          <table:table-cell table:number-columns-repeated="8"/>
          <table:table-cell table:style-name="ce68"/>
          <table:table-cell table:number-columns-repeated="247"/>
        </table:table-row>
        <table:table-row table:style-name="ro1">
          <table:table-cell table:number-columns-repeated="8"/>
          <table:table-cell table:style-name="ce68"/>
          <table:table-cell table:number-columns-repeated="247"/>
        </table:table-row>
        <table:table-row table:style-name="ro1">
          <table:table-cell table:number-columns-repeated="8"/>
          <table:table-cell table:style-name="ce68"/>
          <table:table-cell table:number-columns-repeated="247"/>
        </table:table-row>
        <table:table-row table:style-name="ro1">
          <table:table-cell table:number-columns-repeated="8"/>
          <table:table-cell table:style-name="ce68"/>
          <table:table-cell table:number-columns-repeated="247"/>
        </table:table-row>
        <table:table-row table:style-name="ro1">
          <table:table-cell table:number-columns-repeated="8"/>
          <table:table-cell table:style-name="ce68"/>
          <table:table-cell table:number-columns-repeated="247"/>
        </table:table-row>
        <table:table-row table:style-name="ro1">
          <table:table-cell table:number-columns-repeated="8"/>
          <table:table-cell table:style-name="ce68"/>
          <table:table-cell table:number-columns-repeated="247"/>
        </table:table-row>
        <table:table-row table:style-name="ro1">
          <table:table-cell table:number-columns-repeated="8"/>
          <table:table-cell table:style-name="ce68"/>
          <table:table-cell table:number-columns-repeated="247"/>
        </table:table-row>
        <table:table-row table:style-name="ro1">
          <table:table-cell table:number-columns-repeated="8"/>
          <table:table-cell table:style-name="ce68"/>
          <table:table-cell table:number-columns-repeated="247"/>
        </table:table-row>
        <table:table-row table:style-name="ro1">
          <table:table-cell table:number-columns-repeated="8"/>
          <table:table-cell table:style-name="ce68"/>
          <table:table-cell table:number-columns-repeated="247"/>
        </table:table-row>
        <table:table-row table:style-name="ro1">
          <table:table-cell table:number-columns-repeated="8"/>
          <table:table-cell table:style-name="ce68"/>
          <table:table-cell table:number-columns-repeated="247"/>
        </table:table-row>
        <table:table-row table:style-name="ro1">
          <table:table-cell table:number-columns-repeated="8"/>
          <table:table-cell table:style-name="ce68"/>
          <table:table-cell table:number-columns-repeated="247"/>
        </table:table-row>
        <table:table-row table:style-name="ro1">
          <table:table-cell table:number-columns-repeated="8"/>
          <table:table-cell table:style-name="ce68"/>
          <table:table-cell table:number-columns-repeated="247"/>
        </table:table-row>
        <table:table-row table:style-name="ro1">
          <table:table-cell table:number-columns-repeated="8"/>
          <table:table-cell table:style-name="ce68"/>
          <table:table-cell table:number-columns-repeated="247"/>
        </table:table-row>
        <table:table-row table:style-name="ro1">
          <table:table-cell table:number-columns-repeated="8"/>
          <table:table-cell table:style-name="ce68"/>
          <table:table-cell table:number-columns-repeated="247"/>
        </table:table-row>
        <table:table-row table:style-name="ro1">
          <table:table-cell table:number-columns-repeated="8"/>
          <table:table-cell table:style-name="ce68"/>
          <table:table-cell table:number-columns-repeated="247"/>
        </table:table-row>
        <table:table-row table:style-name="ro1">
          <table:table-cell table:number-columns-repeated="8"/>
          <table:table-cell table:style-name="ce68"/>
          <table:table-cell table:number-columns-repeated="247"/>
        </table:table-row>
        <table:table-row table:style-name="ro1">
          <table:table-cell table:number-columns-repeated="8"/>
          <table:table-cell table:style-name="ce68"/>
          <table:table-cell table:number-columns-repeated="247"/>
        </table:table-row>
        <table:table-row table:style-name="ro1">
          <table:table-cell table:number-columns-repeated="8"/>
          <table:table-cell table:style-name="ce68"/>
          <table:table-cell table:number-columns-repeated="247"/>
        </table:table-row>
        <table:table-row table:style-name="ro1">
          <table:table-cell table:number-columns-repeated="8"/>
          <table:table-cell table:style-name="ce68"/>
          <table:table-cell table:number-columns-repeated="247"/>
        </table:table-row>
        <table:table-row table:style-name="ro1">
          <table:table-cell table:number-columns-repeated="8"/>
          <table:table-cell table:style-name="ce68"/>
          <table:table-cell table:number-columns-repeated="247"/>
        </table:table-row>
        <table:table-row table:style-name="ro1">
          <table:table-cell table:number-columns-repeated="8"/>
          <table:table-cell table:style-name="ce68"/>
          <table:table-cell table:number-columns-repeated="247"/>
        </table:table-row>
        <table:table-row table:style-name="ro1">
          <table:table-cell table:number-columns-repeated="8"/>
          <table:table-cell table:style-name="ce68"/>
          <table:table-cell table:number-columns-repeated="247"/>
        </table:table-row>
        <table:table-row table:style-name="ro1">
          <table:table-cell table:number-columns-repeated="8"/>
          <table:table-cell table:style-name="ce68"/>
          <table:table-cell table:number-columns-repeated="247"/>
        </table:table-row>
        <table:table-row table:style-name="ro1">
          <table:table-cell table:number-columns-repeated="8"/>
          <table:table-cell table:style-name="ce68"/>
          <table:table-cell table:number-columns-repeated="247"/>
        </table:table-row>
        <table:table-row table:style-name="ro1">
          <table:table-cell table:number-columns-repeated="8"/>
          <table:table-cell table:style-name="ce68"/>
          <table:table-cell table:number-columns-repeated="247"/>
        </table:table-row>
        <table:table-row table:style-name="ro1">
          <table:table-cell table:number-columns-repeated="8"/>
          <table:table-cell table:style-name="ce68"/>
          <table:table-cell table:number-columns-repeated="247"/>
        </table:table-row>
        <table:table-row table:style-name="ro1">
          <table:table-cell table:number-columns-repeated="8"/>
          <table:table-cell table:style-name="ce68"/>
          <table:table-cell table:number-columns-repeated="247"/>
        </table:table-row>
        <table:table-row table:style-name="ro1">
          <table:table-cell table:number-columns-repeated="8"/>
          <table:table-cell table:style-name="ce68"/>
          <table:table-cell table:number-columns-repeated="247"/>
        </table:table-row>
        <table:table-row table:style-name="ro1">
          <table:table-cell table:number-columns-repeated="8"/>
          <table:table-cell table:style-name="ce68"/>
          <table:table-cell table:number-columns-repeated="247"/>
        </table:table-row>
        <table:table-row table:style-name="ro1">
          <table:table-cell table:number-columns-repeated="8"/>
          <table:table-cell table:style-name="ce68"/>
          <table:table-cell table:number-columns-repeated="247"/>
        </table:table-row>
        <table:table-row table:style-name="ro1">
          <table:table-cell table:number-columns-repeated="8"/>
          <table:table-cell table:style-name="ce68"/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5" table:style-name="ta2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8" table:default-cell-style-name="Default"/>
        <table:table-row table:style-name="ro12">
          <table:table-cell/>
          <table:table-cell table:style-name="ce69" office:value-type="string">
            <text:p>TEST CASES</text:p>
          </table:table-cell>
          <table:table-cell table:style-name="ce73"/>
          <table:table-cell table:style-name="ce79" table:number-columns-repeated="2"/>
          <table:table-cell/>
          <table:table-cell table:style-name="ce79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f:=COUNTIF([.L$7:.L$878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790"/>
        </table:table-row>
        <table:table-row table:style-name="ro12">
          <table:table-cell/>
          <table:table-cell table:style-name="ce70"/>
          <table:table-cell table:style-name="ce74"/>
          <table:table-cell table:style-name="ce79" table:number-columns-repeated="2"/>
          <table:table-cell/>
          <table:table-cell table:style-name="ce79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f:=COUNTIF([.L$7:.L$878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790"/>
        </table:table-row>
        <table:table-row table:style-name="ro13">
          <table:table-cell/>
          <table:table-cell table:style-name="ce71" office:value-type="string">
            <text:p>Function List:</text:p>
          </table:table-cell>
          <table:table-cell table:style-name="ce75" office:value-type="string" table:number-columns-spanned="3" table:number-rows-spanned="1">
            <text:p>Bugs on DMS 2.5.x for regression test</text:p>
          </table:table-cell>
          <table:covered-table-cell table:style-name="ce80"/>
          <table:covered-table-cell table:style-name="ce76"/>
          <table:table-cell/>
          <table:table-cell table:style-name="ce84"/>
          <table:table-cell table:style-name="ce85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f:=COUNTIF([.L$7:.L$878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790"/>
        </table:table-row>
        <table:table-row table:style-name="ro12">
          <table:table-cell/>
          <table:table-cell table:style-name="ce71" office:value-type="string">
            <text:p>Total Main Cases:</text:p>
          </table:table-cell>
          <table:table-cell table:style-name="ce76" table:formula="of:=MAX([.A7:.A861])" office:value-type="float" office:value="5" table:number-columns-spanned="3" table:number-rows-spanned="1">
            <text:p>5</text:p>
          </table:table-cell>
          <table:covered-table-cell table:style-name="ce80"/>
          <table:covered-table-cell table:style-name="ce76"/>
          <table:table-cell/>
          <table:table-cell table:style-name="ce84"/>
          <table:table-cell table:style-name="ce85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f:=COUNTIF([.L$7:.L$878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790"/>
        </table:table-row>
        <table:table-row table:style-name="ro12">
          <table:table-cell/>
          <table:table-cell table:style-name="ce72"/>
          <table:table-cell table:style-name="ce77"/>
          <table:table-cell table:style-name="ce81" table:number-columns-repeated="5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f:=COUNTIF([.L$7:.L$878];[.$L5])" office:value-type="float" office:value="0">
            <text:p>0</text:p>
          </table:table-cell>
          <table:table-cell table:style-name="ce91" table:number-columns-repeated="2"/>
          <table:table-cell table:style-name="ce77" table:number-columns-repeated="219"/>
          <table:table-cell table:number-columns-repeated="790"/>
        </table:table-row>
        <table:table-row table:style-name="ro1">
          <table:table-cell table:style-name="ce65" office:value-type="string">
            <text:p>Case No</text:p>
          </table:table-cell>
          <table:table-cell table:style-name="ce65" office:value-type="string">
            <text:p>Related function</text:p>
          </table:table-cell>
          <table:table-cell table:style-name="ce65" office:value-type="string">
            <text:p>Case ID</text:p>
          </table:table-cell>
          <table:table-cell table:style-name="ce65" office:value-type="string">
            <text:p>Path</text:p>
          </table:table-cell>
          <table:table-cell table:style-name="ce65" office:value-type="string">
            <text:p>Case Description</text:p>
          </table:table-cell>
          <table:table-cell table:style-name="ce65" office:value-type="string">
            <text:p>Step Description</text:p>
          </table:table-cell>
          <table:table-cell table:style-name="ce65" office:value-type="string">
            <text:p>Steps to produce</text:p>
          </table:table-cell>
          <table:table-cell table:style-name="ce65" office:value-type="string">
            <text:p>Expected Output</text:p>
          </table:table-cell>
          <table:table-cell table:style-name="ce65" office:value-type="string">
            <text:p>Priority</text:p>
          </table:table-cell>
          <table:table-cell table:style-name="ce65" office:value-type="string">
            <text:p>Link</text:p>
          </table:table-cell>
          <table:table-cell table:style-name="ce65" office:value-type="string">
            <text:p>Bug description</text:p>
          </table:table-cell>
          <table:table-cell table:style-name="ce65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 table:number-columns-repeated="769"/>
        </table:table-row>
        <table:table-row table:style-name="ro19">
          <table:table-cell table:style-name="ce67" office:value-type="float" office:value="1">
            <text:p>1.00</text:p>
          </table:table-cell>
          <table:table-cell table:style-name="ce27" office:value-type="string">
            <text:p>REG_DMS_CCP-311</text:p>
          </table:table-cell>
          <table:table-cell table:style-name="ce78" office:value-type="float" office:value="1">
            <text:p>1.00</text:p>
          </table:table-cell>
          <table:table-cell table:style-name="ce82" table:formula="of:=CONCATENATE(&quot;DMS&quot;;&quot;/&quot;;[.B7])" office:value-type="string" office:string-value="DMS/REG_DMS_CCP-311">
            <text:p>DMS/REG_DMS_CCP-311</text:p>
          </table:table-cell>
          <table:table-cell table:style-name="ce83" office:value-type="string">
            <text:p>Search by name using simple search in Site Explorer</text:p>
          </table:table-cell>
          <table:table-cell table:style-name="ce68" office:value-type="string">
            <text:p>Step 1: Create document to search</text:p>
          </table:table-cell>
          <table:table-cell table:style-name="ce68" office:value-type="string">
            <text:p>- Go to Site Explorer</text:p>
            <text:p>- Choose a drive and Create New Document.</text:p>
          </table:table-cell>
          <table:table-cell table:style-name="ce68" office:value-type="string">
            <text:p>New document is created successfully</text:p>
          </table:table-cell>
          <table:table-cell table:style-name="ce86" office:value-type="string">
            <text:p>High</text:p>
          </table:table-cell>
          <table:table-cell table:style-name="ce59" office:value-type="string">
            <text:p>ECM-5331 </text:p>
          </table:table-cell>
          <table:table-cell table:style-name="ce167" office:value-type="string">
            <text:p>Currently return no search result when search by name using simple search</text:p>
          </table:table-cell>
          <table:table-cell table:style-name="ce93"/>
          <table:table-cell table:style-name="ce95" table:number-columns-repeated="235"/>
          <table:table-cell table:style-name="ce98" table:number-columns-repeated="9"/>
          <table:table-cell table:number-columns-repeated="768"/>
        </table:table-row>
        <table:table-row table:style-name="ro16">
          <table:table-cell table:style-name="ce6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DMS_CCP-311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CONCATENATE(&quot;DMS&quot;;&quot;/&quot;;[.B8])" office:value-type="string" office:string-value="DMS/REG_DMS_CCP-311">
            <text:p>DMS/REG_DMS_CCP-311</text:p>
          </table:table-cell>
          <table:table-cell table:style-name="ce68" office:value-type="string">
            <text:p>Search by name using simple search in Site Explorer</text:p>
          </table:table-cell>
          <table:table-cell table:style-name="ce68" office:value-type="string">
            <text:p>Step 2: Do searching</text:p>
          </table:table-cell>
          <table:table-cell table:style-name="ce137" office:value-type="string">
            <text:p>- In the Address bar research field, put the name of newly added document.</text:p>
            <text:p>- Click Search icon</text:p>
          </table:table-cell>
          <table:table-cell table:style-name="ce68" office:value-type="string">
            <text:p>Return new added document in the search result list</text:p>
          </table:table-cell>
          <table:table-cell table:style-name="ce86" office:value-type="string">
            <text:p>High</text:p>
          </table:table-cell>
          <table:table-cell table:style-name="ce59" office:value-type="string">
            <text:p>ECM-5331 </text:p>
          </table:table-cell>
          <table:table-cell table:style-name="ce167"/>
          <table:table-cell table:style-name="ce93"/>
          <table:table-cell table:style-name="ce95" table:number-columns-repeated="235"/>
          <table:table-cell table:style-name="ce98" table:number-columns-repeated="9"/>
          <table:table-cell table:number-columns-repeated="768"/>
        </table:table-row>
        <table:table-row table:style-name="ro19">
          <table:table-cell table:style-name="ce6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27" office:value-type="string">
            <text:p>REG_DMS_CCP-311</text:p>
          </table:table-cell>
          <table:table-cell table:style-name="ce78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82" table:formula="of:=CONCATENATE(&quot;DMS&quot;;&quot;/&quot;;[.B9])" office:value-type="string" office:string-value="DMS/REG_DMS_CCP-311">
            <text:p>DMS/REG_DMS_CCP-311</text:p>
          </table:table-cell>
          <table:table-cell table:style-name="ce83" office:value-type="string">
            <text:p>Search by content using simple search in Site Explorer</text:p>
          </table:table-cell>
          <table:table-cell table:style-name="ce68" office:value-type="string">
            <text:p>Step 1: Create document to search</text:p>
          </table:table-cell>
          <table:table-cell table:style-name="ce68" office:value-type="string">
            <text:p>- Go to Site Explorer</text:p>
            <text:p>- Choose a drive and Create New Document.</text:p>
          </table:table-cell>
          <table:table-cell table:style-name="ce68" office:value-type="string">
            <text:p>New document is created successfully</text:p>
          </table:table-cell>
          <table:table-cell table:style-name="ce86" office:value-type="string">
            <text:p>High</text:p>
          </table:table-cell>
          <table:table-cell table:style-name="ce59" office:value-type="string">
            <text:p>ECM-5331 </text:p>
          </table:table-cell>
          <table:table-cell table:style-name="ce167" office:value-type="string">
            <text:p>Currently return no search result when search by content using simple search</text:p>
          </table:table-cell>
          <table:table-cell table:style-name="ce93"/>
          <table:table-cell table:style-name="ce95" table:number-columns-repeated="235"/>
          <table:table-cell table:style-name="ce98" table:number-columns-repeated="9"/>
          <table:table-cell table:number-columns-repeated="768"/>
        </table:table-row>
        <table:table-row table:style-name="ro16">
          <table:table-cell table:style-name="ce6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DMS_CCP-311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2" table:formula="of:=CONCATENATE(&quot;DMS&quot;;&quot;/&quot;;[.B10])" office:value-type="string" office:string-value="DMS/REG_DMS_CCP-311">
            <text:p>DMS/REG_DMS_CCP-311</text:p>
          </table:table-cell>
          <table:table-cell table:style-name="ce68" office:value-type="string">
            <text:p>Search by content using simple search in Site Explorer</text:p>
          </table:table-cell>
          <table:table-cell table:style-name="ce68" office:value-type="string">
            <text:p>Step 2: Do searching</text:p>
          </table:table-cell>
          <table:table-cell table:style-name="ce137" office:value-type="string">
            <text:p>- In the Address bar research field, put the text in content of newly added document.</text:p>
            <text:p>- Click Search icon</text:p>
          </table:table-cell>
          <table:table-cell table:style-name="ce68" office:value-type="string">
            <text:p>Return new added document in the search result list</text:p>
          </table:table-cell>
          <table:table-cell table:style-name="ce86" office:value-type="string">
            <text:p>High</text:p>
          </table:table-cell>
          <table:table-cell table:style-name="ce59" office:value-type="string">
            <text:p>ECM-5331 </text:p>
          </table:table-cell>
          <table:table-cell table:style-name="ce167"/>
          <table:table-cell table:style-name="ce93"/>
          <table:table-cell table:style-name="ce95" table:number-columns-repeated="235"/>
          <table:table-cell table:style-name="ce98" table:number-columns-repeated="9"/>
          <table:table-cell table:number-columns-repeated="768"/>
        </table:table-row>
        <table:table-row table:style-name="ro20">
          <table:table-cell table:style-name="ce6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27" office:value-type="string">
            <text:p>REG_DMS_CCP-331</text:p>
          </table:table-cell>
          <table:table-cell table:style-name="ce78" office:value-type="float" office:value="1">
            <text:p>1.00</text:p>
          </table:table-cell>
          <table:table-cell table:style-name="ce82" table:formula="of:=CONCATENATE(&quot;DMS&quot;;&quot;/&quot;;[.B11])" office:value-type="string" office:string-value="DMS/REG_DMS_CCP-331">
            <text:p>DMS/REG_DMS_CCP-331</text:p>
          </table:table-cell>
          <table:table-cell table:style-name="ce83" office:value-type="string">
            <text:p>Check deleting taxonomy tree from Site Explorer</text:p>
          </table:table-cell>
          <table:table-cell table:style-name="ce68" office:value-type="string">
            <text:p>Step 1: Create new taxonomy tree</text:p>
          </table:table-cell>
          <table:table-cell table:style-name="ce86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4">- Click on next to add permission to this taxonomy,select any and add all the permissions(read,remove...)</text:span></text:p>
            <text:p><text:span text:style-name="T4">- Click on save and then next to add an action to a taxonomy(type the name and select collaboration as Target workspace and /sites content/live/acme/categories as Target path) and then click on save.</text:span></text:p>
          </table:table-cell>
          <table:table-cell table:style-name="ce86" office:value-type="string">
            <text:p>Create new taxonomy tree successfully</text:p>
          </table:table-cell>
          <table:table-cell table:style-name="ce86" office:value-type="string">
            <text:p>High</text:p>
          </table:table-cell>
          <table:table-cell table:style-name="ce86" office:value-type="string">
            <text:p>ECM-5409 </text:p>
          </table:table-cell>
          <table:table-cell table:style-name="ce93" office:value-type="string">
            <text:p>&gt;In Groups menu go to Sites Administration</text:p>
            <text:p>2-&gt;Add new Taxonomy Tree.</text:p>
            <text:p>3-&gt;Type the name and choose the collaboration as workspace and /sites content/live/acme/categories as Home path.</text:p>
            <text:p>4-&gt;Click on next to add permission to this taxonomy,select any and add all the permissions(read,remove...)</text:p>
            <text:p>5-&gt;Click on save and then next to add an action to a taxonomy(type the name and select collaboration as Target workspace and /sites content/live/acme/categories as Target path) and then click on save.</text:p>
            <text:p>6-&gt; a message Box appears and we got an AccessDeniedException .</text:p>
          </table:table-cell>
          <table:table-cell table:style-name="ce93"/>
          <table:table-cell table:style-name="ce170" table:number-columns-repeated="235"/>
          <table:table-cell table:style-name="ce98" table:number-columns-repeated="9"/>
          <table:table-cell table:number-columns-repeated="768"/>
        </table:table-row>
        <table:table-row table:style-name="ro21">
          <table:table-cell table:style-name="ce6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DMS_CCP-331</text:p>
          </table:table-cell>
          <table:table-cell table:style-name="ce7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2" table:formula="of:=CONCATENATE(&quot;DMS&quot;;&quot;/&quot;;[.B12])" office:value-type="string" office:string-value="DMS/REG_DMS_CCP-331">
            <text:p>DMS/REG_DMS_CCP-331</text:p>
          </table:table-cell>
          <table:table-cell table:style-name="ce56" office:value-type="string">
            <text:p>Check deleting taxonomy tree from Site Explorer</text:p>
          </table:table-cell>
          <table:table-cell table:style-name="ce68" office:value-type="string">
            <text:p>Step 2: Delete category</text:p>
          </table:table-cell>
          <table:table-cell table:style-name="ce138" office:value-type="string">
            <text:p>Go to site explorer and select sites management, under /acme/categories you will find the created category, try to delete this category</text:p>
          </table:table-cell>
          <table:table-cell table:style-name="ce86" office:value-type="string">
            <text:p>The category is deleted</text:p>
          </table:table-cell>
          <table:table-cell table:style-name="ce86" office:value-type="string">
            <text:p>High</text:p>
          </table:table-cell>
          <table:table-cell table:style-name="ce86" office:value-type="string">
            <text:p>ECM-5409 </text:p>
          </table:table-cell>
          <table:table-cell table:style-name="ce93" table:number-columns-repeated="2"/>
          <table:table-cell table:style-name="ce170" table:number-columns-repeated="235"/>
          <table:table-cell table:style-name="ce98" table:number-columns-repeated="9"/>
          <table:table-cell table:number-columns-repeated="768"/>
        </table:table-row>
        <table:table-row table:style-name="ro16">
          <table:table-cell table:style-name="ce67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27" office:value-type="string">
            <text:p>REG_DMS_CCP-393</text:p>
          </table:table-cell>
          <table:table-cell table:style-name="ce78" office:value-type="float" office:value="1">
            <text:p>1.00</text:p>
          </table:table-cell>
          <table:table-cell table:style-name="ce82" table:formula="of:=CONCATENATE(&quot;DMS&quot;;&quot;/&quot;;[.B13])" office:value-type="string" office:string-value="DMS/REG_DMS_CCP-393">
            <text:p>DMS/REG_DMS_CCP-393</text:p>
          </table:table-cell>
          <table:table-cell table:style-name="ce83" office:value-type="string">
            <text:p>Check if The day of the month in the calendar pop-up is translated to French</text:p>
          </table:table-cell>
          <table:table-cell table:style-name="ce131" office:value-type="string">
            <text:p>Step 1: Change language</text:p>
          </table:table-cell>
          <table:table-cell table:style-name="ce131" office:value-type="string">
            <text:p>Go to Language Setting &amp; select French to display</text:p>
          </table:table-cell>
          <table:table-cell table:style-name="ce146" office:value-type="string">
            <text:p>The site is displayed in French</text:p>
          </table:table-cell>
          <table:table-cell table:style-name="ce86" office:value-type="string">
            <text:p>High</text:p>
          </table:table-cell>
          <table:table-cell table:style-name="ce60" office:value-type="string">
            <text:p>ECM-5382</text:p>
            <text:p>Portal-3767</text:p>
          </table:table-cell>
          <table:table-cell table:style-name="ce168"/>
          <table:table-cell table:style-name="ce93"/>
          <table:table-cell table:style-name="ce60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16">
          <table:table-cell table:style-name="ce6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DMS_CCP-393</text:p>
          </table:table-cell>
          <table:table-cell table:style-name="ce7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CONCATENATE(&quot;DMS&quot;;&quot;/&quot;;[.B14])" office:value-type="string" office:string-value="DMS/REG_DMS_CCP-393">
            <text:p>DMS/REG_DMS_CCP-393</text:p>
          </table:table-cell>
          <table:table-cell table:style-name="ce68" office:value-type="string">
            <text:p>Check if The day of the month in the calendar pop-up is translated to French</text:p>
          </table:table-cell>
          <table:table-cell table:style-name="ce131" office:value-type="string">
            <text:p>Step 2: Check showing calendar popup in Site Explorer</text:p>
          </table:table-cell>
          <table:table-cell table:style-name="ce131" office:value-type="string">
            <text:p>- Go to Site Explorer --&gt; Add document</text:p>
            <text:p>- Choose template that contains calendar popup (Sample node, Podcast)</text:p>
          </table:table-cell>
          <table:table-cell table:style-name="ce131" office:value-type="string">
            <text:p>- The day of the month in the calendar pop-up is well translated to French</text:p>
            <text:p>- The week is start by Sunday</text:p>
          </table:table-cell>
          <table:table-cell table:style-name="ce86" office:value-type="string">
            <text:p>High</text:p>
          </table:table-cell>
          <table:table-cell table:style-name="ce60" office:value-type="string">
            <text:p>ECM-5382</text:p>
            <text:p>Portal-3767</text:p>
          </table:table-cell>
          <table:table-cell table:style-name="ce168"/>
          <table:table-cell table:style-name="ce93"/>
          <table:table-cell table:style-name="ce60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16">
          <table:table-cell table:style-name="ce67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table:style-name="ce27" office:value-type="string">
            <text:p>REG_DMS_CCP-393</text:p>
          </table:table-cell>
          <table:table-cell table:style-name="ce78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82" table:formula="of:=CONCATENATE(&quot;DMS&quot;;&quot;/&quot;;[.B15])" office:value-type="string" office:string-value="DMS/REG_DMS_CCP-393">
            <text:p>DMS/REG_DMS_CCP-393</text:p>
          </table:table-cell>
          <table:table-cell table:style-name="ce83" office:value-type="string">
            <text:p>Check the label of content-publishing validation form in French</text:p>
          </table:table-cell>
          <table:table-cell table:style-name="ce131" office:value-type="string">
            <text:p>Step 1: Create document</text:p>
          </table:table-cell>
          <table:table-cell table:style-name="ce131" office:value-type="string">
            <text:p>- Go to Site Explorer → Site Management</text:p>
            <text:p>- Select 1 folder &amp; add document</text:p>
          </table:table-cell>
          <table:table-cell table:style-name="ce146" office:value-type="string">
            <text:p>Create new document successfully</text:p>
          </table:table-cell>
          <table:table-cell table:style-name="ce86" office:value-type="string">
            <text:p>High</text:p>
          </table:table-cell>
          <table:table-cell table:style-name="ce60" office:value-type="string">
            <text:p>WF-85</text:p>
          </table:table-cell>
          <table:table-cell table:style-name="ce168" office:value-type="string">
            <text:p>There're some errors in label in form in French</text:p>
          </table:table-cell>
          <table:table-cell table:style-name="ce93"/>
          <table:table-cell table:style-name="ce60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22">
          <table:table-cell table:style-name="ce6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DMS_CCP-393</text:p>
          </table:table-cell>
          <table:table-cell table:style-name="ce78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82" table:formula="of:=CONCATENATE(&quot;DMS&quot;;&quot;/&quot;;[.B16])" office:value-type="string" office:string-value="DMS/REG_DMS_CCP-393">
            <text:p>DMS/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2: Add action on document</text:p>
          </table:table-cell>
          <table:table-cell table:style-name="ce131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131" office:value-type="string">
            <text:p>Create new action successfully</text:p>
          </table:table-cell>
          <table:table-cell table:style-name="ce86" office:value-type="string">
            <text:p>High</text:p>
          </table:table-cell>
          <table:table-cell table:style-name="ce60" office:value-type="string">
            <text:p>WF-85</text:p>
          </table:table-cell>
          <table:table-cell table:style-name="ce168"/>
          <table:table-cell table:style-name="ce93"/>
          <table:table-cell table:style-name="ce60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19">
          <table:table-cell table:style-name="ce6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DMS_CCP-393</text:p>
          </table:table-cell>
          <table:table-cell table:style-name="ce78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82" table:formula="of:=CONCATENATE(&quot;DMS&quot;;&quot;/&quot;;[.B17])" office:value-type="string" office:string-value="DMS/REG_DMS_CCP-393">
            <text:p>DMS/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3: Execute action</text:p>
          </table:table-cell>
          <table:table-cell table:style-name="ce131" office:value-type="string">
            <text:p>Right click on above document &amp; select the name of has just been added action</text:p>
          </table:table-cell>
          <table:table-cell table:style-name="ce146" office:value-type="string">
            <text:p>The action on document is done</text:p>
          </table:table-cell>
          <table:table-cell table:style-name="ce86" office:value-type="string">
            <text:p>High</text:p>
          </table:table-cell>
          <table:table-cell table:style-name="ce60" office:value-type="string">
            <text:p>WF-85</text:p>
          </table:table-cell>
          <table:table-cell table:style-name="ce168"/>
          <table:table-cell table:style-name="ce93"/>
          <table:table-cell table:style-name="ce60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22">
          <table:table-cell table:style-name="ce6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DMS_CCP-393</text:p>
          </table:table-cell>
          <table:table-cell table:style-name="ce78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82" table:formula="of:=CONCATENATE(&quot;DMS&quot;;&quot;/&quot;;[.B18])" office:value-type="string" office:string-value="DMS/REG_DMS_CCP-393">
            <text:p>DMS/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4: Manage action</text:p>
          </table:table-cell>
          <table:table-cell table:style-name="ce131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131" office:value-type="string">
            <text:p>The Task Manager form is shown, all labels are well translated in French</text:p>
          </table:table-cell>
          <table:table-cell table:style-name="ce86" office:value-type="string">
            <text:p>High</text:p>
          </table:table-cell>
          <table:table-cell table:style-name="ce60" office:value-type="string">
            <text:p>WF-85</text:p>
          </table:table-cell>
          <table:table-cell table:style-name="ce168"/>
          <table:table-cell table:style-name="ce93"/>
          <table:table-cell table:style-name="ce60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1">
          <table:table-cell table:style-name="ce99" table:number-columns-repeated="2"/>
          <table:table-cell table:style-name="ce78"/>
          <table:table-cell table:style-name="ce99" table:number-columns-repeated="5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09"/>
          <table:table-cell table:style-name="ce132"/>
          <table:table-cell table:style-name="ce133"/>
          <table:table-cell table:style-name="ce147"/>
          <table:table-cell table:style-name="ce8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39"/>
          <table:table-cell table:style-name="ce147"/>
          <table:table-cell table:style-name="ce8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39"/>
          <table:table-cell table:style-name="ce147"/>
          <table:table-cell table:style-name="ce8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09"/>
          <table:table-cell table:style-name="ce132"/>
          <table:table-cell table:style-name="ce133"/>
          <table:table-cell table:style-name="ce147"/>
          <table:table-cell table:style-name="ce8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28"/>
          <table:table-cell table:style-name="ce147"/>
          <table:table-cell table:style-name="ce8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39"/>
          <table:table-cell table:style-name="ce136"/>
          <table:table-cell table:style-name="ce8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1"/>
          <table:table-cell table:style-name="ce133" table:number-columns-repeated="2"/>
          <table:table-cell table:style-name="ce136"/>
          <table:table-cell table:style-name="ce86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2"/>
          <table:table-cell table:style-name="ce133"/>
          <table:table-cell table:style-name="ce128"/>
          <table:table-cell table:style-name="ce136"/>
          <table:table-cell table:style-name="ce86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2"/>
          <table:table-cell table:style-name="ce133"/>
          <table:table-cell table:style-name="ce128"/>
          <table:table-cell table:style-name="ce136"/>
          <table:table-cell table:style-name="ce86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86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34"/>
          <table:table-cell table:style-name="ce140"/>
          <table:table-cell table:style-name="ce123"/>
          <table:table-cell table:style-name="ce149"/>
          <table:table-cell table:style-name="ce151" table:number-columns-repeated="224"/>
          <table:table-cell table:style-name="ce77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/>
          <table:table-cell table:style-name="ce134"/>
          <table:table-cell table:style-name="ce141"/>
          <table:table-cell table:style-name="ce123"/>
          <table:table-cell table:style-name="ce149"/>
          <table:table-cell table:style-name="ce151" table:number-columns-repeated="224"/>
          <table:table-cell table:style-name="ce77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/>
          <table:table-cell table:style-name="ce134"/>
          <table:table-cell table:style-name="ce141"/>
          <table:table-cell table:style-name="ce123"/>
          <table:table-cell table:style-name="ce149"/>
          <table:table-cell table:style-name="ce151" table:number-columns-repeated="224"/>
          <table:table-cell table:style-name="ce77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/>
          <table:table-cell table:style-name="ce134"/>
          <table:table-cell table:style-name="ce142"/>
          <table:table-cell table:style-name="ce123"/>
          <table:table-cell table:style-name="ce149"/>
          <table:table-cell table:style-name="ce151" table:number-columns-repeated="224"/>
          <table:table-cell table:style-name="ce77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1" table:number-columns-repeated="224"/>
          <table:table-cell table:style-name="ce77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1" table:number-columns-repeated="224"/>
          <table:table-cell table:style-name="ce77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1" table:number-columns-repeated="224"/>
          <table:table-cell table:style-name="ce77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1" table:number-columns-repeated="224"/>
          <table:table-cell table:style-name="ce77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1" table:number-columns-repeated="224"/>
          <table:table-cell table:style-name="ce77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1" table:number-columns-repeated="224"/>
          <table:table-cell table:style-name="ce77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2"/>
          <table:table-cell table:style-name="ce153" table:number-columns-repeated="220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2"/>
          <table:table-cell table:style-name="ce153" table:number-columns-repeated="220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2"/>
          <table:table-cell table:style-name="ce153" table:number-columns-repeated="220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4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4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4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18"/>
          <table:table-cell table:style-name="ce143"/>
          <table:table-cell table:style-name="ce123"/>
          <table:table-cell table:style-name="ce149"/>
          <table:table-cell table:style-name="ce155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2"/>
          <table:table-cell table:style-name="ce143"/>
          <table:table-cell table:style-name="ce123"/>
          <table:table-cell table:style-name="ce149"/>
          <table:table-cell table:style-name="ce155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18"/>
          <table:table-cell table:style-name="ce144"/>
          <table:table-cell table:style-name="ce123"/>
          <table:table-cell table:style-name="ce149"/>
          <table:table-cell table:style-name="ce156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2"/>
          <table:table-cell table:style-name="ce143"/>
          <table:table-cell table:style-name="ce123"/>
          <table:table-cell table:style-name="ce149"/>
          <table:table-cell table:style-name="ce156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2"/>
          <table:table-cell table:style-name="ce143"/>
          <table:table-cell table:style-name="ce123"/>
          <table:table-cell table:style-name="ce149"/>
          <table:table-cell table:style-name="ce156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3"/>
          <table:table-cell table:style-name="ce123"/>
          <table:table-cell table:style-name="ce149"/>
          <table:table-cell table:style-name="ce156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0"/>
          <table:table-cell table:style-name="ce121"/>
          <table:table-cell table:style-name="ce144"/>
          <table:table-cell table:style-name="ce123"/>
          <table:table-cell table:style-name="ce149"/>
          <table:table-cell table:style-name="ce156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1" table:number-columns-repeated="2"/>
          <table:table-cell table:style-name="ce145"/>
          <table:table-cell table:style-name="ce123"/>
          <table:table-cell table:style-name="ce149"/>
          <table:table-cell table:style-name="ce156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1" table:number-columns-repeated="2"/>
          <table:table-cell table:style-name="ce145"/>
          <table:table-cell table:style-name="ce123"/>
          <table:table-cell table:style-name="ce149"/>
          <table:table-cell table:style-name="ce156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7"/>
          <table:table-cell table:style-name="ce122"/>
          <table:table-cell table:style-name="ce133"/>
          <table:table-cell table:style-name="ce128"/>
          <table:table-cell table:style-name="ce136"/>
          <table:table-cell table:style-name="ce149"/>
          <table:table-cell table:style-name="ce157" table:number-columns-repeated="3"/>
          <table:table-cell table:style-name="ce158" table:number-columns-repeated="219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7"/>
          <table:table-cell table:style-name="ce123" table:number-columns-repeated="3"/>
          <table:table-cell table:style-name="ce125"/>
          <table:table-cell table:style-name="ce149"/>
          <table:table-cell table:style-name="ce157" table:number-columns-repeated="3"/>
          <table:table-cell table:style-name="ce158" table:number-columns-repeated="219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7"/>
          <table:table-cell table:style-name="ce123" table:number-columns-repeated="3"/>
          <table:table-cell table:style-name="ce125"/>
          <table:table-cell table:style-name="ce149"/>
          <table:table-cell table:style-name="ce157" table:number-columns-repeated="3"/>
          <table:table-cell table:style-name="ce158" table:number-columns-repeated="219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4"/>
          <table:table-cell table:style-name="ce135"/>
          <table:table-cell table:style-name="ce116"/>
          <table:table-cell table:style-name="ce148"/>
          <table:table-cell table:style-name="ce149"/>
          <table:table-cell table:style-name="ce158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5" table:number-columns-repeated="3"/>
          <table:table-cell table:style-name="ce123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60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0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1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60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0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1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26"/>
          <table:table-cell table:style-name="ce133"/>
          <table:table-cell table:style-name="ce116"/>
          <table:table-cell table:style-name="ce136"/>
          <table:table-cell table:style-name="ce149"/>
          <table:table-cell table:style-name="ce162"/>
          <table:table-cell table:style-name="ce161" table:number-columns-repeated="224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63"/>
          <table:table-cell table:style-name="ce77" table:number-columns-repeated="224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3"/>
          <table:table-cell table:style-name="ce77" table:number-columns-repeated="224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28"/>
          <table:table-cell table:style-name="ce136"/>
          <table:table-cell table:style-name="ce149"/>
          <table:table-cell table:style-name="ce163"/>
          <table:table-cell table:style-name="ce77" table:number-columns-repeated="224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28"/>
          <table:table-cell table:style-name="ce136"/>
          <table:table-cell table:style-name="ce149"/>
          <table:table-cell table:style-name="ce163"/>
          <table:table-cell table:style-name="ce77" table:number-columns-repeated="224"/>
          <table:table-cell table:number-columns-repeated="790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29"/>
          <table:table-cell table:style-name="ce136"/>
          <table:table-cell table:style-name="ce130"/>
          <table:table-cell table:style-name="ce136"/>
          <table:table-cell table:style-name="ce149"/>
          <table:table-cell table:style-name="ce163"/>
          <table:table-cell table:style-name="ce77" table:number-columns-repeated="224"/>
          <table:table-cell table:number-columns-repeated="790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30"/>
          <table:table-cell table:style-name="ce136"/>
          <table:table-cell table:style-name="ce130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30"/>
          <table:table-cell table:style-name="ce136"/>
          <table:table-cell table:style-name="ce128"/>
          <table:table-cell table:style-name="ce130"/>
          <table:table-cell table:style-name="ce149"/>
          <table:table-cell table:style-name="ce164"/>
          <table:table-cell table:style-name="ce153" table:number-columns-repeated="221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16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16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27"/>
          <table:table-cell table:style-name="ce133"/>
          <table:table-cell table:style-name="ce116"/>
          <table:table-cell table:style-name="ce136"/>
          <table:table-cell table:style-name="ce149"/>
          <table:table-cell table:style-name="ce165"/>
          <table:table-cell table:style-name="ce169" table:number-columns-repeated="221"/>
          <table:table-cell table:style-name="ce171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28"/>
          <table:table-cell table:style-name="ce136"/>
          <table:table-cell table:style-name="ce149"/>
          <table:table-cell table:style-name="ce165"/>
          <table:table-cell table:style-name="ce169" table:number-columns-repeated="221"/>
          <table:table-cell table:style-name="ce171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28"/>
          <table:table-cell table:style-name="ce136"/>
          <table:table-cell table:style-name="ce149"/>
          <table:table-cell table:style-name="ce165"/>
          <table:table-cell table:style-name="ce169" table:number-columns-repeated="221"/>
          <table:table-cell table:style-name="ce171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8" table:number-columns-repeated="3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16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8"/>
          <table:table-cell table:style-name="ce133" table:number-columns-repeated="3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8"/>
          <table:table-cell table:style-name="ce133" table:number-columns-repeated="3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160" table:number-columns-repeated="225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77" table:number-columns-repeated="2"/>
          <table:table-cell table:style-name="ce81" table:number-columns-repeated="5"/>
          <table:table-cell table:style-name="ce89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77" table:number-columns-repeated="2"/>
          <table:table-cell table:style-name="ce81" table:number-columns-repeated="5"/>
          <table:table-cell table:style-name="ce89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77" table:number-columns-repeated="2"/>
          <table:table-cell table:style-name="ce81" table:number-columns-repeated="5"/>
          <table:table-cell table:style-name="ce89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77" table:number-columns-repeated="2"/>
          <table:table-cell table:style-name="ce81" table:number-columns-repeated="5"/>
          <table:table-cell table:style-name="ce89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77" table:number-columns-repeated="2"/>
          <table:table-cell table:style-name="ce81" table:number-columns-repeated="5"/>
          <table:table-cell table:style-name="ce89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77" table:number-columns-repeated="2"/>
          <table:table-cell table:style-name="ce81" table:number-columns-repeated="5"/>
          <table:table-cell table:style-name="ce89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77" table:number-columns-repeated="2"/>
          <table:table-cell table:style-name="ce81" table:number-columns-repeated="5"/>
          <table:table-cell table:style-name="ce89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77" table:number-columns-repeated="2"/>
          <table:table-cell table:style-name="ce81" table:number-columns-repeated="5"/>
          <table:table-cell table:style-name="ce89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77" table:number-columns-repeated="2"/>
          <table:table-cell table:style-name="ce81" table:number-columns-repeated="5"/>
          <table:table-cell table:style-name="ce89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77" table:number-columns-repeated="2"/>
          <table:table-cell table:style-name="ce81" table:number-columns-repeated="5"/>
          <table:table-cell table:style-name="ce89"/>
          <table:table-cell table:style-name="ce77" table:number-columns-repeated="225"/>
          <table:table-cell table:number-columns-repeated="790"/>
        </table:table-row>
        <table:table-row table:style-name="ro1">
          <table:table-cell/>
          <table:table-cell table:style-name="ce77" table:number-columns-repeated="2"/>
          <table:table-cell table:style-name="ce81" table:number-columns-repeated="5"/>
          <table:table-cell table:style-name="ce89"/>
          <table:table-cell table:style-name="ce77" table:number-columns-repeated="225"/>
          <table:table-cell table:number-columns-repeated="7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6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8" table:default-cell-style-name="Default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row table:style-name="ro12">
          <table:table-cell/>
          <table:table-cell table:style-name="ce69" office:value-type="string">
            <text:p>TEST CASES</text:p>
          </table:table-cell>
          <table:table-cell table:style-name="ce73"/>
          <table:table-cell table:style-name="ce79" table:number-columns-repeated="2"/>
          <table:table-cell/>
          <table:table-cell table:style-name="ce79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f:=COUNTIF([.L$7:.L$972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1"/>
        </table:table-row>
        <table:table-row table:style-name="ro12">
          <table:table-cell/>
          <table:table-cell table:style-name="ce70"/>
          <table:table-cell table:style-name="ce74"/>
          <table:table-cell table:style-name="ce79" table:number-columns-repeated="2"/>
          <table:table-cell/>
          <table:table-cell table:style-name="ce79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f:=COUNTIF([.L$7:.L$972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1"/>
        </table:table-row>
        <table:table-row table:style-name="ro13">
          <table:table-cell/>
          <table:table-cell table:style-name="ce71" office:value-type="string">
            <text:p>Function List:</text:p>
          </table:table-cell>
          <table:table-cell table:style-name="ce75" office:value-type="string" table:number-columns-spanned="3" table:number-rows-spanned="1">
            <text:p>Bugs on DMS 2.5.x for regression test</text:p>
          </table:table-cell>
          <table:covered-table-cell table:style-name="ce80"/>
          <table:covered-table-cell table:style-name="ce76"/>
          <table:table-cell/>
          <table:table-cell table:style-name="ce84"/>
          <table:table-cell table:style-name="ce85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f:=COUNTIF([.L$7:.L$972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1"/>
        </table:table-row>
        <table:table-row table:style-name="ro14">
          <table:table-cell/>
          <table:table-cell table:style-name="ce71" office:value-type="string">
            <text:p>Total Main Cases:</text:p>
          </table:table-cell>
          <table:table-cell table:style-name="ce76" table:formula="of:=MAX([.A7:.A955])" office:value-type="float" office:value="11" table:number-columns-spanned="3" table:number-rows-spanned="1">
            <text:p>11</text:p>
          </table:table-cell>
          <table:covered-table-cell table:style-name="ce80"/>
          <table:covered-table-cell table:style-name="ce76"/>
          <table:table-cell/>
          <table:table-cell table:style-name="ce84"/>
          <table:table-cell table:style-name="ce85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f:=COUNTIF([.L$7:.L$972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1"/>
        </table:table-row>
        <table:table-row table:style-name="ro12">
          <table:table-cell/>
          <table:table-cell table:style-name="ce72"/>
          <table:table-cell table:style-name="ce77"/>
          <table:table-cell table:style-name="ce81" table:number-columns-repeated="2"/>
          <table:table-cell table:style-name="ce81" office:value-type="string">
            <text:p><text:s/></text:p>
          </table:table-cell>
          <table:table-cell table:style-name="ce81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f:=COUNTIF([.L$7:.L$972];[.$L5])" office:value-type="float" office:value="0">
            <text:p>0</text:p>
          </table:table-cell>
          <table:table-cell table:style-name="ce91" table:number-columns-repeated="2"/>
          <table:table-cell table:style-name="ce77" table:number-columns-repeated="219"/>
          <table:table-cell table:number-columns-repeated="21"/>
        </table:table-row>
        <table:table-row table:style-name="ro14">
          <table:table-cell table:style-name="ce65" office:value-type="string">
            <text:p>Case No</text:p>
          </table:table-cell>
          <table:table-cell table:style-name="ce65" office:value-type="string">
            <text:p>Related function</text:p>
          </table:table-cell>
          <table:table-cell table:style-name="ce65" office:value-type="string">
            <text:p>Case ID</text:p>
          </table:table-cell>
          <table:table-cell table:style-name="ce65" office:value-type="string">
            <text:p>Path</text:p>
          </table:table-cell>
          <table:table-cell table:style-name="ce65" office:value-type="string">
            <text:p>Case Description</text:p>
          </table:table-cell>
          <table:table-cell table:style-name="ce65" office:value-type="string">
            <text:p>Step Description</text:p>
          </table:table-cell>
          <table:table-cell table:style-name="ce65" office:value-type="string">
            <text:p>Steps to produce</text:p>
          </table:table-cell>
          <table:table-cell table:style-name="ce65" office:value-type="string">
            <text:p>Expected Output</text:p>
          </table:table-cell>
          <table:table-cell table:style-name="ce65" office:value-type="string">
            <text:p>Priority</text:p>
          </table:table-cell>
          <table:table-cell table:style-name="ce65" office:value-type="string">
            <text:p>Link</text:p>
          </table:table-cell>
          <table:table-cell table:style-name="ce65" office:value-type="string">
            <text:p>Bug description</text:p>
          </table:table-cell>
          <table:table-cell table:style-name="ce65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</table:table-row>
        <table:table-row table:style-name="ro8">
          <table:table-cell table:style-name="ce67" office:value-type="float" office:value="1">
            <text:p>1.00</text:p>
          </table:table-cell>
          <table:table-cell table:style-name="ce27" office:value-type="string">
            <text:p>REG_DMS_CCP-401</text:p>
          </table:table-cell>
          <table:table-cell table:style-name="ce78" office:value-type="float" office:value="1">
            <text:p>1.00</text:p>
          </table:table-cell>
          <table:table-cell table:style-name="ce57" table:formula="of:=CONCATENATE(&quot;WCM&quot;;&quot;/&quot;;[.B7])" office:value-type="string" office:string-value="WCM/REG_DMS_CCP-401">
            <text:p>WCM/REG_DMS_CCP-401</text:p>
          </table:table-cell>
          <table:table-cell table:style-name="ce173" office:value-type="string">
            <text:p>Check double click on node in IE7</text:p>
          </table:table-cell>
          <table:table-cell table:style-name="ce57" office:value-type="string">
            <text:p>Step 1: Go to Sites Explorer</text:p>
          </table:table-cell>
          <table:table-cell table:style-name="ce57" office:value-type="string">
            <text:p>- Login by root</text:p>
            <text:p>- Go to Site Explorer</text:p>
            <text:p>- Select ACME drive</text:p>
          </table:table-cell>
          <table:table-cell table:style-name="ce57" office:value-type="string">
            <text:p>All nodes in ACME drive are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</table:table-cell>
          <table:table-cell table:number-columns-repeated="245"/>
        </table:table-row>
        <table:table-row table:style-name="ro16">
          <table:table-cell table:style-name="ce6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DMS_CCP-401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57" table:formula="of:=CONCATENATE(&quot;WCM&quot;;&quot;/&quot;;[.B8])" office:value-type="string" office:string-value="WCM/REG_DMS_CCP-401">
            <text:p>WCM/REG_DMS_CCP-401</text:p>
          </table:table-cell>
          <table:table-cell table:style-name="ce57" office:value-type="string">
            <text:p>Check double click on node in IE7</text:p>
          </table:table-cell>
          <table:table-cell table:style-name="ce57" office:value-type="string">
            <text:p>Step 2: Spread node in left tree</text:p>
          </table:table-cell>
          <table:table-cell table:style-name="ce57" office:value-type="string">
            <text:p>- Double click on 1 node from left tree</text:p>
          </table:table-cell>
          <table:table-cell table:style-name="ce57" office:value-type="string">
            <text:p>The node is expanded like action 1 click, sub node are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</table:table-cell>
          <table:table-cell table:style-name="ce57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16">
          <table:table-cell table:style-name="ce6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27" office:value-type="string">
            <text:p>REG_DMS_DMS-001</text:p>
          </table:table-cell>
          <table:table-cell table:style-name="ce78" office:value-type="float" office:value="1">
            <text:p>1.00</text:p>
          </table:table-cell>
          <table:table-cell table:style-name="ce57" table:formula="of:=CONCATENATE(&quot;WCM&quot;;&quot;/&quot;;[.B9])" office:value-type="string" office:string-value="WCM/REG_DMS_DMS-001">
            <text:p>WCM/REG_DMS_DMS-001</text:p>
          </table:table-cell>
          <table:table-cell table:style-name="ce173" office:value-type="string">
            <text:p>Check view metadata</text:p>
          </table:table-cell>
          <table:table-cell table:style-name="ce57" office:value-type="string">
            <text:p>Step 1: Add view for drive</text:p>
          </table:table-cell>
          <table:table-cell table:style-name="ce57" office:value-type="string">
            <text:p>- Login by admin</text:p>
            <text:p>- Go to Sites Administration/ Manage Drives</text:p>
            <text:p>- Edit 1 drive (e.g: Manage Sites): add Admin view for this drive</text:p>
          </table:table-cell>
          <table:table-cell table:style-name="ce57" office:value-type="string">
            <text:p>Edit drive successfully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57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DMS_DMS-001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57" table:formula="of:=CONCATENATE(&quot;WCM&quot;;&quot;/&quot;;[.B10])" office:value-type="string" office:string-value="WCM/REG_DMS_DMS-001">
            <text:p>WCM/REG_DMS_DMS-001</text:p>
          </table:table-cell>
          <table:table-cell table:style-name="ce57" office:value-type="string">
            <text:p>Check view metadata</text:p>
          </table:table-cell>
          <table:table-cell table:style-name="ce57" office:value-type="string">
            <text:p>Step 2: Go to Sites Explorer</text:p>
          </table:table-cell>
          <table:table-cell table:style-name="ce57" office:value-type="string">
            <text:p>- Login by admin</text:p>
            <text:p>- Go to Group/Sites Explorer/Sites Management</text:p>
          </table:table-cell>
          <table:table-cell table:style-name="ce57" office:value-type="string">
            <text:p>Sites Management drive is displayed, there're some view include Admin view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57</text:p>
          </table:table-cell>
          <table:table-cell table:style-name="ce57"/>
          <table:table-cell table:number-columns-repeated="244"/>
        </table:table-row>
        <table:table-row table:style-name="ro9">
          <table:table-cell table:style-name="ce6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DMS_DMS-001</text:p>
          </table:table-cell>
          <table:table-cell table:style-name="ce7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57" table:formula="of:=CONCATENATE(&quot;WCM&quot;;&quot;/&quot;;[.B11])" office:value-type="string" office:string-value="WCM/REG_DMS_DMS-001">
            <text:p>WCM/REG_DMS_DMS-001</text:p>
          </table:table-cell>
          <table:table-cell table:style-name="ce57" office:value-type="string">
            <text:p>Check view metadata</text:p>
          </table:table-cell>
          <table:table-cell table:style-name="ce57" office:value-type="string">
            <text:p>Step 3: Add action</text:p>
          </table:table-cell>
          <table:table-cell table:style-name="ce57" office:value-type="string">
            <text:p>- Select acme/documents</text:p>
            <text:p>- Choose Admin View</text:p>
            <text:p>- Select Admin tab</text:p>
            <text:p>- Click Manage Action: Add a new Action with a exo:addMetadaAction as action type and dc:elementset as Metadata</text:p>
          </table:table-cell>
          <table:table-cell table:style-name="ce57" office:value-type="string">
            <text:p>Action is added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57</text:p>
          </table:table-cell>
          <table:table-cell table:style-name="ce57"/>
          <table:table-cell table:number-columns-repeated="244"/>
        </table:table-row>
        <table:table-row table:style-name="ro8">
          <table:table-cell table:style-name="ce6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DMS_DMS-001</text:p>
          </table:table-cell>
          <table:table-cell table:style-name="ce7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57" table:formula="of:=CONCATENATE(&quot;WCM&quot;;&quot;/&quot;;[.B12])" office:value-type="string" office:string-value="WCM/REG_DMS_DMS-001">
            <text:p>WCM/REG_DMS_DMS-001</text:p>
          </table:table-cell>
          <table:table-cell table:style-name="ce57" office:value-type="string">
            <text:p>Check view metadata</text:p>
          </table:table-cell>
          <table:table-cell table:style-name="ce57" office:value-type="string">
            <text:p>Step 4: Add document</text:p>
          </table:table-cell>
          <table:table-cell table:style-name="ce57" office:value-type="string">
            <text:p>- Add new nt:file document type or upload file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57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6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DMS_DMS-001</text:p>
          </table:table-cell>
          <table:table-cell table:style-name="ce7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57" table:formula="of:=CONCATENATE(&quot;WCM&quot;;&quot;/&quot;;[.B13])" office:value-type="string" office:string-value="WCM/REG_DMS_DMS-001">
            <text:p>WCM/REG_DMS_DMS-001</text:p>
          </table:table-cell>
          <table:table-cell table:style-name="ce57" office:value-type="string">
            <text:p>Check view metadata</text:p>
          </table:table-cell>
          <table:table-cell table:style-name="ce57" office:value-type="string">
            <text:p>Step 5: View metadata</text:p>
          </table:table-cell>
          <table:table-cell table:style-name="ce57" office:value-type="string">
            <text:p>- Select added document to view its content</text:p>
            <text:p>- Select Info tab</text:p>
            <text:p>- Click View Metadatas</text:p>
          </table:table-cell>
          <table:table-cell table:style-name="ce57" office:value-type="string">
            <text:p>Metadata infor of selecting document is displayed &amp; no error in console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57</text:p>
          </table:table-cell>
          <table:table-cell table:style-name="ce57" office:value-type="string">
            <text:p>At the server console you will have this exception:</text:p>
            <text:p>[ERROR] UIJCRExplorer - The node cannot be seen &lt;javax.jcr.ItemNotFoundException: Primary item not found for /Documents/Live/new article&gt;javax.jcr.ItemNotFoundException: Primary item not found for /Documents/Live/new article</text:p>
          </table:table-cell>
          <table:table-cell table:number-columns-repeated="244"/>
        </table:table-row>
        <table:table-row table:style-name="ro19">
          <table:table-cell table:style-name="ce67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27" office:value-type="string">
            <text:p>REG_DMS_DMS-002</text:p>
          </table:table-cell>
          <table:table-cell table:style-name="ce78" office:value-type="float" office:value="1">
            <text:p>1.00</text:p>
          </table:table-cell>
          <table:table-cell table:style-name="ce57" table:formula="of:=CONCATENATE(&quot;WCM&quot;;&quot;/&quot;;[.B14])" office:value-type="string" office:string-value="WCM/REG_DMS_DMS-002">
            <text:p>WCM/REG_DMS_DMS-002</text:p>
          </table:table-cell>
          <table:table-cell table:style-name="ce173" office:value-type="string">
            <text:p>Check deleting workspace after viewing</text:p>
          </table:table-cell>
          <table:table-cell table:style-name="ce57" office:value-type="string">
            <text:p>Step 1: Show add new repository form</text:p>
          </table:table-cell>
          <table:table-cell table:style-name="ce57" office:value-type="string">
            <text:p>- Login by admin</text:p>
            <text:p>- Go to Sites Administration</text:p>
            <text:p>- Click + icon to show add new repository form</text:p>
          </table:table-cell>
          <table:table-cell table:style-name="ce57" office:value-type="string">
            <text:p>Add new repository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DMS_DMS-002</text:p>
          </table:table-cell>
          <table:table-cell table:style-name="ce7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57" table:formula="of:=CONCATENATE(&quot;WCM&quot;;&quot;/&quot;;[.B15])" office:value-type="string" office:string-value="WCM/REG_DMS_DMS-002">
            <text:p>WCM/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57" office:value-type="string">
            <text:p>Step 2: Add new workspace</text:p>
          </table:table-cell>
          <table:table-cell table:style-name="ce57" office:value-type="string">
            <text:p>- Input Name for new repository</text:p>
            <text:p>- Click Add workspace button</text:p>
            <text:p>- Input needed values for fields from Step 1 to 3</text:p>
          </table:table-cell>
          <table:table-cell table:style-name="ce57" office:value-type="string">
            <text:p>New workspace is added &amp; listed as a link in Add new repository form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DMS_DMS-002</text:p>
          </table:table-cell>
          <table:table-cell table:style-name="ce7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57" table:formula="of:=CONCATENATE(&quot;WCM&quot;;&quot;/&quot;;[.B16])" office:value-type="string" office:string-value="WCM/REG_DMS_DMS-002">
            <text:p>WCM/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57" office:value-type="string">
            <text:p>Step 3: View workspace</text:p>
          </table:table-cell>
          <table:table-cell table:style-name="ce57" office:value-type="string">
            <text:p>- Keep the Add new repository form open</text:p>
            <text:p>- Click on the link of new added workspace</text:p>
          </table:table-cell>
          <table:table-cell table:style-name="ce57" office:value-type="string">
            <text:p>Information of selected workspace is displayed from step 1 to 3 as when you ad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DMS_DMS-002</text:p>
          </table:table-cell>
          <table:table-cell table:style-name="ce7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57" table:formula="of:=CONCATENATE(&quot;WCM&quot;;&quot;/&quot;;[.B17])" office:value-type="string" office:string-value="WCM/REG_DMS_DMS-002">
            <text:p>WCM/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57" office:value-type="string">
            <text:p>Step 4: Delete workspace</text:p>
          </table:table-cell>
          <table:table-cell table:style-name="ce57" office:value-type="string">
            <text:p>- At step 3 when view workspace, click Finish to return Add new repository form</text:p>
            <text:p>- Click Delete icon next to the link of workspace you has just viewed</text:p>
          </table:table-cell>
          <table:table-cell table:style-name="ce57" office:value-type="string">
            <text:p>The workspace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57" office:value-type="string">
            <text:p>Click icon to delete new workspace -&gt; show message "can not delete..."</text:p>
          </table:table-cell>
          <table:table-cell table:number-columns-repeated="244"/>
        </table:table-row>
        <table:table-row table:style-name="ro19">
          <table:table-cell table:style-name="ce67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table:style-name="ce27" office:value-type="string">
            <text:p>REG_DMS_DMS-003</text:p>
          </table:table-cell>
          <table:table-cell table:style-name="ce78" office:value-type="float" office:value="1">
            <text:p>1.00</text:p>
          </table:table-cell>
          <table:table-cell table:style-name="ce57" table:formula="of:=CONCATENATE(&quot;WCM&quot;;&quot;/&quot;;[.B18])" office:value-type="string" office:string-value="WCM/REG_DMS_DMS-003">
            <text:p>WCM/REG_DMS_DMS-003</text:p>
          </table:table-cell>
          <table:table-cell table:style-name="ce173" office:value-type="string">
            <text:p>Check change permission on a document</text:p>
          </table:table-cell>
          <table:table-cell table:style-name="ce57" office:value-type="string">
            <text:p>Step 1: Go to DMS Administration drive</text:p>
          </table:table-cell>
          <table:table-cell table:style-name="ce57" office:value-type="string">
            <text:p>- Login by admin</text:p>
            <text:p>- Go to Group/Sites Explorer/DMS Administration</text:p>
          </table:table-cell>
          <table:table-cell table:style-name="ce57" office:value-type="string">
            <text:p>DMS Administration drive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_DMS_DMS-003</text:p>
          </table:table-cell>
          <table:table-cell table:style-name="ce7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57" table:formula="of:=CONCATENATE(&quot;WCM&quot;;&quot;/&quot;;[.B19])" office:value-type="string" office:string-value="WCM/REG_DMS_DMS-003">
            <text:p>WCM/REG_DMS_DMS-003</text:p>
          </table:table-cell>
          <table:table-cell table:style-name="ce57" office:value-type="string">
            <text:p>Check change permission on a document</text:p>
          </table:table-cell>
          <table:table-cell table:style-name="ce57" office:value-type="string">
            <text:p>Step 2: Create document</text:p>
          </table:table-cell>
          <table:table-cell table:style-name="ce57" office:value-type="string">
            <text:p>- Go to /exo:ecm/exo:taxonomyTrees/storage/System (or any category node inside)</text:p>
            <text:p>- Create a document (exo:article, web content, etc)</text:p>
          </table:table-cell>
          <table:table-cell table:style-name="ce57" office:value-type="string">
            <text:p>Create new document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57"/>
          <table:table-cell table:number-columns-repeated="244"/>
        </table:table-row>
        <table:table-row table:style-name="ro8">
          <table:table-cell table:style-name="ce6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DMS_DMS-003</text:p>
          </table:table-cell>
          <table:table-cell table:style-name="ce7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57" table:formula="of:=CONCATENATE(&quot;WCM&quot;;&quot;/&quot;;[.B20])" office:value-type="string" office:string-value="WCM/REG_DMS_DMS-003">
            <text:p>WCM/REG_DMS_DMS-003</text:p>
          </table:table-cell>
          <table:table-cell table:style-name="ce57" office:value-type="string">
            <text:p>Check change permission on a document</text:p>
          </table:table-cell>
          <table:table-cell table:style-name="ce57" office:value-type="string">
            <text:p>Step 3: View permission of added document</text:p>
          </table:table-cell>
          <table:table-cell table:style-name="ce57" office:value-type="string">
            <text:p>- Select to view added document</text:p>
            <text:p>- Select Info tab</text:p>
            <text:p>- Click View Permissions</text:p>
          </table:table-cell>
          <table:table-cell table:style-name="ce57" office:value-type="string">
            <text:p>Permission form of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57"/>
          <table:table-cell table:number-columns-repeated="244"/>
        </table:table-row>
        <table:table-row table:style-name="ro8">
          <table:table-cell table:style-name="ce6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DMS_DMS-003</text:p>
          </table:table-cell>
          <table:table-cell table:style-name="ce78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57" table:formula="of:=CONCATENATE(&quot;WCM&quot;;&quot;/&quot;;[.B21])" office:value-type="string" office:string-value="WCM/REG_DMS_DMS-003">
            <text:p>WCM/REG_DMS_DMS-003</text:p>
          </table:table-cell>
          <table:table-cell table:style-name="ce57" office:value-type="string">
            <text:p>Check change permission on a document</text:p>
          </table:table-cell>
          <table:table-cell table:style-name="ce57" office:value-type="string">
            <text:p>Step 4: Change permission on document</text:p>
          </table:table-cell>
          <table:table-cell table:style-name="ce57" office:value-type="string">
            <text:p>- Add a new permission, or edit /delete an existing one, and Save</text:p>
          </table:table-cell>
          <table:table-cell table:style-name="ce57" office:value-type="string">
            <text:p>Add/Edit/Delete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57" office:value-type="string">
            <text:p>two execptions are thrown and an error message is displayed</text:p>
          </table:table-cell>
          <table:table-cell table:number-columns-repeated="244"/>
        </table:table-row>
        <table:table-row table:style-name="ro19">
          <table:table-cell table:style-name="ce67"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5.00</text:p>
          </table:table-cell>
          <table:table-cell table:style-name="ce27" office:value-type="string">
            <text:p>REG_DMS_CCP-481</text:p>
          </table:table-cell>
          <table:table-cell table:style-name="ce78" office:value-type="float" office:value="1">
            <text:p>1.00</text:p>
          </table:table-cell>
          <table:table-cell table:style-name="ce57" table:formula="of:=CONCATENATE(&quot;WCM&quot;;&quot;/&quot;;[.B22])" office:value-type="string" office:string-value="WCM/REG_DMS_CCP-481">
            <text:p>WCM/REG_DMS_CCP-481</text:p>
          </table:table-cell>
          <table:table-cell table:style-name="ce173" office:value-type="string">
            <text:p>Check if there's any default right for each newly added workspace</text:p>
          </table:table-cell>
          <table:table-cell table:style-name="ce57" office:value-type="string">
            <text:p>Step 1: Show add new repository form</text:p>
          </table:table-cell>
          <table:table-cell table:style-name="ce57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57" office:value-type="string">
            <text:p>Add new repository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57"/>
          <table:table-cell table:number-columns-repeated="244"/>
        </table:table-row>
        <table:table-row table:style-name="ro9">
          <table:table-cell table:style-name="ce6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7" office:value-type="string">
            <text:p>REG_DMS_CCP-481</text:p>
          </table:table-cell>
          <table:table-cell table:style-name="ce78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57" table:formula="of:=CONCATENATE(&quot;WCM&quot;;&quot;/&quot;;[.B23])" office:value-type="string" office:string-value="WCM/REG_DMS_CCP-481">
            <text:p>WCM/REG_DMS_CCP-481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2: Add new workspace</text:p>
          </table:table-cell>
          <table:table-cell table:style-name="ce57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57" office:value-type="string">
            <text:p>New workspace is added &amp; listed as a link in Add new repository form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7" office:value-type="string">
            <text:p>REG_DMS_CCP-481</text:p>
          </table:table-cell>
          <table:table-cell table:style-name="ce78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57" table:formula="of:=CONCATENATE(&quot;WCM&quot;;&quot;/&quot;;[.B24])" office:value-type="string" office:string-value="WCM/REG_DMS_CCP-481">
            <text:p>WCM/REG_DMS_CCP-481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3: Show form to edit added workspace</text:p>
          </table:table-cell>
          <table:table-cell table:style-name="ce57" office:value-type="string">
            <text:p>Click on the link of new added workspace</text:p>
          </table:table-cell>
          <table:table-cell table:style-name="ce57" office:value-type="string">
            <text:p>Information of selected workspace is displayed at step 1: the permission is correct a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57" office:value-type="string">
            <text:p>the right : any/read is added by default</text:p>
          </table:table-cell>
          <table:table-cell table:number-columns-repeated="244"/>
        </table:table-row>
        <table:table-row table:style-name="ro19">
          <table:table-cell table:style-name="ce67"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6.00</text:p>
          </table:table-cell>
          <table:table-cell table:style-name="ce27" office:value-type="string">
            <text:p>REG_DMS_CCP-484</text:p>
          </table:table-cell>
          <table:table-cell table:style-name="ce78" office:value-type="float" office:value="1">
            <text:p>1.00</text:p>
          </table:table-cell>
          <table:table-cell table:style-name="ce57" table:formula="of:=CONCATENATE(&quot;WCM&quot;;&quot;/&quot;;[.B25])" office:value-type="string" office:string-value="WCM/REG_DMS_CCP-484">
            <text:p>WCM/REG_DMS_CCP-484</text:p>
          </table:table-cell>
          <table:table-cell table:style-name="ce173" office:value-type="string">
            <text:p>Check displaying node in left pane while selecting path for symlink</text:p>
          </table:table-cell>
          <table:table-cell table:style-name="ce57" office:value-type="string">
            <text:p>Step 1: Go to Manage Sites</text:p>
          </table:table-cell>
          <table:table-cell table:style-name="ce57" office:value-type="string">
            <text:p>- Login by admin</text:p>
            <text:p>- Go to Group/Sites Explorer/Sites Management</text:p>
          </table:table-cell>
          <table:table-cell table:style-name="ce57" office:value-type="string">
            <text:p>Sites Management drive is display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7" office:value-type="string">
            <text:p>REG_DMS_CCP-484</text:p>
          </table:table-cell>
          <table:table-cell table:style-name="ce78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57" table:formula="of:=CONCATENATE(&quot;WCM&quot;;&quot;/&quot;;[.B26])" office:value-type="string" office:string-value="WCM/REG_DMS_CCP-484">
            <text:p>WCM/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Select acme</text:p>
            <text:p>- Add new document</text:p>
          </table:table-cell>
          <table:table-cell table:style-name="ce57" office:value-type="string">
            <text:p>Add document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DMS_CCP-484</text:p>
          </table:table-cell>
          <table:table-cell table:style-name="ce7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57" table:formula="of:=CONCATENATE(&quot;WCM&quot;;&quot;/&quot;;[.B27])" office:value-type="string" office:string-value="WCM/REG_DMS_CCP-484">
            <text:p>WCM/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3: Show add symlink form</text:p>
          </table:table-cell>
          <table:table-cell table:style-name="ce57" office:value-type="string">
            <text:p>- In right pane: right click on blank area and select Add Sym Link from menu</text:p>
          </table:table-cell>
          <table:table-cell table:style-name="ce57" office:value-type="string">
            <text:p>Sym Link Manager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REG_DMS_CCP-484</text:p>
          </table:table-cell>
          <table:table-cell table:style-name="ce7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57" table:formula="of:=CONCATENATE(&quot;WCM&quot;;&quot;/&quot;;[.B28])" office:value-type="string" office:string-value="WCM/REG_DMS_CCP-484">
            <text:p>WCM/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4: Show form to choose Target node</text:p>
          </table:table-cell>
          <table:table-cell table:style-name="ce57" office:value-type="string">
            <text:p>In Sym Link Manager form click + icon</text:p>
          </table:table-cell>
          <table:table-cell table:style-name="ce57" office:value-type="string">
            <text:p>Choose Target Node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57"/>
          <table:table-cell table:number-columns-repeated="244"/>
        </table:table-row>
        <table:table-row table:style-name="ro24">
          <table:table-cell table:style-name="ce6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DMS_CCP-484</text:p>
          </table:table-cell>
          <table:table-cell table:style-name="ce7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57" table:formula="of:=CONCATENATE(&quot;WCM&quot;;&quot;/&quot;;[.B29])" office:value-type="string" office:string-value="WCM/REG_DMS_CCP-484">
            <text:p>WCM/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5: Check displaying node</text:p>
          </table:table-cell>
          <table:table-cell table:style-name="ce57" office:value-type="string">
            <text:p>In left pane, select sites content/live/acme</text:p>
          </table:table-cell>
          <table:table-cell table:style-name="ce57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57" office:value-type="string">
            <text:p>Left pane list document nodes also</text:p>
          </table:table-cell>
          <table:table-cell table:number-columns-repeated="244"/>
        </table:table-row>
        <table:table-row table:style-name="ro25">
          <table:table-cell table:style-name="ce67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7.00</text:p>
          </table:table-cell>
          <table:table-cell table:style-name="ce27" office:value-type="string">
            <text:p>REG_DMS_CCP-403</text:p>
          </table:table-cell>
          <table:table-cell table:style-name="ce78" office:value-type="float" office:value="1">
            <text:p>1.00</text:p>
          </table:table-cell>
          <table:table-cell table:style-name="ce57" table:formula="of:=CONCATENATE(&quot;WCM&quot;;&quot;/&quot;;[.B30])" office:value-type="string" office:string-value="WCM/REG_DMS_CCP-403">
            <text:p>WCM/REG_DMS_CCP-403</text:p>
          </table:table-cell>
          <table:table-cell table:style-name="ce173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REG_DMS_CCP-403</text:p>
          </table:table-cell>
          <table:table-cell table:style-name="ce78" office:value-type="float" office:value="1">
            <text:p>1.00</text:p>
          </table:table-cell>
          <table:table-cell table:style-name="ce57" table:formula="of:=CONCATENATE(&quot;WCM&quot;;&quot;/&quot;;[.B31])" office:value-type="string" office:string-value="WCM/REG_DMS_CCP-403">
            <text:p>WCM/REG_DMS_CCP-403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2: View in Manage Publication</text:p>
          </table:table-cell>
          <table:table-cell table:style-name="ce57" office:value-type="string">
            <text:p>- Double click on uploaded file to view its content</text:p>
            <text:p>- Click Manage publication</text:p>
          </table:table-cell>
          <table:table-cell table:style-name="ce57" office:value-type="string">
            <text:p>File is displayed with correct nam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</table:table-cell>
          <table:table-cell table:style-name="ce57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9">
          <table:table-cell table:style-name="ce67" table:formula="of:=IF(VALUE(MID([.F32];6;FIND(&quot;:&quot;;[.F32];1)-FIND(&quot; &quot;;[.F32];1)-1))&gt;VALUE(MID([.F31];6;FIND(&quot;:&quot;;[.F31];1)-FIND(&quot; &quot;;[.F31];1)-1));&quot;&quot;;MAX([.A$7:.A31])+1)" office:value-type="float" office:value="8">
            <text:p>8.00</text:p>
          </table:table-cell>
          <table:table-cell table:style-name="ce27" office:value-type="string">
            <text:p>REG_DMS_CCP-449</text:p>
          </table:table-cell>
          <table:table-cell table:style-name="ce78" office:value-type="float" office:value="1">
            <text:p>1.00</text:p>
          </table:table-cell>
          <table:table-cell table:style-name="ce57" table:formula="of:=CONCATENATE(&quot;WCM&quot;;&quot;/&quot;;[.B32])" office:value-type="string" office:string-value="WCM/REG_DMS_CCP-449">
            <text:p>WCM/REG_DMS_CCP-449</text:p>
          </table:table-cell>
          <table:table-cell table:style-name="ce173" office:value-type="string">
            <text:p>Check changing publication status when update document (file)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57" office:value-type="string">
            <text:p>Upload is do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DMS_CCP-449</text:p>
          </table:table-cell>
          <table:table-cell table:style-name="ce78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57" table:formula="of:=CONCATENATE(&quot;WCM&quot;;&quot;/&quot;;[.B33])" office:value-type="string" office:string-value="WCM/REG_DMS_CCP-449">
            <text:p>WCM/REG_DMS_CCP-449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2: Public file</text:p>
          </table:table-cell>
          <table:table-cell table:style-name="ce57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57" office:value-type="string">
            <text:p>- New version is added</text:p>
            <text:p>- The file is publish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</table:table-cell>
          <table:table-cell table:style-name="ce57"/>
          <table:table-cell table:number-columns-repeated="244"/>
        </table:table-row>
        <table:table-row table:style-name="ro22">
          <table:table-cell table:style-name="ce6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REG_DMS_CCP-449</text:p>
          </table:table-cell>
          <table:table-cell table:style-name="ce78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57" table:formula="of:=CONCATENATE(&quot;WCM&quot;;&quot;/&quot;;[.B34])" office:value-type="string" office:string-value="WCM/REG_DMS_CCP-449">
            <text:p>WCM/REG_DMS_CCP-449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3: Upload file with same name</text:p>
          </table:table-cell>
          <table:table-cell table:style-name="ce57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57" office:value-type="string">
            <text:p>- The file is uploaded, replace the first one</text:p>
            <text:p>- Status of document is draft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</table:table-cell>
          <table:table-cell table:style-name="ce57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18">
          <table:table-cell table:style-name="ce67"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9.00</text:p>
          </table:table-cell>
          <table:table-cell table:style-name="ce27" office:value-type="string">
            <text:p>REG_DMS_DMS-004</text:p>
          </table:table-cell>
          <table:table-cell table:style-name="ce78" office:value-type="float" office:value="1">
            <text:p>1.00</text:p>
          </table:table-cell>
          <table:table-cell table:style-name="ce57" table:formula="of:=CONCATENATE(&quot;WCM&quot;;&quot;/&quot;;[.B35])" office:value-type="string" office:string-value="WCM/REG_DMS_DMS-004">
            <text:p>WCM/REG_DMS_DMS-004</text:p>
          </table:table-cell>
          <table:table-cell table:style-name="ce173" office:value-type="string">
            <text:p>Check showing Vote for Free layout web content</text:p>
          </table:table-cell>
          <table:table-cell table:style-name="ce57" office:value-type="string">
            <text:p>Step 1: Add content</text:p>
          </table:table-cell>
          <table:table-cell table:style-name="ce57" office:value-type="string">
            <text:p>- Login </text:p>
            <text:p>- Go to Sites Explorer/Sites Management/acme/web contents</text:p>
            <text:p>- Click Add document in Action bar</text:p>
            <text:p>- Select Free layout web content for template</text:p>
            <text:p>- Input needed values</text:p>
            <text:p>- Click Save</text:p>
          </table:table-cell>
          <table:table-cell table:style-name="ce57" office:value-type="string">
            <text:p>New free layout web content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20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DMS_DMS-004</text:p>
          </table:table-cell>
          <table:table-cell table:style-name="ce78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57" table:formula="of:=CONCATENATE(&quot;WCM&quot;;&quot;/&quot;;[.B36])" office:value-type="string" office:string-value="WCM/REG_DMS_DMS-004">
            <text:p>WCM/REG_DMS_DMS-004</text:p>
          </table:table-cell>
          <table:table-cell table:style-name="ce57" office:value-type="string">
            <text:p>Check showing Vote for Free layout web content</text:p>
          </table:table-cell>
          <table:table-cell table:style-name="ce57" office:value-type="string">
            <text:p>Step 2: Vote</text:p>
          </table:table-cell>
          <table:table-cell table:style-name="ce57" office:value-type="string">
            <text:p>- Select added web content</text:p>
            <text:p>- Choose Collaboration on Action bar &amp; click Vote for document</text:p>
            <text:p>- Select star to vote</text:p>
          </table:table-cell>
          <table:table-cell table:style-name="ce57" office:value-type="string">
            <text:p>Information of this vote is shown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209</text:p>
          </table:table-cell>
          <table:table-cell table:style-name="ce57"/>
          <table:table-cell table:number-columns-repeated="244"/>
        </table:table-row>
        <table:table-row table:style-name="ro18">
          <table:table-cell table:style-name="ce67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10.00</text:p>
          </table:table-cell>
          <table:table-cell table:style-name="ce27" office:value-type="string">
            <text:p>REG_DMS_DMS-004</text:p>
          </table:table-cell>
          <table:table-cell table:style-name="ce78" table:formula="of:=IF(VALUE(MID([.F37];6;FIND(&quot;:&quot;;[.F37];1)-FIND(&quot; &quot;;[.F37];1)-1))&gt;VALUE(MID([.F36];6;FIND(&quot;:&quot;;[.F36];1)-FIND(&quot; &quot;;[.F36];1)-1));[.C36];[.C36]+1)" office:value-type="float" office:value="2">
            <text:p>2.00</text:p>
          </table:table-cell>
          <table:table-cell table:style-name="ce57" table:formula="of:=CONCATENATE(&quot;WCM&quot;;&quot;/&quot;;[.B37])" office:value-type="string" office:string-value="WCM/REG_DMS_DMS-004">
            <text:p>WCM/REG_DMS_DMS-004</text:p>
          </table:table-cell>
          <table:table-cell table:style-name="ce173" office:value-type="string">
            <text:p>Check showing Comment for Free layout web content</text:p>
          </table:table-cell>
          <table:table-cell table:style-name="ce57" office:value-type="string">
            <text:p>Step 1: Add content</text:p>
          </table:table-cell>
          <table:table-cell table:style-name="ce57" office:value-type="string">
            <text:p>- Login </text:p>
            <text:p>- Go to Sites Explorer/Sites Management/acme/web contents</text:p>
            <text:p>- Click Add document in Action bar</text:p>
            <text:p>- Select Free layout web content for template</text:p>
            <text:p>- Input needed values</text:p>
            <text:p>- Click Save</text:p>
          </table:table-cell>
          <table:table-cell table:style-name="ce57" office:value-type="string">
            <text:p>New free layout web content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209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_DMS_DMS-004</text:p>
          </table:table-cell>
          <table:table-cell table:style-name="ce78" table:formula="of:=IF(VALUE(MID([.F38];6;FIND(&quot;:&quot;;[.F38];1)-FIND(&quot; &quot;;[.F38];1)-1))&gt;VALUE(MID([.F37];6;FIND(&quot;:&quot;;[.F37];1)-FIND(&quot; &quot;;[.F37];1)-1));[.C37];[.C37]+1)" office:value-type="float" office:value="2">
            <text:p>2.00</text:p>
          </table:table-cell>
          <table:table-cell table:style-name="ce57" table:formula="of:=CONCATENATE(&quot;WCM&quot;;&quot;/&quot;;[.B38])" office:value-type="string" office:string-value="WCM/REG_DMS_DMS-004">
            <text:p>WCM/REG_DMS_DMS-004</text:p>
          </table:table-cell>
          <table:table-cell table:style-name="ce57" office:value-type="string">
            <text:p>Check showing Comment for Free layout web content</text:p>
          </table:table-cell>
          <table:table-cell table:style-name="ce57" office:value-type="string">
            <text:p>Step 2: Comment</text:p>
          </table:table-cell>
          <table:table-cell table:style-name="ce57" office:value-type="string">
            <text:p>- Select added web content</text:p>
            <text:p>- Choose Collaboration on Action bar &amp; click Comment for document</text:p>
            <text:p>- Input comment</text:p>
            <text:p>- Click Save</text:p>
          </table:table-cell>
          <table:table-cell table:style-name="ce57" office:value-type="string">
            <text:p>Comment text is shown at the en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20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11.00</text:p>
          </table:table-cell>
          <table:table-cell table:style-name="ce27" office:value-type="string">
            <text:p>REG_DMS_DMS-005</text:p>
          </table:table-cell>
          <table:table-cell table:style-name="ce78" office:value-type="float" office:value="1">
            <text:p>1.00</text:p>
          </table:table-cell>
          <table:table-cell table:style-name="ce57" table:formula="of:=CONCATENATE(&quot;WCM&quot;;&quot;/&quot;;[.B39])" office:value-type="string" office:string-value="WCM/REG_DMS_DMS-005">
            <text:p>WCM/REG_DMS_DMS-005</text:p>
          </table:table-cell>
          <table:table-cell table:style-name="ce173" office:value-type="string">
            <text:p>Check displaying title of form in Workflow Controller</text:p>
          </table:table-cell>
          <table:table-cell table:style-name="ce57" office:value-type="string">
            <text:p>Step 1: Show Workflow Controller</text:p>
          </table:table-cell>
          <table:table-cell table:style-name="ce57" office:value-type="string">
            <text:p>- Login</text:p>
            <text:p>- Choose acme site</text:p>
            <text:p>- Go to Workflow Controller page</text:p>
          </table:table-cell>
          <table:table-cell table:style-name="ce57" office:value-type="string">
            <text:p>Workflow Controller page is shown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WF-89</text:p>
          </table:table-cell>
          <table:table-cell table:number-columns-repeated="245"/>
        </table:table-row>
        <table:table-row table:style-name="ro19">
          <table:table-cell table:style-name="ce6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DMS_DMS-005</text:p>
          </table:table-cell>
          <table:table-cell table:style-name="ce78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57" table:formula="of:=CONCATENATE(&quot;WCM&quot;;&quot;/&quot;;[.B40])" office:value-type="string" office:string-value="WCM/REG_DMS_DMS-005">
            <text:p>WCM/REG_DMS_DMS-005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57" office:value-type="string">
            <text:p>Step 2: Check title of Holiday process start form</text:p>
          </table:table-cell>
          <table:table-cell table:style-name="ce57" office:value-type="string">
            <text:p>Click Manage Start in Action column at the line of holiday process</text:p>
          </table:table-cell>
          <table:table-cell table:style-name="ce57" office:value-type="string">
            <text:p>The Task Manager form is shown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WF-8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_DMS_DMS-005</text:p>
          </table:table-cell>
          <table:table-cell table:style-name="ce78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57" table:formula="of:=CONCATENATE(&quot;WCM&quot;;&quot;/&quot;;[.B41])" office:value-type="string" office:string-value="WCM/REG_DMS_DMS-005">
            <text:p>WCM/REG_DMS_DMS-005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57" office:value-type="string">
            <text:p>Step 3: Check title of Pay raise process start form</text:p>
          </table:table-cell>
          <table:table-cell table:style-name="ce57" office:value-type="string">
            <text:p>Click Manage Start in Action column at the line of Pay raise process</text:p>
          </table:table-cell>
          <table:table-cell table:style-name="ce57" office:value-type="string">
            <text:p>The Task Manager form is shown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WF-89</text:p>
          </table:table-cell>
          <table:table-cell table:style-name="ce57"/>
          <table:table-cell table:number-columns-repeated="244"/>
        </table:table-row>
        <table:table-row table:style-name="ro1">
          <table:table-cell table:style-name="ce67"/>
          <table:table-cell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7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row table:style-name="ro12">
          <table:table-cell/>
          <table:table-cell table:style-name="ce69" office:value-type="string">
            <text:p>TEST CASES</text:p>
          </table:table-cell>
          <table:table-cell table:style-name="ce73"/>
          <table:table-cell table:style-name="ce79" table:number-columns-repeated="2"/>
          <table:table-cell/>
          <table:table-cell table:style-name="ce79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f:=COUNTIF([.L$7:.L$971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1"/>
        </table:table-row>
        <table:table-row table:style-name="ro12">
          <table:table-cell/>
          <table:table-cell table:style-name="ce70"/>
          <table:table-cell table:style-name="ce74"/>
          <table:table-cell table:style-name="ce79" table:number-columns-repeated="2"/>
          <table:table-cell/>
          <table:table-cell table:style-name="ce79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f:=COUNTIF([.L$7:.L$971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1"/>
        </table:table-row>
        <table:table-row table:style-name="ro13">
          <table:table-cell/>
          <table:table-cell table:style-name="ce71" office:value-type="string">
            <text:p>Function List:</text:p>
          </table:table-cell>
          <table:table-cell table:style-name="ce75" office:value-type="string" table:number-columns-spanned="3" table:number-rows-spanned="1">
            <text:p>Bugs on DMS 2.5.x for regression test</text:p>
          </table:table-cell>
          <table:covered-table-cell table:style-name="ce80"/>
          <table:covered-table-cell table:style-name="ce76"/>
          <table:table-cell/>
          <table:table-cell table:style-name="ce84"/>
          <table:table-cell table:style-name="ce85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f:=COUNTIF([.L$7:.L$971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1"/>
        </table:table-row>
        <table:table-row table:style-name="ro14">
          <table:table-cell/>
          <table:table-cell table:style-name="ce71" office:value-type="string">
            <text:p>Total Main Cases:</text:p>
          </table:table-cell>
          <table:table-cell table:style-name="ce76" table:formula="of:=MAX([.A7:.A954])" office:value-type="float" office:value="16" table:number-columns-spanned="3" table:number-rows-spanned="1">
            <text:p>16</text:p>
          </table:table-cell>
          <table:covered-table-cell table:style-name="ce80"/>
          <table:covered-table-cell table:style-name="ce76"/>
          <table:table-cell/>
          <table:table-cell table:style-name="ce84"/>
          <table:table-cell table:style-name="ce85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f:=COUNTIF([.L$7:.L$971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1"/>
        </table:table-row>
        <table:table-row table:style-name="ro12">
          <table:table-cell/>
          <table:table-cell table:style-name="ce72"/>
          <table:table-cell table:style-name="ce77"/>
          <table:table-cell table:style-name="ce81" table:number-columns-repeated="2"/>
          <table:table-cell table:style-name="ce81" office:value-type="string">
            <text:p><text:s/></text:p>
          </table:table-cell>
          <table:table-cell table:style-name="ce81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f:=COUNTIF([.L$7:.L$971];[.$L5])" office:value-type="float" office:value="0">
            <text:p>0</text:p>
          </table:table-cell>
          <table:table-cell table:style-name="ce91" table:number-columns-repeated="2"/>
          <table:table-cell table:style-name="ce77" table:number-columns-repeated="219"/>
          <table:table-cell table:number-columns-repeated="21"/>
        </table:table-row>
        <table:table-row table:style-name="ro14">
          <table:table-cell table:style-name="ce65" office:value-type="string">
            <text:p>Case No</text:p>
          </table:table-cell>
          <table:table-cell table:style-name="ce65" office:value-type="string">
            <text:p>Related function</text:p>
          </table:table-cell>
          <table:table-cell table:style-name="ce65" office:value-type="string">
            <text:p>Case ID</text:p>
          </table:table-cell>
          <table:table-cell table:style-name="ce65" office:value-type="string">
            <text:p>Path</text:p>
          </table:table-cell>
          <table:table-cell table:style-name="ce65" office:value-type="string">
            <text:p>Case Description</text:p>
          </table:table-cell>
          <table:table-cell table:style-name="ce65" office:value-type="string">
            <text:p>Step Description</text:p>
          </table:table-cell>
          <table:table-cell table:style-name="ce65" office:value-type="string">
            <text:p>Steps to produce</text:p>
          </table:table-cell>
          <table:table-cell table:style-name="ce65" office:value-type="string">
            <text:p>Expected Output</text:p>
          </table:table-cell>
          <table:table-cell table:style-name="ce65" office:value-type="string">
            <text:p>Priority</text:p>
          </table:table-cell>
          <table:table-cell table:style-name="ce65" office:value-type="string">
            <text:p>Link</text:p>
          </table:table-cell>
          <table:table-cell table:style-name="ce65" office:value-type="string">
            <text:p>Bug description</text:p>
          </table:table-cell>
          <table:table-cell table:style-name="ce65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</table:table-row>
        <table:table-row table:style-name="ro16">
          <table:table-cell table:style-name="ce67" office:value-type="float" office:value="1">
            <text:p>1.00</text:p>
          </table:table-cell>
          <table:table-cell table:style-name="ce27" office:value-type="string">
            <text:p>REG_DMS_CCP-342</text:p>
          </table:table-cell>
          <table:table-cell table:style-name="ce78" office:value-type="float" office:value="1">
            <text:p>1.00</text:p>
          </table:table-cell>
          <table:table-cell table:style-name="ce57" table:formula="of:=CONCATENATE(&quot;WCM&quot;;&quot;/&quot;;[.B7])" office:value-type="string" office:string-value="WCM/REG_DMS_CCP-342">
            <text:p>WCM/REG_DMS_CCP-342</text:p>
          </table:table-cell>
          <table:table-cell table:style-name="ce173" office:value-type="string">
            <text:p>Check the name of document author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 by root</text:p>
            <text:p>- Go to Sites Explorer → Sites Management</text:p>
            <text:p>- Select /acme/categories/acme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40</text:p>
          </table:table-cell>
          <table:table-cell table:number-columns-repeated="245"/>
        </table:table-row>
        <table:table-row table:style-name="ro18">
          <table:table-cell table:style-name="ce6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DMS_CCP-342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57" table:formula="of:=CONCATENATE(&quot;WCM&quot;;&quot;/&quot;;[.B8])" office:value-type="string" office:string-value="WCM/REG_DMS_CCP-342">
            <text:p>WCM/REG_DMS_CCP-342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2: Add more view to display</text:p>
          </table:table-cell>
          <table:table-cell table:style-name="ce57" office:value-type="string">
            <text:p>- Go to Sites Administrator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40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7" office:value-type="string">
            <text:p>REG_DMS_CCP-342</text:p>
          </table:table-cell>
          <table:table-cell table:style-name="ce7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57" table:formula="of:=CONCATENATE(&quot;WCM&quot;;&quot;/&quot;;[.B9])" office:value-type="string" office:string-value="WCM/REG_DMS_CCP-342">
            <text:p>WCM/REG_DMS_CCP-342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3: Check owner of added document in admin view</text:p>
          </table:table-cell>
          <table:table-cell table:style-name="ce57" office:value-type="string">
            <text:p>- Back to Sites Explorer</text:p>
            <text:p>- Sites Management</text:p>
            <text:p>- Select Admin view</text:p>
            <text:p>- acme/categories/acme</text:p>
            <text:p/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40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6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DMS_CCP-342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57" table:formula="of:=CONCATENATE(&quot;WCM&quot;;&quot;/&quot;;[.B10])" office:value-type="string" office:string-value="WCM/REG_DMS_CCP-342">
            <text:p>WCM/REG_DMS_CCP-342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4: Check owner of add document in system view</text:p>
          </table:table-cell>
          <table:table-cell table:style-name="ce57" office:value-type="string">
            <text:p>- Select syste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40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6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DMS_CCP-342</text:p>
          </table:table-cell>
          <table:table-cell table:style-name="ce7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57" table:formula="of:=CONCATENATE(&quot;WCM&quot;;&quot;/&quot;;[.B11])" office:value-type="string" office:string-value="WCM/REG_DMS_CCP-342">
            <text:p>WCM/REG_DMS_CCP-342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5: Check owner of add document in wcm view</text:p>
          </table:table-cell>
          <table:table-cell table:style-name="ce57" office:value-type="string">
            <text:p>- Select wc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40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6">
          <table:table-cell table:style-name="ce67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27" office:value-type="string">
            <text:p>REG_DMS_CCP-419</text:p>
          </table:table-cell>
          <table:table-cell table:style-name="ce78" office:value-type="float" office:value="1">
            <text:p>1.00</text:p>
          </table:table-cell>
          <table:table-cell table:style-name="ce57" table:formula="of:=CONCATENATE(&quot;WCM&quot;;&quot;/&quot;;[.B12])" office:value-type="string" office:string-value="WCM/REG_DMS_CCP-419">
            <text:p>WCM/REG_DMS_CCP-419</text:p>
          </table:table-cell>
          <table:table-cell table:style-name="ce173" office:value-type="string">
            <text:p>Check delete tag for document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</text:p>
            <text:p>- Go to Sites Explorer → Sites Management</text:p>
            <text:p>- Select acme → documents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DMS_CCP-419</text:p>
          </table:table-cell>
          <table:table-cell table:style-name="ce7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57" table:formula="of:=CONCATENATE(&quot;WCM&quot;;&quot;/&quot;;[.B13])" office:value-type="string" office:string-value="WCM/REG_DMS_CCP-419">
            <text:p>WCM/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2: Add tag for document</text:p>
          </table:table-cell>
          <table:table-cell table:style-name="ce57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57" office:value-type="string">
            <text:p>Tag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/>
          <table:table-cell table:number-columns-repeated="244"/>
        </table:table-row>
        <table:table-row table:style-name="ro8">
          <table:table-cell table:style-name="ce6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DMS_CCP-419</text:p>
          </table:table-cell>
          <table:table-cell table:style-name="ce7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57" table:formula="of:=CONCATENATE(&quot;WCM&quot;;&quot;/&quot;;[.B14])" office:value-type="string" office:string-value="WCM/REG_DMS_CCP-419">
            <text:p>WCM/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3: Check listing added tag</text:p>
          </table:table-cell>
          <table:table-cell table:style-name="ce57" office:value-type="string">
            <text:p>- Click Tag cloud icon</text:p>
          </table:table-cell>
          <table:table-cell table:style-name="ce57" office:value-type="string">
            <text:p>Added tag is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/>
          <table:table-cell table:number-columns-repeated="244"/>
        </table:table-row>
        <table:table-row table:style-name="ro8">
          <table:table-cell table:style-name="ce6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DMS_CCP-419</text:p>
          </table:table-cell>
          <table:table-cell table:style-name="ce7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57" table:formula="of:=CONCATENATE(&quot;WCM&quot;;&quot;/&quot;;[.B15])" office:value-type="string" office:string-value="WCM/REG_DMS_CCP-419">
            <text:p>WCM/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4: Check listing document from specific tag</text:p>
          </table:table-cell>
          <table:table-cell table:style-name="ce57" office:value-type="string">
            <text:p>Click on name of tag in left pane</text:p>
          </table:table-cell>
          <table:table-cell table:style-name="ce57" office:value-type="string">
            <text:p>Added document above is listed in righ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DMS_CCP-419</text:p>
          </table:table-cell>
          <table:table-cell table:style-name="ce7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57" table:formula="of:=CONCATENATE(&quot;WCM&quot;;&quot;/&quot;;[.B16])" office:value-type="string" office:string-value="WCM/REG_DMS_CCP-419">
            <text:p>WCM/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5: Delete tag</text:p>
          </table:table-cell>
          <table:table-cell table:style-name="ce57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57" office:value-type="string">
            <text:p>Tag is dele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 office:value-type="string">
            <text:p>Can not delete</text:p>
          </table:table-cell>
          <table:table-cell table:number-columns-repeated="244"/>
        </table:table-row>
        <table:table-row table:style-name="ro8">
          <table:table-cell table:style-name="ce6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DMS_CCP-419</text:p>
          </table:table-cell>
          <table:table-cell table:style-name="ce7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57" table:formula="of:=CONCATENATE(&quot;WCM&quot;;&quot;/&quot;;[.B17])" office:value-type="string" office:string-value="WCM/REG_DMS_CCP-419">
            <text:p>WCM/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6: Check after deleting tag</text:p>
          </table:table-cell>
          <table:table-cell table:style-name="ce57" office:value-type="string">
            <text:p>- Click Tag cloud icon</text:p>
            <text:p>- Click on name of tag in left pane</text:p>
          </table:table-cell>
          <table:table-cell table:style-name="ce57" office:value-type="string">
            <text:p>There's no document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7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3.00</text:p>
          </table:table-cell>
          <table:table-cell table:style-name="ce174" office:value-type="string">
            <text:p>REG_DMS_CCP-523</text:p>
          </table:table-cell>
          <table:table-cell table:style-name="ce175" office:value-type="float" office:value="1">
            <text:p>1.00</text:p>
          </table:table-cell>
          <table:table-cell table:style-name="ce173" table:formula="of:=CONCATENATE(&quot;WCM&quot;;&quot;/&quot;;[.B18])" office:value-type="string" office:string-value="WCM/REG_DMS_CCP-523">
            <text:p>WCM/REG_DMS_CCP-523</text:p>
          </table:table-cell>
          <table:table-cell table:style-name="ce173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1: Add more view on drive</text:p>
          </table:table-cell>
          <table:table-cell table:style-name="ce57" office:value-type="string">
            <text:p>- Login by admin</text:p>
            <text:p>- Go to Sites Administration → Content Presentation → Manage Drive</text:p>
            <text:p>- Edit Manage Sites drive: Add admin view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_DMS_CCP-523</text:p>
          </table:table-cell>
          <table:table-cell table:style-name="ce7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57" table:formula="of:=CONCATENATE(&quot;WCM&quot;;&quot;/&quot;;[.B19])" office:value-type="string" office:string-value="WCM/REG_DMS_CCP-523">
            <text:p>WCM/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2: Upload file</text:p>
          </table:table-cell>
          <table:table-cell table:style-name="ce57" office:value-type="string">
            <text:p>- Go to Sites Explorer --&gt;Sites Management</text:p>
            <text:p>- Select acme → documents</text:p>
            <text:p>- Upload 1 file (img, doc)</text:p>
          </table:table-cell>
          <table:table-cell table:style-name="ce57" office:value-type="string">
            <text:p>Upload file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DMS_CCP-523</text:p>
          </table:table-cell>
          <table:table-cell table:style-name="ce7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57" table:formula="of:=CONCATENATE(&quot;WCM&quot;;&quot;/&quot;;[.B20])" office:value-type="string" office:string-value="WCM/REG_DMS_CCP-523">
            <text:p>WCM/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3: View Metadata</text:p>
          </table:table-cell>
          <table:table-cell table:style-name="ce57" office:value-type="string">
            <text:p>- Choose Admin view</text:p>
            <text:p>- Select uploaded file</text:p>
            <text:p>- Click View Metadata in Info tab</text:p>
          </table:table-cell>
          <table:table-cell table:style-name="ce57" office:value-type="string">
            <text:p>View metadata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</table:table-cell>
          <table:table-cell table:number-columns-repeated="245"/>
        </table:table-row>
        <table:table-row table:style-name="ro21">
          <table:table-cell table:style-name="ce6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DMS_CCP-523</text:p>
          </table:table-cell>
          <table:table-cell table:style-name="ce78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57" table:formula="of:=CONCATENATE(&quot;WCM&quot;;&quot;/&quot;;[.B21])" office:value-type="string" office:string-value="WCM/REG_DMS_CCP-523">
            <text:p>WCM/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4: Edit metadata</text:p>
          </table:table-cell>
          <table:table-cell table:style-name="ce57" office:value-type="string">
            <text:p>- Click Add Edit</text:p>
            <text:p>- Change value for Date</text:p>
            <text:p>- Click Add item at another field</text:p>
          </table:table-cell>
          <table:table-cell table:style-name="ce57" office:value-type="string">
            <text:p>New text box is added for that field, Date keeps changed valu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24">
          <table:table-cell table:style-name="ce67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4.00</text:p>
          </table:table-cell>
          <table:table-cell table:style-name="ce27" office:value-type="string">
            <text:p>REG_DMS_CCP-508</text:p>
          </table:table-cell>
          <table:table-cell table:style-name="ce78" office:value-type="float" office:value="1">
            <text:p>1.00</text:p>
          </table:table-cell>
          <table:table-cell table:style-name="ce57" table:formula="of:=CONCATENATE(&quot;WCM&quot;;&quot;/&quot;;[.B22])" office:value-type="string" office:string-value="WCM/REG_DMS_CCP-508">
            <text:p>WCM/REG_DMS_CCP-508</text:p>
          </table:table-cell>
          <table:table-cell table:style-name="ce173" office:value-type="string">
            <text:p>Check sorting document by Modified date</text:p>
          </table:table-cell>
          <table:table-cell table:style-name="ce57" office:value-type="string">
            <text:p>Step 1: Sort by Modifi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24">
          <table:table-cell table:style-name="ce67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table:style-name="ce27" office:value-type="string">
            <text:p>REG_DMS_CCP-508</text:p>
          </table:table-cell>
          <table:table-cell table:style-name="ce78" table:formula="of:=IF(VALUE(MID([.F23];6;FIND(&quot;:&quot;;[.F23];1)-FIND(&quot; &quot;;[.F23];1)-1))&gt;VALUE(MID([.F22];6;FIND(&quot;:&quot;;[.F22];1)-FIND(&quot; &quot;;[.F22];1)-1));[.C22];[.C22]+1)" office:value-type="float" office:value="2">
            <text:p>2.00</text:p>
          </table:table-cell>
          <table:table-cell table:style-name="ce57" table:formula="of:=CONCATENATE(&quot;WCM&quot;;&quot;/&quot;;[.B23])" office:value-type="string" office:string-value="WCM/REG_DMS_CCP-508">
            <text:p>WCM/REG_DMS_CCP-508</text:p>
          </table:table-cell>
          <table:table-cell table:style-name="ce173" office:value-type="string">
            <text:p>Check sorting document by Created date</text:p>
          </table:table-cell>
          <table:table-cell table:style-name="ce57" office:value-type="string">
            <text:p>Step 1: Sort by Creat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21">
          <table:table-cell table:style-name="ce67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6.00</text:p>
          </table:table-cell>
          <table:table-cell table:style-name="ce27" office:value-type="string">
            <text:p>REG_DMS_CCP-532</text:p>
          </table:table-cell>
          <table:table-cell table:style-name="ce78" office:value-type="float" office:value="1">
            <text:p>1.00</text:p>
          </table:table-cell>
          <table:table-cell table:style-name="ce57" table:formula="of:=CONCATENATE(&quot;WCM&quot;;&quot;/&quot;;[.B24])" office:value-type="string" office:string-value="WCM/REG_DMS_CCP-532">
            <text:p>WCM/REG_DMS_CCP-532</text:p>
          </table:table-cell>
          <table:table-cell table:style-name="ce173" office:value-type="string">
            <text:p>Check deleting content created in category from the web content folder</text:p>
          </table:table-cell>
          <table:table-cell table:style-name="ce57" office:value-type="string">
            <text:p>Step 1: Add content</text:p>
          </table:table-cell>
          <table:table-cell table:style-name="ce57" office:value-type="string">
            <text:p>- Go to Sites Explorer → Sites management</text:p>
            <text:p>- Select "classic/categories/classic".</text:p>
            <text:p>- Create a new "Free layout webcontent" file.</text:p>
          </table:table-cell>
          <table:table-cell table:style-name="ce57" office:value-type="string">
            <text:p>New free layout cont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7" office:value-type="string">
            <text:p>REG_DMS_CCP-532</text:p>
          </table:table-cell>
          <table:table-cell table:style-name="ce78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57" table:formula="of:=CONCATENATE(&quot;WCM&quot;;&quot;/&quot;;[.B25])" office:value-type="string" office:string-value="WCM/REG_DMS_CCP-532">
            <text:p>WCM/REG_DMS_CCP-532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57" office:value-type="string">
            <text:p>Step 2: Delete content</text:p>
          </table:table-cell>
          <table:table-cell table:style-name="ce57" office:value-type="string">
            <text:p>- Go to "/classic/web contents/YYYY/MM/DD".</text:p>
            <text:p>- Delete added web content</text:p>
          </table:table-cell>
          <table:table-cell table:style-name="ce57" office:value-type="string">
            <text:p>Delete content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9</text:p>
          </table:table-cell>
          <table:table-cell table:style-name="ce57" office:value-type="string">
            <text:p>"msg" message and the exception</text:p>
          </table:table-cell>
          <table:table-cell table:number-columns-repeated="244"/>
        </table:table-row>
        <table:table-row table:style-name="ro16">
          <table:table-cell table:style-name="ce67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7.00</text:p>
          </table:table-cell>
          <table:table-cell table:style-name="ce27" office:value-type="string">
            <text:p>REG_DMS_CCP-529</text:p>
          </table:table-cell>
          <table:table-cell table:style-name="ce78" office:value-type="float" office:value="1">
            <text:p>1.00</text:p>
          </table:table-cell>
          <table:table-cell table:style-name="ce57" table:formula="of:=CONCATENATE(&quot;WCM&quot;;&quot;/&quot;;[.B26])" office:value-type="string" office:string-value="WCM/REG_DMS_CCP-529">
            <text:p>WCM/REG_DMS_CCP-529</text:p>
          </table:table-cell>
          <table:table-cell table:style-name="ce173" office:value-type="string">
            <text:p>Check publish &amp; view node properties after restore version from Manage Vers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57" table:formula="of:=CONCATENATE(&quot;WCM&quot;;&quot;/&quot;;[.B27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57" table:formula="of:=CONCATENATE(&quot;WCM&quot;;&quot;/&quot;;[.B28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57" table:formula="of:=CONCATENATE(&quot;WCM&quot;;&quot;/&quot;;[.B29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57" table:formula="of:=CONCATENATE(&quot;WCM&quot;;&quot;/&quot;;[.B30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57" table:formula="of:=CONCATENATE(&quot;WCM&quot;;&quot;/&quot;;[.B31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57" table:formula="of:=CONCATENATE(&quot;WCM&quot;;&quot;/&quot;;[.B32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57" table:formula="of:=CONCATENATE(&quot;WCM&quot;;&quot;/&quot;;[.B33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Version in Admin tab of admin view</text:p>
          </table:table-cell>
          <table:table-cell table:style-name="ce57" office:value-type="string">
            <text:p>Manage version form is shown, list all versions of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19">
          <table:table-cell table:style-name="ce6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57" table:formula="of:=CONCATENATE(&quot;WCM&quot;;&quot;/&quot;;[.B34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vers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21">
          <table:table-cell table:style-name="ce6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57" table:formula="of:=CONCATENATE(&quot;WCM&quot;;&quot;/&quot;;[.B35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19">
          <table:table-cell table:style-name="ce6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57" table:formula="of:=CONCATENATE(&quot;WCM&quot;;&quot;/&quot;;[.B36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16">
          <table:table-cell table:style-name="ce67" table:formula="of:=IF(VALUE(MID([.F37];6;FIND(&quot;:&quot;;[.F37];1)-FIND(&quot; &quot;;[.F37];1)-1))&gt;VALUE(MID([.F36];6;FIND(&quot;:&quot;;[.F36];1)-FIND(&quot; &quot;;[.F36];1)-1));&quot;&quot;;MAX([.A$7:.A36])+1)" office:value-type="float" office:value="8">
            <text:p>8.00</text:p>
          </table:table-cell>
          <table:table-cell table:style-name="ce27" office:value-type="string">
            <text:p>REG_DMS_CCP-529</text:p>
          </table:table-cell>
          <table:table-cell table:style-name="ce78" table:formula="of:=IF(VALUE(MID([.F37];6;FIND(&quot;:&quot;;[.F37];1)-FIND(&quot; &quot;;[.F37];1)-1))&gt;VALUE(MID([.F36];6;FIND(&quot;:&quot;;[.F36];1)-FIND(&quot; &quot;;[.F36];1)-1));[.C36];[.C36]+1)" office:value-type="float" office:value="2">
            <text:p>2.00</text:p>
          </table:table-cell>
          <table:table-cell table:style-name="ce57" table:formula="of:=CONCATENATE(&quot;WCM&quot;;&quot;/&quot;;[.B37])" office:value-type="string" office:string-value="WCM/REG_DMS_CCP-529">
            <text:p>WCM/REG_DMS_CCP-529</text:p>
          </table:table-cell>
          <table:table-cell table:style-name="ce173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38];6;FIND(&quot;:&quot;;[.F38];1)-FIND(&quot; &quot;;[.F38];1)-1))&gt;VALUE(MID([.F37];6;FIND(&quot;:&quot;;[.F37];1)-FIND(&quot; &quot;;[.F37];1)-1));[.C37];[.C37]+1)" office:value-type="float" office:value="2">
            <text:p>2.00</text:p>
          </table:table-cell>
          <table:table-cell table:style-name="ce57" table:formula="of:=CONCATENATE(&quot;WCM&quot;;&quot;/&quot;;[.B38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7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57" table:formula="of:=CONCATENATE(&quot;WCM&quot;;&quot;/&quot;;[.B39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57" table:formula="of:=CONCATENATE(&quot;WCM&quot;;&quot;/&quot;;[.B40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57" table:formula="of:=CONCATENATE(&quot;WCM&quot;;&quot;/&quot;;[.B41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57" table:formula="of:=CONCATENATE(&quot;WCM&quot;;&quot;/&quot;;[.B42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57" table:formula="of:=CONCATENATE(&quot;WCM&quot;;&quot;/&quot;;[.B43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57" table:formula="of:=CONCATENATE(&quot;WCM&quot;;&quot;/&quot;;[.B44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Publication</text:p>
          </table:table-cell>
          <table:table-cell table:style-name="ce57" office:value-type="string">
            <text:p>Manage publication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19">
          <table:table-cell table:style-name="ce6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57" table:formula="of:=CONCATENATE(&quot;WCM&quot;;&quot;/&quot;;[.B45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publicat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21">
          <table:table-cell table:style-name="ce6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57" table:formula="of:=CONCATENATE(&quot;WCM&quot;;&quot;/&quot;;[.B46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19">
          <table:table-cell table:style-name="ce6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47];6;FIND(&quot;:&quot;;[.F47];1)-FIND(&quot; &quot;;[.F47];1)-1))&gt;VALUE(MID([.F46];6;FIND(&quot;:&quot;;[.F46];1)-FIND(&quot; &quot;;[.F46];1)-1));[.C46];[.C46]+1)" office:value-type="float" office:value="2">
            <text:p>2.00</text:p>
          </table:table-cell>
          <table:table-cell table:style-name="ce57" table:formula="of:=CONCATENATE(&quot;WCM&quot;;&quot;/&quot;;[.B47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19">
          <table:table-cell table:style-name="ce67" table:formula="of:=IF(VALUE(MID([.F48];6;FIND(&quot;:&quot;;[.F48];1)-FIND(&quot; &quot;;[.F48];1)-1))&gt;VALUE(MID([.F47];6;FIND(&quot;:&quot;;[.F47];1)-FIND(&quot; &quot;;[.F47];1)-1));&quot;&quot;;MAX([.A$7:.A47])+1)" office:value-type="float" office:value="9">
            <text:p>9.00</text:p>
          </table:table-cell>
          <table:table-cell table:style-name="ce27" office:value-type="string">
            <text:p>REG_DMS_CCP-511</text:p>
          </table:table-cell>
          <table:table-cell table:style-name="ce78" office:value-type="float" office:value="1">
            <text:p>1.00</text:p>
          </table:table-cell>
          <table:table-cell table:style-name="ce57" table:formula="of:=CONCATENATE(&quot;WCM&quot;;&quot;/&quot;;[.B48])" office:value-type="string" office:string-value="WCM/REG_DMS_CCP-511">
            <text:p>WCM/REG_DMS_CCP-511</text:p>
          </table:table-cell>
          <table:table-cell table:style-name="ce173" office:value-type="string">
            <text:p>Check if “Path not found” is translated into French</text:p>
          </table:table-cell>
          <table:table-cell table:style-name="ce57" office:value-type="string">
            <text:p>Step 1: Login</text:p>
          </table:table-cell>
          <table:table-cell table:style-name="ce57" office:value-type="string">
            <text:p>- Logged as root under two browsers (FF &amp; IE).</text:p>
            <text:p>- Change display language in FF to French</text:p>
          </table:table-cell>
          <table:table-cell table:style-name="ce57" office:value-type="string">
            <text:p>Login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8">
          <table:table-cell table:style-name="ce6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7" office:value-type="string">
            <text:p>REG_DMS_CCP-511</text:p>
          </table:table-cell>
          <table:table-cell table:style-name="ce78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57" table:formula="of:=CONCATENATE(&quot;WCM&quot;;&quot;/&quot;;[.B49])" office:value-type="string" office:string-value="WCM/REG_DMS_CCP-511">
            <text:p>WCM/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2: Add node</text:p>
          </table:table-cell>
          <table:table-cell table:style-name="ce57" office:value-type="string">
            <text:p>In IE:</text:p>
            <text:p>- Go to Sites Explorer &amp; add 1 node (folder/document)</text:p>
          </table:table-cell>
          <table:table-cell table:style-name="ce57" office:value-type="string">
            <text:p>Nod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8">
          <table:table-cell table:style-name="ce6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7" office:value-type="string">
            <text:p>REG_DMS_CCP-511</text:p>
          </table:table-cell>
          <table:table-cell table:style-name="ce78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57" table:formula="of:=CONCATENATE(&quot;WCM&quot;;&quot;/&quot;;[.B50])" office:value-type="string" office:string-value="WCM/REG_DMS_CCP-511">
            <text:p>WCM/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3: Show added node in FF</text:p>
          </table:table-cell>
          <table:table-cell table:style-name="ce57" office:value-type="string">
            <text:p>In FF: refresh browser to see added node in Sites Explorer</text:p>
          </table:table-cell>
          <table:table-cell table:style-name="ce57" office:value-type="string">
            <text:p>Node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19">
          <table:table-cell table:style-name="ce67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DMS_CCP-511</text:p>
          </table:table-cell>
          <table:table-cell table:style-name="ce78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57" table:formula="of:=CONCATENATE(&quot;WCM&quot;;&quot;/&quot;;[.B51])" office:value-type="string" office:string-value="WCM/REG_DMS_CCP-511">
            <text:p>WCM/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4: Remove node</text:p>
          </table:table-cell>
          <table:table-cell table:style-name="ce57" office:value-type="string">
            <text:p>In IE: </text:p>
            <text:p>- Right click on node &amp; select Delete</text:p>
            <text:p>- Click OK to confirm</text:p>
          </table:table-cell>
          <table:table-cell table:style-name="ce57" office:value-type="string">
            <text:p>Node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25">
          <table:table-cell table:style-name="ce6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DMS_CCP-511</text:p>
          </table:table-cell>
          <table:table-cell table:style-name="ce78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57" table:formula="of:=CONCATENATE(&quot;WCM&quot;;&quot;/&quot;;[.B52])" office:value-type="string" office:string-value="WCM/REG_DMS_CCP-511">
            <text:p>WCM/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5: View deleted node</text:p>
          </table:table-cell>
          <table:table-cell table:style-name="ce57" office:value-type="string">
            <text:p>In FF: Click on node (that was deleted at step 4)</text:p>
          </table:table-cell>
          <table:table-cell table:style-name="ce57" office:value-type="string">
            <text:p>Show message: Cet élément a été modifié ou supprimé. Veuillez cliquer sur le bouton "Actualiser" 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</table:table-cell>
          <table:table-cell table:style-name="ce57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16">
          <table:table-cell table:style-name="ce67" table:formula="of:=IF(VALUE(MID([.F53];6;FIND(&quot;:&quot;;[.F53];1)-FIND(&quot; &quot;;[.F53];1)-1))&gt;VALUE(MID([.F52];6;FIND(&quot;:&quot;;[.F52];1)-FIND(&quot; &quot;;[.F52];1)-1));&quot;&quot;;MAX([.A$7:.A52])+1)" office:value-type="float" office:value="10">
            <text:p>10.00</text:p>
          </table:table-cell>
          <table:table-cell table:style-name="ce27" office:value-type="string">
            <text:p>REG_DMS_CCP-619</text:p>
          </table:table-cell>
          <table:table-cell table:style-name="ce78" office:value-type="float" office:value="1">
            <text:p>1.00</text:p>
          </table:table-cell>
          <table:table-cell table:style-name="ce57" table:formula="of:=CONCATENATE(&quot;WCM&quot;;&quot;/&quot;;[.B53])" office:value-type="string" office:string-value="WCM/REG_DMS_CCP-619">
            <text:p>WCM/REG_DMS_CCP-619</text:p>
          </table:table-cell>
          <table:table-cell table:style-name="ce173" office:value-type="string">
            <text:p>Check refreshing Content Browser after delet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8">
          <table:table-cell table:style-name="ce6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DMS_CCP-619</text:p>
          </table:table-cell>
          <table:table-cell table:style-name="ce78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57" table:formula="of:=CONCATENATE(&quot;WCM&quot;;&quot;/&quot;;[.B54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2: Add sub folder</text:p>
          </table:table-cell>
          <table:table-cell table:style-name="ce57" office:value-type="string">
            <text:p>- Select added folder Test</text:p>
            <text:p>- Add another folder named folder-1</text:p>
          </table:table-cell>
          <table:table-cell table:style-name="ce57" office:value-type="string">
            <text:p>Add sub folder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24">
          <table:table-cell table:style-name="ce6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7" office:value-type="string">
            <text:p>REG_DMS_CCP-619</text:p>
          </table:table-cell>
          <table:table-cell table:style-name="ce78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57" table:formula="of:=CONCATENATE(&quot;WCM&quot;;&quot;/&quot;;[.B55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3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number-columns-repeated="246"/>
        </table:table-row>
        <table:table-row table:style-name="ro8">
          <table:table-cell table:style-name="ce6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DMS_CCP-619</text:p>
          </table:table-cell>
          <table:table-cell table:style-name="ce78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57" table:formula="of:=CONCATENATE(&quot;WCM&quot;;&quot;/&quot;;[.B56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4: Delete folder</text:p>
          </table:table-cell>
          <table:table-cell table:style-name="ce57" office:value-type="string">
            <text:p>- Back to Sites Explorer</text:p>
            <text:p>- Delete folder-1</text:p>
          </table:table-cell>
          <table:table-cell table:style-name="ce57" office:value-type="string">
            <text:p>Folder is deleted</text:p>
          </table:table-cell>
          <table:table-cell table:style-name="ce57" office:value-type="string">
            <text:p>High</text:p>
          </table:table-cell>
          <table:table-cell table:number-columns-repeated="246"/>
        </table:table-row>
        <table:table-row table:style-name="ro25">
          <table:table-cell table:style-name="ce6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7" office:value-type="string">
            <text:p>REG_DMS_CCP-619</text:p>
          </table:table-cell>
          <table:table-cell table:style-name="ce78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57" table:formula="of:=CONCATENATE(&quot;WCM&quot;;&quot;/&quot;;[.B57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5: Check CB after delet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 folder-1 was removed in the category tree</text:p>
          </table:table-cell>
          <table:table-cell table:style-name="ce57" office:value-type="string">
            <text:p>High</text:p>
          </table:table-cell>
          <table:table-cell/>
          <table:table-cell table:style-name="ce57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16">
          <table:table-cell table:style-name="ce67" table:formula="of:=IF(VALUE(MID([.F58];6;FIND(&quot;:&quot;;[.F58];1)-FIND(&quot; &quot;;[.F58];1)-1))&gt;VALUE(MID([.F57];6;FIND(&quot;:&quot;;[.F57];1)-FIND(&quot; &quot;;[.F57];1)-1));&quot;&quot;;MAX([.A$7:.A57])+1)" office:value-type="float" office:value="11">
            <text:p>11.00</text:p>
          </table:table-cell>
          <table:table-cell table:style-name="ce27" office:value-type="string">
            <text:p>REG_DMS_CCP-619</text:p>
          </table:table-cell>
          <table:table-cell table:style-name="ce78"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table:style-name="ce57" table:formula="of:=CONCATENATE(&quot;WCM&quot;;&quot;/&quot;;[.B58])" office:value-type="string" office:string-value="WCM/REG_DMS_CCP-619">
            <text:p>WCM/REG_DMS_CCP-619</text:p>
          </table:table-cell>
          <table:table-cell table:style-name="ce173" office:value-type="string">
            <text:p>Check refreshing Content Browser after add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24">
          <table:table-cell table:style-name="ce6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7" office:value-type="string">
            <text:p>REG_DMS_CCP-619</text:p>
          </table:table-cell>
          <table:table-cell table:style-name="ce78"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table:style-name="ce57" table:formula="of:=CONCATENATE(&quot;WCM&quot;;&quot;/&quot;;[.B59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2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8">
          <table:table-cell table:style-name="ce67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27" office:value-type="string">
            <text:p>REG_DMS_CCP-619</text:p>
          </table:table-cell>
          <table:table-cell table:style-name="ce78"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57" table:formula="of:=CONCATENATE(&quot;WCM&quot;;&quot;/&quot;;[.B60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3: Add folder</text:p>
          </table:table-cell>
          <table:table-cell table:style-name="ce57" office:value-type="string">
            <text:p>- Back to Sites Explorer</text:p>
            <text:p>- Create new folder-1 under Test</text:p>
          </table:table-cell>
          <table:table-cell table:style-name="ce57" office:value-type="string">
            <text:p>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16">
          <table:table-cell table:style-name="ce67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7" office:value-type="string">
            <text:p>REG_DMS_CCP-619</text:p>
          </table:table-cell>
          <table:table-cell table:style-name="ce78"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table:style-name="ce57" table:formula="of:=CONCATENATE(&quot;WCM&quot;;&quot;/&quot;;[.B61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4: Check CB after add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re's folder-1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style-name="ce57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19">
          <table:table-cell table:style-name="ce67" table:formula="of:=IF(VALUE(MID([.F62];6;FIND(&quot;:&quot;;[.F62];1)-FIND(&quot; &quot;;[.F62];1)-1))&gt;VALUE(MID([.F61];6;FIND(&quot;:&quot;;[.F61];1)-FIND(&quot; &quot;;[.F61];1)-1));&quot;&quot;;MAX([.A$7:.A61])+1)" office:value-type="float" office:value="12">
            <text:p>12.00</text:p>
          </table:table-cell>
          <table:table-cell table:style-name="ce27" office:value-type="string">
            <text:p>REG_DMS_CCP-521</text:p>
          </table:table-cell>
          <table:table-cell table:style-name="ce78" office:value-type="float" office:value="1">
            <text:p>1.00</text:p>
          </table:table-cell>
          <table:table-cell table:style-name="ce57" table:formula="of:=CONCATENATE(&quot;WCM&quot;;&quot;/&quot;;[.B62])" office:value-type="string" office:string-value="WCM/REG_DMS_CCP-521">
            <text:p>WCM/REG_DMS_CCP-521</text:p>
          </table:table-cell>
          <table:table-cell table:style-name="ce173" office:value-type="string">
            <text:p>Check using List View in Sites Explorer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</table:table-cell>
          <table:table-cell table:number-columns-repeated="245"/>
        </table:table-row>
        <table:table-row table:style-name="ro18">
          <table:table-cell table:style-name="ce67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7" office:value-type="string">
            <text:p>REG_DMS_CCP-521</text:p>
          </table:table-cell>
          <table:table-cell table:style-name="ce78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57" table:formula="of:=CONCATENATE(&quot;WCM&quot;;&quot;/&quot;;[.B63])" office:value-type="string" office:string-value="WCM/REG_DMS_CCP-521">
            <text:p>WCM/REG_DMS_CCP-521</text:p>
          </table:table-cell>
          <table:table-cell table:style-name="ce57" office:value-type="string">
            <text:p>Check using List View in Sites Explorer</text:p>
          </table:table-cell>
          <table:table-cell table:style-name="ce57" office:value-type="string">
            <text:p>Step 2: Check showing Sites Explorer</text:p>
          </table:table-cell>
          <table:table-cell table:style-name="ce57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57" office:value-type="string">
            <text:p>Showing node is OK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</table:table-cell>
          <table:table-cell table:style-name="ce57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19">
          <table:table-cell table:style-name="ce67" table:formula="of:=IF(VALUE(MID([.F64];6;FIND(&quot;:&quot;;[.F64];1)-FIND(&quot; &quot;;[.F64];1)-1))&gt;VALUE(MID([.F63];6;FIND(&quot;:&quot;;[.F63];1)-FIND(&quot; &quot;;[.F63];1)-1));&quot;&quot;;MAX([.A$7:.A63])+1)" office:value-type="float" office:value="13">
            <text:p>13.00</text:p>
          </table:table-cell>
          <table:table-cell table:style-name="ce27" office:value-type="string">
            <text:p>REG_DMS_CCP-553</text:p>
          </table:table-cell>
          <table:table-cell table:style-name="ce78" office:value-type="float" office:value="1">
            <text:p>1.00</text:p>
          </table:table-cell>
          <table:table-cell table:style-name="ce57" table:formula="of:=CONCATENATE(&quot;WCM&quot;;&quot;/&quot;;[.B64])" office:value-type="string" office:string-value="WCM/REG_DMS_CCP-553">
            <text:p>WCM/REG_DMS_CCP-553</text:p>
          </table:table-cell>
          <table:table-cell table:style-name="ce173" office:value-type="string">
            <text:p>Check showing iterator in IE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</table:table-cell>
          <table:table-cell table:number-columns-repeated="245"/>
        </table:table-row>
        <table:table-row table:style-name="ro25">
          <table:table-cell table:style-name="ce67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7" office:value-type="string">
            <text:p>REG_DMS_CCP-553</text:p>
          </table:table-cell>
          <table:table-cell table:style-name="ce78"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57" table:formula="of:=CONCATENATE(&quot;WCM&quot;;&quot;/&quot;;[.B65])" office:value-type="string" office:string-value="WCM/REG_DMS_CCP-553">
            <text:p>WCM/REG_DMS_CCP-553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2: Import file</text:p>
          </table:table-cell>
          <table:table-cell table:style-name="ce57" office:value-type="string">
            <text:p>- Go to issues <text:a xlink:href="http://jira.exoplatform.org/browse/ECM-5502">ECM-5502</text:a> to download sysview.xml</text:p>
            <text:p>- Go to Sites Explore → Sites Management → acme → documents</text:p>
            <text:p>- Click Import node in Admin tab of Admin view</text:p>
            <text:p>- Select downloaded file above to upload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</table:table-cell>
          <table:table-cell table:number-columns-repeated="245"/>
        </table:table-row>
        <table:table-row table:style-name="ro16">
          <table:table-cell table:style-name="ce67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7" office:value-type="string">
            <text:p>REG_DMS_CCP-553</text:p>
          </table:table-cell>
          <table:table-cell table:style-name="ce78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57" table:formula="of:=CONCATENATE(&quot;WCM&quot;;&quot;/&quot;;[.B66])" office:value-type="string" office:string-value="WCM/REG_DMS_CCP-553">
            <text:p>WCM/REG_DMS_CCP-553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3: Change the preference setting</text:p>
          </table:table-cell>
          <table:table-cell table:style-name="ce57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57" office:value-type="string">
            <text:p>There's iterator to separate nodes in pages. It is displayed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</table:table-cell>
          <table:table-cell table:style-name="ce57" office:value-type="string">
            <text:p>In IE, the iterator is displayed incorrectly</text:p>
          </table:table-cell>
          <table:table-cell table:number-columns-repeated="244"/>
        </table:table-row>
        <table:table-row table:style-name="ro16">
          <table:table-cell table:style-name="ce67" table:formula="of:=IF(VALUE(MID([.F67];6;FIND(&quot;:&quot;;[.F67];1)-FIND(&quot; &quot;;[.F67];1)-1))&gt;VALUE(MID([.F66];6;FIND(&quot;:&quot;;[.F66];1)-FIND(&quot; &quot;;[.F66];1)-1));&quot;&quot;;MAX([.A$7:.A66])+1)" office:value-type="float" office:value="14">
            <text:p>14.00</text:p>
          </table:table-cell>
          <table:table-cell table:style-name="ce27" office:value-type="string">
            <text:p>REG_DMS_CCP-551</text:p>
          </table:table-cell>
          <table:table-cell table:style-name="ce78" office:value-type="float" office:value="1">
            <text:p>1.00</text:p>
          </table:table-cell>
          <table:table-cell table:style-name="ce57" table:formula="of:=CONCATENATE(&quot;WCM&quot;;&quot;/&quot;;[.B67])" office:value-type="string" office:string-value="WCM/REG_DMS_CCP-551">
            <text:p>WCM/REG_DMS_CCP-551</text:p>
          </table:table-cell>
          <table:table-cell table:style-name="ce173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1: Select node</text:p>
          </table:table-cell>
          <table:table-cell table:style-name="ce57" office:value-type="string">
            <text:p>- Login</text:p>
            <text:p>- Go to Sites Explorer → Sites Management</text:p>
            <text:p>- Select acme/web content/sites artifacts/News</text:p>
          </table:table-cell>
          <table:table-cell table:style-name="ce57" office:value-type="string">
            <text:p>Nodes are listed, there's scroll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</table:table-cell>
          <table:table-cell table:number-columns-repeated="245"/>
        </table:table-row>
        <table:table-row table:style-name="ro21">
          <table:table-cell table:style-name="ce67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7" office:value-type="string">
            <text:p>REG_DMS_CCP-551</text:p>
          </table:table-cell>
          <table:table-cell table:style-name="ce78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57" table:formula="of:=CONCATENATE(&quot;WCM&quot;;&quot;/&quot;;[.B68])" office:value-type="string" office:string-value="WCM/REG_DMS_CCP-551">
            <text:p>WCM/REG_DMS_CCP-55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2: Drag &amp; drop node</text:p>
          </table:table-cell>
          <table:table-cell table:style-name="ce57" office:value-type="string">
            <text:p>Try to drag &amp; drop the first node from right pane to the bottom of left pane</text:p>
          </table:table-cell>
          <table:table-cell table:style-name="ce57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</table:table-cell>
          <table:table-cell table:style-name="ce57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19">
          <table:table-cell table:style-name="ce67" table:formula="of:=IF(VALUE(MID([.F69];6;FIND(&quot;:&quot;;[.F69];1)-FIND(&quot; &quot;;[.F69];1)-1))&gt;VALUE(MID([.F68];6;FIND(&quot;:&quot;;[.F68];1)-FIND(&quot; &quot;;[.F68];1)-1));&quot;&quot;;MAX([.A$7:.A68])+1)" office:value-type="float" office:value="15">
            <text:p>15.00</text:p>
          </table:table-cell>
          <table:table-cell table:style-name="ce27" office:value-type="string">
            <text:p>REG_DMS_CCP-546</text:p>
          </table:table-cell>
          <table:table-cell table:style-name="ce78" office:value-type="float" office:value="1">
            <text:p>1.00</text:p>
          </table:table-cell>
          <table:table-cell table:style-name="ce57" table:formula="of:=CONCATENATE(&quot;WCM&quot;;&quot;/&quot;;[.B69])" office:value-type="string" office:string-value="WCM/REG_DMS_CCP-546">
            <text:p>WCM/REG_DMS_CCP-546</text:p>
          </table:table-cell>
          <table:table-cell table:style-name="ce173" office:value-type="string">
            <text:p>Check if tag name can be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21">
          <table:table-cell table:style-name="ce67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7" office:value-type="string">
            <text:p>REG_DMS_CCP-546</text:p>
          </table:table-cell>
          <table:table-cell table:style-name="ce78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57" table:formula="of:=CONCATENATE(&quot;WCM&quot;;&quot;/&quot;;[.B70])" office:value-type="string" office:string-value="WCM/REG_DMS_CCP-546">
            <text:p>WCM/REG_DMS_CCP-546</text:p>
          </table:table-cell>
          <table:table-cell table:style-name="ce57" office:value-type="string">
            <text:p>Check if tag name can be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30 characters</text:p>
            <text:p>- Click Add tags</text:p>
          </table:table-cell>
          <table:table-cell table:style-name="ce57" office:value-type="string">
            <text:p>New tag is added for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19">
          <table:table-cell table:style-name="ce67" table:formula="of:=IF(VALUE(MID([.F71];6;FIND(&quot;:&quot;;[.F71];1)-FIND(&quot; &quot;;[.F71];1)-1))&gt;VALUE(MID([.F70];6;FIND(&quot;:&quot;;[.F70];1)-FIND(&quot; &quot;;[.F70];1)-1));&quot;&quot;;MAX([.A$7:.A70])+1)" office:value-type="float" office:value="16">
            <text:p>16.00</text:p>
          </table:table-cell>
          <table:table-cell table:style-name="ce27" office:value-type="string">
            <text:p>REG_DMS_CCP-546</text:p>
          </table:table-cell>
          <table:table-cell table:style-name="ce78" table:formula="of:=IF(VALUE(MID([.F71];6;FIND(&quot;:&quot;;[.F71];1)-FIND(&quot; &quot;;[.F71];1)-1))&gt;VALUE(MID([.F70];6;FIND(&quot;:&quot;;[.F70];1)-FIND(&quot; &quot;;[.F70];1)-1));[.C70];[.C70]+1)" office:value-type="float" office:value="2">
            <text:p>2.00</text:p>
          </table:table-cell>
          <table:table-cell table:style-name="ce57" table:formula="of:=CONCATENATE(&quot;WCM&quot;;&quot;/&quot;;[.B71])" office:value-type="string" office:string-value="WCM/REG_DMS_CCP-546">
            <text:p>WCM/REG_DMS_CCP-546</text:p>
          </table:table-cell>
          <table:table-cell table:style-name="ce173" office:value-type="string">
            <text:p>Check if tag name can't be over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21">
          <table:table-cell table:style-name="ce67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27" office:value-type="string">
            <text:p>REG_DMS_CCP-546</text:p>
          </table:table-cell>
          <table:table-cell table:style-name="ce78" table:formula="of:=IF(VALUE(MID([.F72];6;FIND(&quot;:&quot;;[.F72];1)-FIND(&quot; &quot;;[.F72];1)-1))&gt;VALUE(MID([.F71];6;FIND(&quot;:&quot;;[.F71];1)-FIND(&quot; &quot;;[.F71];1)-1));[.C71];[.C71]+1)" office:value-type="float" office:value="2">
            <text:p>2.00</text:p>
          </table:table-cell>
          <table:table-cell table:style-name="ce57" table:formula="of:=CONCATENATE(&quot;WCM&quot;;&quot;/&quot;;[.B72])" office:value-type="string" office:string-value="WCM/REG_DMS_CCP-546">
            <text:p>WCM/REG_DMS_CCP-546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57" office:value-type="string">
            <text:p>Show alert messag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3" table:print="false">
        <table:table-column table:style-name="co34" table:default-cell-style-name="Default"/>
        <table:table-column table:style-name="co35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number-columns-repeated="250" table:default-cell-style-name="Default"/>
        <table:table-column table:style-name="co8" table:number-columns-repeated="768" table:default-cell-style-name="Default"/>
        <table:table-row table:style-name="ro26">
          <table:table-cell table:style-name="ce176" office:value-type="string" table:number-columns-spanned="4" table:number-rows-spanned="2">
            <text:p>DMS 2.5.x Regression Tests List on AIO</text:p>
          </table:table-cell>
          <table:covered-table-cell table:style-name="ce176"/>
          <table:covered-table-cell table:style-name="ce176"/>
          <table:covered-table-cell table:style-name="ce188"/>
          <table:table-cell table:style-name="ce188"/>
          <table:table-cell table:style-name="ce187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26">
          <table:covered-table-cell table:style-name="ce177"/>
          <table:covered-table-cell table:style-name="ce177"/>
          <table:covered-table-cell table:style-name="ce177"/>
          <table:covered-table-cell table:style-name="ce188"/>
          <table:table-cell table:style-name="ce188"/>
          <table:covered-table-cell table:style-name="ce191"/>
          <table:table-cell table:number-columns-repeated="1018"/>
        </table:table-row>
        <table:table-row table:style-name="ro27">
          <table:table-cell table:style-name="ce178" office:value-type="string">
            <text:p>Id</text:p>
          </table:table-cell>
          <table:table-cell table:style-name="ce178" office:value-type="string">
            <text:p>Product</text:p>
          </table:table-cell>
          <table:table-cell table:style-name="ce187" office:value-type="string">
            <text:p>Functionality</text:p>
          </table:table-cell>
          <table:table-cell table:style-name="ce187" office:value-type="string">
            <text:p>Bug summary</text:p>
          </table:table-cell>
          <table:table-cell table:style-name="ce187" office:value-type="string">
            <text:p>Product bugID</text:p>
          </table:table-cell>
          <table:covered-table-cell table:style-name="ce191"/>
          <table:table-cell table:number-columns-repeated="1018"/>
        </table:table-row>
        <table:table-row table:style-name="ro7">
          <table:table-cell table:style-name="ce48" office:value-type="string">
            <text:p>REG_DMS_CCP-113</text:p>
          </table:table-cell>
          <table:table-cell table:style-name="ce182" office:value-type="string">
            <text:p>DMS</text:p>
          </table:table-cell>
          <table:table-cell table:style-name="ce182" office:value-type="string">
            <text:p>DMS</text:p>
          </table:table-cell>
          <table:table-cell table:style-name="ce56" office:value-type="string">
            <text:p>Can not download an uploaded document in PCV portlet </text:p>
          </table:table-cell>
          <table:table-cell table:style-name="ce189" office:value-type="string">
            <text:p>ECM-4483</text:p>
          </table:table-cell>
          <table:table-cell table:style-name="ce192" table:formula="of:=SUMPRODUCT((['Bugs_v1.6.1'.B$7:'Bugs_v1.6.1'.B$977]=[.$A4])*(['Bugs_v1.6.1'.A$7:'Bugs_v1.6.1'.A$977]&lt;&gt;&quot;&quot;))" office:value-type="float" office:value="1">
            <text:p>1</text:p>
          </table:table-cell>
          <table:table-cell table:style-name="ce196" office:value-type="string">
            <text:p>1.6.1</text:p>
          </table:table-cell>
          <table:table-cell table:style-name="ce198" table:number-columns-repeated="244"/>
          <table:table-cell table:style-name="ce200" table:number-columns-repeated="773"/>
        </table:table-row>
        <table:table-row table:style-name="ro3">
          <table:table-cell table:style-name="ce179" office:value-type="string">
            <text:p>REG_DMS_CCP-311</text:p>
          </table:table-cell>
          <table:table-cell table:style-name="ce183" office:value-type="string">
            <text:p>DMS</text:p>
          </table:table-cell>
          <table:table-cell table:style-name="ce183" office:value-type="string">
            <text:p>Search</text:p>
          </table:table-cell>
          <table:table-cell table:style-name="ce179" office:value-type="string">
            <text:p>Add research for nodes in the simple search of File Explorer</text:p>
          </table:table-cell>
          <table:table-cell table:style-name="ce179" office:value-type="string">
            <text:p>ECM-5331</text:p>
          </table:table-cell>
          <table:table-cell table:style-name="ce193" table:formula="of:=SUMPRODUCT((['Bugs_v1.6.5'.B$7:'Bugs_v1.6.5'.B$867]=[.$A5])*(['Bugs_v1.6.5'.A$7:'Bugs_v1.6.5'.A$867]&lt;&gt;&quot;&quot;))" office:value-type="float" office:value="2">
            <text:p>2</text:p>
          </table:table-cell>
          <table:table-cell table:style-name="ce196" office:value-type="string">
            <text:p>1.6.5</text:p>
          </table:table-cell>
          <table:table-cell table:style-name="ce197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331</text:p>
          </table:table-cell>
          <table:table-cell table:style-name="ce184" office:value-type="string">
            <text:p>DMS</text:p>
          </table:table-cell>
          <table:table-cell table:style-name="ce184" office:value-type="string">
            <text:p>Taxonomy</text:p>
          </table:table-cell>
          <table:table-cell table:style-name="ce164" office:value-type="string">
            <text:p>Access denied when we try to delete a taxonomy tree</text:p>
          </table:table-cell>
          <table:table-cell table:style-name="ce164" office:value-type="string">
            <text:p>ECM-5409</text:p>
          </table:table-cell>
          <table:table-cell table:style-name="ce194" table:formula="of:=SUMPRODUCT((['Bugs_v1.6.5'.B$7:'Bugs_v1.6.5'.B$867]=[.$A6])*(['Bugs_v1.6.5'.A$7:'Bugs_v1.6.5'.A$867]&lt;&gt;&quot;&quot;))" office:value-type="float" office:value="1">
            <text:p>1</text:p>
          </table:table-cell>
          <table:table-cell table:style-name="ce197" table:number-columns-repeated="245"/>
          <table:table-cell table:number-columns-repeated="773"/>
        </table:table-row>
        <table:table-row table:style-name="ro28">
          <table:table-cell table:style-name="ce27" office:value-type="string">
            <text:p>REG_DMS_CCP-393</text:p>
          </table:table-cell>
          <table:table-cell table:style-name="ce184" office:value-type="string">
            <text:p>DMS</text:p>
          </table:table-cell>
          <table:table-cell table:style-name="ce184" office:value-type="string">
            <text:p>DMS</text:p>
          </table:table-cell>
          <table:table-cell table:style-name="ce184" office:value-type="string">
            <text:p><text:span text:style-name="T5">Secours Catholique : DMS tickets backport</text:span></text:p>
            <text:p><text:span text:style-name="T6">The day of the month in the calendar pop-up is not translated to French</text:span></text:p>
          </table:table-cell>
          <table:table-cell table:style-name="ce164" office:value-type="string">
            <text:p>ECM-5382</text:p>
          </table:table-cell>
          <table:table-cell table:style-name="ce194" table:formula="of:=SUMPRODUCT((['Bugs_v1.6.5'.B$7:'Bugs_v1.6.5'.B$867]=[.$A7])*(['Bugs_v1.6.5'.A$7:'Bugs_v1.6.5'.A$867]&lt;&gt;&quot;&quot;))" office:value-type="float" office:value="2">
            <text:p>2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51" office:value-type="string">
            <text:p>REG_DMS_CCP-401</text:p>
          </table:table-cell>
          <table:table-cell table:style-name="ce185" office:value-type="string">
            <text:p>ECM</text:p>
          </table:table-cell>
          <table:table-cell table:style-name="ce185" office:value-type="string">
            <text:p>ECM</text:p>
          </table:table-cell>
          <table:table-cell table:style-name="ce51" office:value-type="string">
            <text:p>Problem when double clicking on node in the file explorer (with IE7)</text:p>
          </table:table-cell>
          <table:table-cell table:style-name="ce51" office:value-type="string">
            <text:p>ECM-5450</text:p>
          </table:table-cell>
          <table:table-cell table:style-name="ce195" table:formula="of:=SUMPRODUCT((['Bugs_v1.6.6'.B$7:'Bugs_v1.6.6'.B$960]=[.$A8])*(['Bugs_v1.6.6'.A$7:'Bugs_v1.6.6'.A$960]&lt;&gt;&quot;&quot;))" office:value-type="float" office:value="1">
            <text:p>1</text:p>
          </table:table-cell>
          <table:table-cell table:style-name="ce196" office:value-type="string">
            <text:p>1.6.6</text:p>
          </table:table-cell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DMS-001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6" office:value-type="string">
            <text:p>Exception while viewing metadata</text:p>
          </table:table-cell>
          <table:table-cell table:style-name="ce27" office:value-type="string">
            <text:p>ECM-5457</text:p>
          </table:table-cell>
          <table:table-cell table:style-name="ce194" table:formula="of:=SUMPRODUCT((['Bugs_v1.6.6'.B$7:'Bugs_v1.6.6'.B$960]=[.$A9])*(['Bugs_v1.6.6'.A$7:'Bugs_v1.6.6'.A$960]&lt;&gt;&quot;&quot;))" office:value-type="float" office:value="1">
            <text:p>1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DMS-002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6" office:value-type="string">
            <text:p>Can not delete workspace after viewing</text:p>
          </table:table-cell>
          <table:table-cell table:style-name="ce27" office:value-type="string">
            <text:p>ECM-4238</text:p>
          </table:table-cell>
          <table:table-cell table:style-name="ce194" table:formula="of:=SUMPRODUCT((['Bugs_v1.6.6'.B$7:'Bugs_v1.6.6'.B$960]=[.$A10])*(['Bugs_v1.6.6'.A$7:'Bugs_v1.6.6'.A$960]&lt;&gt;&quot;&quot;))" office:value-type="float" office:value="1">
            <text:p>1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DMS-003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6" office:value-type="string">
            <text:p>Change permission of a document failed</text:p>
          </table:table-cell>
          <table:table-cell table:style-name="ce27" office:value-type="string">
            <text:p>ECM-5461</text:p>
          </table:table-cell>
          <table:table-cell table:style-name="ce194" table:formula="of:=SUMPRODUCT((['Bugs_v1.6.6'.B$7:'Bugs_v1.6.6'.B$960]=[.$A11])*(['Bugs_v1.6.6'.A$7:'Bugs_v1.6.6'.A$960]&lt;&gt;&quot;&quot;))" office:value-type="float" office:value="1">
            <text:p>1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CCP-481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6" office:value-type="string">
            <text:p>The read:any right is given for every new Workspace</text:p>
          </table:table-cell>
          <table:table-cell table:style-name="ce27" office:value-type="string">
            <text:p>ECM-5478</text:p>
          </table:table-cell>
          <table:table-cell table:style-name="ce194" table:formula="of:=SUMPRODUCT((['Bugs_v1.6.6'.B$7:'Bugs_v1.6.6'.B$960]=[.$A12])*(['Bugs_v1.6.6'.A$7:'Bugs_v1.6.6'.A$960]&lt;&gt;&quot;&quot;))" office:value-type="float" office:value="1">
            <text:p>1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CCP-484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6" office:value-type="string">
            <text:p>The UIOneNodePathSelector must hide the children in the left Panel</text:p>
          </table:table-cell>
          <table:table-cell table:style-name="ce27" office:value-type="string">
            <text:p>ECM-5480</text:p>
          </table:table-cell>
          <table:table-cell table:style-name="ce194" table:formula="of:=SUMPRODUCT((['Bugs_v1.6.6'.B$7:'Bugs_v1.6.6'.B$960]=[.$A13])*(['Bugs_v1.6.6'.A$7:'Bugs_v1.6.6'.A$960]&lt;&gt;&quot;&quot;))" office:value-type="float" office:value="1">
            <text:p>1</text:p>
          </table:table-cell>
          <table:table-cell table:style-name="ce181" table:number-columns-repeated="245"/>
          <table:table-cell table:number-columns-repeated="773"/>
        </table:table-row>
        <table:table-row table:style-name="ro8">
          <table:table-cell table:style-name="ce27" office:value-type="string">
            <text:p>REG_DMS_CCP-403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27"/>
          <table:table-cell table:style-name="ce194" table:formula="of:=SUMPRODUCT((['Bugs_v1.6.6'.B$7:'Bugs_v1.6.6'.B$960]=[.$A14])*(['Bugs_v1.6.6'.A$7:'Bugs_v1.6.6'.A$960]&lt;&gt;&quot;&quot;))" office:value-type="float" office:value="1">
            <text:p>1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CCP-449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3" office:value-type="string">
            <text:p>ECM-5471</text:p>
          </table:table-cell>
          <table:table-cell table:style-name="ce194" table:formula="of:=SUMPRODUCT((['Bugs_v1.6.6'.B$7:'Bugs_v1.6.6'.B$960]=[.$A15])*(['Bugs_v1.6.6'.A$7:'Bugs_v1.6.6'.A$960]&lt;&gt;&quot;&quot;))" office:value-type="float" office:value="1">
            <text:p>1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DMS-004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194" table:formula="of:=SUMPRODUCT((['Bugs_v1.6.6'.B$7:'Bugs_v1.6.6'.B$960]=[.$A16])*(['Bugs_v1.6.6'.A$7:'Bugs_v1.6.6'.A$960]&lt;&gt;&quot;&quot;))" office:value-type="float" office:value="2">
            <text:p>2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DMS-005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190" office:value-type="string">
            <text:p>WF-89</text:p>
          </table:table-cell>
          <table:table-cell table:style-name="ce194" table:formula="of:=SUMPRODUCT((['Bugs_v1.6.6'.B$7:'Bugs_v1.6.6'.B$960]=[.$A17])*(['Bugs_v1.6.6'.A$7:'Bugs_v1.6.6'.A$960]&lt;&gt;&quot;&quot;))" office:value-type="float" office:value="1">
            <text:p>1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51" office:value-type="string">
            <text:p>REG_DMS_CCP-342</text:p>
          </table:table-cell>
          <table:table-cell table:style-name="ce51" office:value-type="string">
            <text:p>ECM</text:p>
          </table:table-cell>
          <table:table-cell table:style-name="ce51" office:value-type="string">
            <text:p>ECM</text:p>
          </table:table-cell>
          <table:table-cell table:style-name="ce51" office:value-type="string">
            <text:p>Check the name of document author</text:p>
          </table:table-cell>
          <table:table-cell table:style-name="ce51" office:value-type="string">
            <text:p>ECM-5440</text:p>
          </table:table-cell>
          <table:table-cell table:style-name="ce195" table:formula="of:=SUMPRODUCT((['Bugs_v1.6.7'.B$7:'Bugs_v1.6.7'.B$959]=[.$A18])*(['Bugs_v1.6.7'.A$7:'Bugs_v1.6.7'.A$959]&lt;&gt;&quot;&quot;))" office:value-type="float" office:value="1">
            <text:p>1</text:p>
          </table:table-cell>
          <table:table-cell table:style-name="ce196" office:value-type="string">
            <text:p>1.6.7</text:p>
          </table:table-cell>
          <table:table-cell table:style-name="ce199" table:number-columns-repeated="244"/>
          <table:table-cell table:style-name="ce201" table:number-columns-repeated="773"/>
        </table:table-row>
        <table:table-row table:style-name="ro7">
          <table:table-cell table:style-name="ce27" office:value-type="string">
            <text:p>REG_DMS_CCP-419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</table:table-cell>
          <table:table-cell table:style-name="ce194" table:formula="of:=SUMPRODUCT((['Bugs_v1.6.7'.B$7:'Bugs_v1.6.7'.B$959]=[.$A19])*(['Bugs_v1.6.7'.A$7:'Bugs_v1.6.7'.A$959]&lt;&gt;&quot;&quot;))" office:value-type="float" office:value="1">
            <text:p>1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23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style-name="ce27" office:value-type="string">
            <text:p>ECM-5476</text:p>
          </table:table-cell>
          <table:table-cell table:style-name="ce194" table:formula="of:=SUMPRODUCT((['Bugs_v1.6.7'.B$7:'Bugs_v1.6.7'.B$959]=[.$A20])*(['Bugs_v1.6.7'.A$7:'Bugs_v1.6.7'.A$959]&lt;&gt;&quot;&quot;))" office:value-type="float" office:value="1">
            <text:p>1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08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Sort document by modified date &amp; Creation date does not work</text:p>
          </table:table-cell>
          <table:table-cell table:style-name="ce27" office:value-type="string">
            <text:p>ECM-5485</text:p>
          </table:table-cell>
          <table:table-cell table:style-name="ce194" table:formula="of:=SUMPRODUCT((['Bugs_v1.6.7'.B$7:'Bugs_v1.6.7'.B$959]=[.$A21])*(['Bugs_v1.6.7'.A$7:'Bugs_v1.6.7'.A$959]&lt;&gt;&quot;&quot;))" office:value-type="float" office:value="2">
            <text:p>2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32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Can't delete a web content created in a category from the web contents folder</text:p>
          </table:table-cell>
          <table:table-cell table:style-name="ce27" office:value-type="string">
            <text:p>ECM-5519</text:p>
          </table:table-cell>
          <table:table-cell table:style-name="ce194" table:formula="of:=SUMPRODUCT((['Bugs_v1.6.7'.B$7:'Bugs_v1.6.7'.B$959]=[.$A22])*(['Bugs_v1.6.7'.A$7:'Bugs_v1.6.7'.A$959]&lt;&gt;&quot;&quot;))" office:value-type="float" office:value="1">
            <text:p>1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29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Problems after importing documents with version history</text:p>
          </table:table-cell>
          <table:table-cell table:style-name="ce27" office:value-type="string">
            <text:p>ECM-5489</text:p>
          </table:table-cell>
          <table:table-cell table:style-name="ce194" table:formula="of:=SUMPRODUCT((['Bugs_v1.6.7'.B$7:'Bugs_v1.6.7'.B$959]=[.$A23])*(['Bugs_v1.6.7'.A$7:'Bugs_v1.6.7'.A$959]&lt;&gt;&quot;&quot;))" office:value-type="float" office:value="2">
            <text:p>2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29">
          <table:table-cell table:style-name="ce27" office:value-type="string">
            <text:p>REG_DMS_CCP-511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Edit french message of path-not-found</text:p>
          </table:table-cell>
          <table:table-cell table:style-name="ce27" office:value-type="string">
            <text:p>ECM-5486</text:p>
          </table:table-cell>
          <table:table-cell table:style-name="ce194" table:formula="of:=SUMPRODUCT((['Bugs_v1.6.7'.B$7:'Bugs_v1.6.7'.B$959]=[.$A24])*(['Bugs_v1.6.7'.A$7:'Bugs_v1.6.7'.A$959]&lt;&gt;&quot;&quot;))" office:value-type="float" office:value="1">
            <text:p>1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619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Content browser refresh after adding or deleting a folder</text:p>
          </table:table-cell>
          <table:table-cell table:style-name="ce27" office:value-type="string">
            <text:p>ECM-5486</text:p>
          </table:table-cell>
          <table:table-cell table:style-name="ce194" table:formula="of:=SUMPRODUCT((['Bugs_v1.6.7'.B$7:'Bugs_v1.6.7'.B$959]=[.$A25])*(['Bugs_v1.6.7'.A$7:'Bugs_v1.6.7'.A$959]&lt;&gt;&quot;&quot;))" office:value-type="float" office:value="2">
            <text:p>2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21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ListView generate a ConcurrentAccessModificationException</text:p>
          </table:table-cell>
          <table:table-cell table:style-name="ce27" office:value-type="string">
            <text:p>ECM-5475</text:p>
          </table:table-cell>
          <table:table-cell table:style-name="ce194" table:formula="of:=SUMPRODUCT((['Bugs_v1.6.7'.B$7:'Bugs_v1.6.7'.B$959]=[.$A26])*(['Bugs_v1.6.7'.A$7:'Bugs_v1.6.7'.A$959]&lt;&gt;&quot;&quot;))" office:value-type="float" office:value="1">
            <text:p>1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53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Bad behavior of page iterator in JCR explorer</text:p>
          </table:table-cell>
          <table:table-cell table:style-name="ce27" office:value-type="string">
            <text:p>ECM-5502</text:p>
          </table:table-cell>
          <table:table-cell table:style-name="ce194" table:formula="of:=SUMPRODUCT((['Bugs_v1.6.7'.B$7:'Bugs_v1.6.7'.B$959]=[.$A27])*(['Bugs_v1.6.7'.A$7:'Bugs_v1.6.7'.A$959]&lt;&gt;&quot;&quot;))" office:value-type="float" office:value="1">
            <text:p>1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8">
          <table:table-cell table:style-name="ce27" office:value-type="string">
            <text:p>REG_DMS_CCP-551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194" table:formula="of:=SUMPRODUCT((['Bugs_v1.6.7'.B$7:'Bugs_v1.6.7'.B$959]=[.$A28])*(['Bugs_v1.6.7'.A$7:'Bugs_v1.6.7'.A$959]&lt;&gt;&quot;&quot;))" office:value-type="float" office:value="1">
            <text:p>1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46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Modify the length value of tag name</text:p>
          </table:table-cell>
          <table:table-cell table:style-name="ce27" office:value-type="string">
            <text:p>ECM-5517</text:p>
          </table:table-cell>
          <table:table-cell table:style-name="ce194" table:formula="of:=SUMPRODUCT((['Bugs_v1.6.7'.B$7:'Bugs_v1.6.7'.B$959]=[.$A29])*(['Bugs_v1.6.7'.A$7:'Bugs_v1.6.7'.A$959]&lt;&gt;&quot;&quot;))" office:value-type="float" office:value="2">
            <text:p>2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30">
          <table:table-cell table:style-name="ce180" office:value-type="string" table:number-columns-spanned="5" table:number-rows-spanned="1">
            <text:p>Total</text:p>
          </table:table-cell>
          <table:covered-table-cell table:style-name="ce186"/>
          <table:covered-table-cell table:style-name="ce186"/>
          <table:covered-table-cell table:style-name="ce186"/>
          <table:covered-table-cell table:style-name="ce184"/>
          <table:table-cell table:style-name="ce180" table:formula="of:=SUM([.F4:.F29])" office:value-type="float" office:value="33">
            <text:p>33</text:p>
          </table:table-cell>
          <table:table-cell table:style-name="ce181" table:number-columns-repeated="245"/>
          <table:table-cell table:number-columns-repeated="773"/>
        </table:table-row>
        <table:table-row table:style-name="ro1" table:number-rows-repeated="65507">
          <table:table-cell table:style-name="ce181" table:number-columns-repeated="251"/>
          <table:table-cell table:number-columns-repeated="773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1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1'.$G$13" table:expression="$#REF!.$B$7:$H$64"/>
        <table:named-expression table:name="Cont_12" table:base-cell-address="$'Bugs_v1.6.1'.$G$47" table:expression="$#REF!.$B$73:$H$76"/>
        <table:named-expression table:name="Cont_13" table:base-cell-address="$'Bugs_v1.6.5'.$A$99" table:expression="$#REF!.$B$77:$H$114"/>
        <table:named-expression table:name="Cont_14" table:base-cell-address="$'Bugs_v1.6.1'.$B$120" table:expression="$#REF!.$B$115:$H$189"/>
        <table:named-expression table:name="Cont_15" table:base-cell-address="$'Bugs_v1.6.1'.$G$119" table:expression="$#REF!.$B$190:$H$341"/>
        <table:named-expression table:name="Cont_16" table:base-cell-address="$'Bugs_v1.6.5'.$A$268" table:expression="$#REF!.$B$348:$H$413"/>
        <table:named-expression table:name="Cont_17" table:base-cell-address="$'Bugs_v1.6.1'.$G$188" table:expression="$#REF!.$B$414:$H$423"/>
        <table:named-expression table:name="Cont_18" table:base-cell-address="$'Bugs_v1.6.1'.$G$189" table:expression="$#REF!.$B$424:$H$477"/>
        <table:named-expression table:name="Cont_19" table:base-cell-address="$'Bugs_v1.6.1'.$A$240" table:expression="$#REF!.$B$478:$H$505"/>
        <table:named-expression table:name="Cont_20" table:base-cell-address="$'Bugs_v1.6.5'.$B$389" table:expression="$#REF!.$B$506:$H$538"/>
        <table:named-expression table:name="Cont_21" table:base-cell-address="$'Bugs_v1.6.1'.$G$273" table:expression="$#REF!.$B$548:$H$564"/>
        <table:named-expression table:name="Cont_22" table:base-cell-address="$'Bugs_v1.6.1'.$A$325" table:expression="$#REF!.$B$565:$H$612"/>
        <table:named-expression table:name="Cont_23" table:base-cell-address="$'Bugs_v1.6.5'.$G$13" table:expression="$#REF!.$B$7:$H$14"/>
        <table:named-expression table:name="Cont_24" table:base-cell-address="$'Bugs_v1.6.5'.$G$25" table:expression="$#REF!.$B$15:$H$20"/>
        <table:named-expression table:name="Cont_25" table:base-cell-address="$'Bugs_v1.6.5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5'.$G$40" table:expression="$#REF!.$B$43:$H$53"/>
        <table:named-expression table:name="Cont_29" table:base-cell-address="$'Bugs_v1.6.5'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'Bugs_v1.6.1'.$H$14" table:expression="$#REF!.$E$13:$H$14"/>
        <table:named-expression table:name="Add_contact" table:base-cell-address="$'Bugs_v1.6.5'.$H$9" table:expression="$#REF!.$E$7:$H$9"/>
        <table:named-expression table:name="Share_address" table:base-cell-address="$'Bugs_v1.6.1'.$H$124" table:expression="$#REF!.$E$113:$H$126"/>
        <table:named-expression table:name="Share_address_togroup" table:base-cell-address="$'Bugs_v1.6.1'.$H$146" table:expression="$#REF!.$E$139:$H$148"/>
        <table:named-expression table:name="Share_address_touser" table:base-cell-address="$'Bugs_v1.6.1'.$H$124" table:expression="$#REF!.$E$110:$H$126"/>
        <table:named-expression table:name="Export_address" table:base-cell-address="$'Bugs_v1.6.1'.$H$174" table:expression="$#REF!.$E$174:$H$176"/>
        <table:named-expression table:name="Share_contact_touser" table:base-cell-address="$'Bugs_v1.6.5'.$H$450" table:expression="$#REF!.$E$433:$H$444"/>
        <table:named-expression table:name="Share_contact_togroup" table:base-cell-address="$'Bugs_v1.6.5'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'Bugs_v1.6.5'.$H$493" table:expression="$#REF!.$E$478:$H$487"/>
        <table:named-expression table:name="Export_contact" table:base-cell-address="$'Bugs_v1.6.5'.$H$422" table:expression="$#REF!.$E$414:$H$416"/>
        <table:named-expression table:name="Import_address" table:base-cell-address="$'Bugs_v1.6.1'.$H$213" table:expression="$#REF!.$E$209:$H$212"/>
        <table:named-expression table:name="Move_contact" table:base-cell-address="$'Bugs_v1.6.5'.$H$118" table:expression="$#REF!.$E$115:$H$118"/>
        <table:named-expression table:name="Copy_paste_contact" table:base-cell-address="$'Bugs_v1.6.5'.$H$349" table:expression="$#REF!.$E$342:$H$343"/>
        <table:named-expression table:name="Draf_drop_contact" table:base-cell-address="$'Bugs_v1.6.5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4:0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hanhly </dc:creator>
    <dc:date>2010-12-27T14:04:02</dc:date>
    <meta:print-date>2008-06-17T00:45:47</meta:print-date>
    <dc:language>en-US</dc:language>
    <meta:editing-cycles>884</meta:editing-cycles>
    <meta:editing-duration>PT361H21M27S</meta:editing-duration>
    <meta:document-statistic meta:table-count="7" meta:cell-count="1662" meta:object-count="1"/>
    <meta:user-defined meta:name="Info 1"/>
    <meta:user-defined meta:name="Info 2"/>
    <meta:user-defined meta:name="Info 3"/>
    <meta:user-defined meta:name="Info 4"/>
  </office:meta>
</office:document-meta>
</file>